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indent="0.5in">
        <style:tab-stops>
          <style:tab-stop style:type="center" style:position="3.3333in"/>
          <style:tab-stop style:type="right" style:position="6.5972in"/>
        </style:tab-stops>
      </style:paragraph-properties>
    </style:style>
    <style:style style:name="P2"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3"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4" style:parent-style-name="Normal" style:family="paragraph">
      <style:paragraph-properties fo:text-align="center">
        <style:tab-stops>
          <style:tab-stop style:type="center" style:position="3.3333in"/>
          <style:tab-stop style:type="right" style:position="6.5972in"/>
        </style:tab-stops>
      </style:paragraph-properties>
      <style:text-properties style:font-name="Times New Roman"/>
    </style:style>
    <style:style style:name="P5" style:parent-style-name="Normal" style:family="paragraph">
      <style:paragraph-properties fo:text-align="center">
        <style:tab-stops>
          <style:tab-stop style:type="center" style:position="3.3333in"/>
          <style:tab-stop style:type="right" style:position="6.5972in"/>
        </style:tab-stops>
      </style:paragraph-properties>
      <style:text-properties style:font-name="Times New Roman"/>
    </style:style>
    <style:style style:name="P6" style:parent-style-name="Título5" style:family="paragraph">
      <style:paragraph-properties fo:text-align="center">
        <style:tab-stops>
          <style:tab-stop style:type="center" style:position="3.3333in"/>
          <style:tab-stop style:type="right" style:position="6.5972in"/>
        </style:tab-stops>
      </style:paragraph-properties>
    </style:style>
    <style:style style:name="T7" style:parent-style-name="Fonteparág.padrão" style:family="text">
      <style:text-properties fo:font-size="18pt" style:font-size-asian="18pt" style:font-size-complex="18pt"/>
    </style:style>
    <style:style style:name="P8" style:parent-style-name="Normal" style:family="paragraph">
      <style:paragraph-properties fo:text-align="center">
        <style:tab-stops>
          <style:tab-stop style:type="center" style:position="3.3333in"/>
          <style:tab-stop style:type="right" style:position="6.5972in"/>
        </style:tab-stops>
      </style:paragraph-properties>
    </style:style>
    <style:style style:name="P9" style:parent-style-name="Normal" style:family="paragraph">
      <style:paragraph-properties fo:text-align="center">
        <style:tab-stops>
          <style:tab-stop style:type="center" style:position="3.3333in"/>
          <style:tab-stop style:type="right" style:position="6.5972in"/>
        </style:tab-stops>
      </style:paragraph-properties>
    </style:style>
    <style:style style:name="P10" style:parent-style-name="Normal" style:family="paragraph">
      <style:paragraph-properties fo:text-align="center">
        <style:tab-stops>
          <style:tab-stop style:type="center" style:position="3.3333in"/>
          <style:tab-stop style:type="right" style:position="6.5972in"/>
        </style:tab-stops>
      </style:paragraph-properties>
      <style:text-properties style:font-name="Times New Roman"/>
    </style:style>
    <style:style style:name="P11"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2"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3"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4" style:parent-style-name="Título2" style:family="paragraph">
      <style:paragraph-properties>
        <style:tab-stops>
          <style:tab-stop style:type="center" style:position="3.3333in"/>
          <style:tab-stop style:type="right" style:position="6.5972in"/>
        </style:tab-stops>
      </style:paragraph-properties>
    </style:style>
    <style:style style:name="P15"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6"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7" style:parent-style-name="Título2" style:family="paragraph">
      <style:paragraph-properties>
        <style:tab-stops>
          <style:tab-stop style:type="center" style:position="3.3333in"/>
          <style:tab-stop style:type="right" style:position="6.5972in"/>
        </style:tab-stops>
      </style:paragraph-properties>
    </style:style>
    <style:style style:name="P18"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9"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0" style:parent-style-name="Normal" style:family="paragraph">
      <style:paragraph-properties fo:text-indent="0.5in">
        <style:tab-stops>
          <style:tab-stop style:type="center" style:position="3.3333in"/>
          <style:tab-stop style:type="right" style:position="6.5972in"/>
        </style:tab-stops>
      </style:paragraph-properties>
    </style:style>
    <style:style style:name="P21"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2"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3"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T24" style:parent-style-name="Fonteparág.padrão" style:family="text">
      <style:text-properties fo:font-weight="bold" style:font-weight-asian="bold" style:font-weight-complex="bold"/>
    </style:style>
    <style:style style:name="P25"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6" style:parent-style-name="Normal" style:family="paragraph">
      <style:paragraph-properties fo:text-indent="0.5in">
        <style:tab-stops>
          <style:tab-stop style:type="center" style:position="3.3333in"/>
          <style:tab-stop style:type="right" style:position="6.5972in"/>
        </style:tab-stops>
      </style:paragraph-properties>
    </style:style>
    <style:style style:name="P27"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8"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9"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30" style:parent-style-name="Normal" style:family="paragraph">
      <style:paragraph-properties fo:text-indent="0.5in">
        <style:tab-stops>
          <style:tab-stop style:type="center" style:position="3.3333in"/>
          <style:tab-stop style:type="right" style:position="6.5972in"/>
        </style:tab-stops>
      </style:paragraph-properties>
    </style:style>
    <style:style style:name="P31"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32"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33"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34" style:parent-style-name="Normal" style:family="paragraph">
      <style:paragraph-properties fo:text-indent="0.5in">
        <style:tab-stops>
          <style:tab-stop style:type="center" style:position="3.3333in"/>
          <style:tab-stop style:type="right" style:position="6.5972in"/>
        </style:tab-stops>
      </style:paragraph-properties>
    </style:style>
    <style:style style:name="P35"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36"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37" style:parent-style-name="Normal" style:family="paragraph">
      <style:paragraph-properties fo:text-indent="0.5in">
        <style:tab-stops>
          <style:tab-stop style:type="center" style:position="3.3333in"/>
          <style:tab-stop style:type="right" style:position="6.5972in"/>
        </style:tab-stops>
      </style:paragraph-properties>
    </style:style>
    <style:style style:name="P38"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39"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40"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41" style:parent-style-name="Normal" style:family="paragraph">
      <style:paragraph-properties fo:text-indent="0.5in">
        <style:tab-stops>
          <style:tab-stop style:type="center" style:position="3.3333in"/>
          <style:tab-stop style:type="right" style:position="6.5972in"/>
        </style:tab-stops>
      </style:paragraph-properties>
    </style:style>
    <style:style style:name="P42"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43"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44"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45" style:parent-style-name="Normal" style:family="paragraph">
      <style:paragraph-properties fo:text-indent="0.5in">
        <style:tab-stops>
          <style:tab-stop style:type="center" style:position="3.3333in"/>
          <style:tab-stop style:type="right" style:position="6.5972in"/>
        </style:tab-stops>
      </style:paragraph-properties>
    </style:style>
    <style:style style:name="P46"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47"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48"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49" style:parent-style-name="Normal" style:family="paragraph">
      <style:paragraph-properties fo:text-indent="0.5in">
        <style:tab-stops>
          <style:tab-stop style:type="center" style:position="3.3333in"/>
          <style:tab-stop style:type="right" style:position="6.5972in"/>
        </style:tab-stops>
      </style:paragraph-properties>
    </style:style>
    <style:style style:name="P50"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51"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52"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53" style:parent-style-name="Normal" style:family="paragraph">
      <style:paragraph-properties fo:text-indent="0.5in">
        <style:tab-stops>
          <style:tab-stop style:type="center" style:position="3.3333in"/>
          <style:tab-stop style:type="right" style:position="6.5972in"/>
        </style:tab-stops>
      </style:paragraph-properties>
    </style:style>
    <style:style style:name="P54"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55"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56" style:parent-style-name="Normal" style:family="paragraph">
      <style:paragraph-properties fo:text-indent="0.5in">
        <style:tab-stops>
          <style:tab-stop style:type="center" style:position="3.3333in"/>
          <style:tab-stop style:type="right" style:position="6.5972in"/>
        </style:tab-stops>
      </style:paragraph-properties>
    </style:style>
    <style:style style:name="P57"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58"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T59" style:parent-style-name="Fonteparág.padrão" style:family="text">
      <style:text-properties fo:font-weight="bold" style:font-weight-asian="bold" style:font-weight-complex="bold"/>
    </style:style>
    <style:style style:name="P60"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61"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62" style:parent-style-name="Normal" style:family="paragraph">
      <style:paragraph-properties fo:text-indent="0.5in">
        <style:tab-stops>
          <style:tab-stop style:type="center" style:position="3.3333in"/>
          <style:tab-stop style:type="right" style:position="6.5972in"/>
        </style:tab-stops>
      </style:paragraph-properties>
    </style:style>
    <style:style style:name="P63"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64"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T65" style:parent-style-name="Fonteparág.padrão" style:family="text">
      <style:text-properties fo:font-weight="bold" style:font-weight-asian="bold" style:font-weight-complex="bold"/>
    </style:style>
    <style:style style:name="P66"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67"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68" style:parent-style-name="Normal" style:family="paragraph">
      <style:paragraph-properties fo:text-indent="0.5in">
        <style:tab-stops>
          <style:tab-stop style:type="center" style:position="3.3333in"/>
          <style:tab-stop style:type="right" style:position="6.5972in"/>
        </style:tab-stops>
      </style:paragraph-properties>
    </style:style>
    <style:style style:name="P69"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70"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71" style:parent-style-name="Normal" style:family="paragraph">
      <style:paragraph-properties fo:text-indent="0.5in">
        <style:tab-stops>
          <style:tab-stop style:type="center" style:position="3.3333in"/>
          <style:tab-stop style:type="right" style:position="6.5972in"/>
        </style:tab-stops>
      </style:paragraph-properties>
    </style:style>
    <style:style style:name="P72" style:parent-style-name="Normal" style:family="paragraph">
      <style:paragraph-properties fo:text-indent="0.5in">
        <style:tab-stops>
          <style:tab-stop style:type="center" style:position="3.3333in"/>
          <style:tab-stop style:type="right" style:position="6.5972in"/>
        </style:tab-stops>
      </style:paragraph-properties>
    </style:style>
    <style:style style:name="P73" style:parent-style-name="Normal" style:family="paragraph">
      <style:paragraph-properties fo:text-indent="0.5in">
        <style:tab-stops>
          <style:tab-stop style:type="center" style:position="3.3333in"/>
          <style:tab-stop style:type="right" style:position="6.5972in"/>
        </style:tab-stops>
      </style:paragraph-properties>
    </style:style>
    <style:style style:name="P74"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75"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76"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77"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78" style:parent-style-name="Normal" style:family="paragraph">
      <style:paragraph-properties fo:text-indent="0.5in">
        <style:tab-stops>
          <style:tab-stop style:type="center" style:position="3.3333in"/>
          <style:tab-stop style:type="right" style:position="6.5972in"/>
        </style:tab-stops>
      </style:paragraph-properties>
    </style:style>
    <style:style style:name="P79"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80"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81"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82" style:parent-style-name="Normal" style:family="paragraph">
      <style:paragraph-properties fo:text-indent="0.5in">
        <style:tab-stops>
          <style:tab-stop style:type="center" style:position="3.3333in"/>
          <style:tab-stop style:type="right" style:position="6.5972in"/>
        </style:tab-stops>
      </style:paragraph-properties>
    </style:style>
    <style:style style:name="P83"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84"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85"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86"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87" style:parent-style-name="Normal" style:family="paragraph">
      <style:paragraph-properties fo:text-indent="0.5in">
        <style:tab-stops>
          <style:tab-stop style:type="center" style:position="3.3333in"/>
          <style:tab-stop style:type="right" style:position="6.5972in"/>
        </style:tab-stops>
      </style:paragraph-properties>
    </style:style>
    <style:style style:name="P88" style:parent-style-name="Normal" style:family="paragraph">
      <style:paragraph-properties fo:text-align="justify">
        <style:tab-stops>
          <style:tab-stop style:type="center" style:position="3.3333in"/>
          <style:tab-stop style:type="right" style:position="6.5972in"/>
        </style:tab-stops>
      </style:paragraph-properties>
    </style:style>
    <style:style style:name="P89"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90"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91" style:parent-style-name="Título2" style:family="paragraph">
      <style:paragraph-properties>
        <style:tab-stops>
          <style:tab-stop style:type="center" style:position="3.3333in"/>
          <style:tab-stop style:type="right" style:position="6.5972in"/>
        </style:tab-stops>
      </style:paragraph-properties>
    </style:style>
    <style:style style:name="P92"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93"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94" style:parent-style-name="Normal" style:family="paragraph">
      <style:paragraph-properties fo:text-indent="0.5in">
        <style:tab-stops>
          <style:tab-stop style:type="center" style:position="3.3333in"/>
          <style:tab-stop style:type="right" style:position="6.5972in"/>
        </style:tab-stops>
      </style:paragraph-properties>
    </style:style>
    <style:style style:name="P95"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96"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97"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98" style:parent-style-name="Normal" style:family="paragraph">
      <style:paragraph-properties fo:text-indent="0.5in">
        <style:tab-stops>
          <style:tab-stop style:type="center" style:position="3.3333in"/>
          <style:tab-stop style:type="right" style:position="6.5972in"/>
        </style:tab-stops>
      </style:paragraph-properties>
    </style:style>
    <style:style style:name="P99" style:parent-style-name="Normal" style:family="paragraph">
      <style:paragraph-properties fo:text-align="justify">
        <style:tab-stops>
          <style:tab-stop style:type="center" style:position="3.3333in"/>
          <style:tab-stop style:type="right" style:position="6.5972in"/>
        </style:tab-stops>
      </style:paragraph-properties>
    </style:style>
    <style:style style:name="P100" style:parent-style-name="Normal" style:family="paragraph">
      <style:paragraph-properties fo:text-indent="0.5in">
        <style:tab-stops>
          <style:tab-stop style:type="center" style:position="3.3333in"/>
          <style:tab-stop style:type="right" style:position="6.5972in"/>
        </style:tab-stops>
      </style:paragraph-properties>
    </style:style>
    <style:style style:name="P101"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02"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03"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04" style:parent-style-name="Normal" style:family="paragraph">
      <style:paragraph-properties fo:text-indent="0.5in">
        <style:tab-stops>
          <style:tab-stop style:type="center" style:position="3.3333in"/>
          <style:tab-stop style:type="right" style:position="6.5972in"/>
        </style:tab-stops>
      </style:paragraph-properties>
    </style:style>
    <style:style style:name="P105"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06"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07"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08" style:parent-style-name="Normal" style:family="paragraph">
      <style:paragraph-properties fo:text-indent="0.5in">
        <style:tab-stops>
          <style:tab-stop style:type="center" style:position="3.3333in"/>
          <style:tab-stop style:type="right" style:position="6.5972in"/>
        </style:tab-stops>
      </style:paragraph-properties>
    </style:style>
    <style:style style:name="P109"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10"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11" style:parent-style-name="Normal" style:family="paragraph">
      <style:paragraph-properties fo:text-indent="0.5in">
        <style:tab-stops>
          <style:tab-stop style:type="center" style:position="3.3333in"/>
          <style:tab-stop style:type="right" style:position="6.5972in"/>
        </style:tab-stops>
      </style:paragraph-properties>
    </style:style>
    <style:style style:name="P112"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13"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14"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15" style:parent-style-name="Normal" style:family="paragraph">
      <style:paragraph-properties fo:text-indent="0.5in">
        <style:tab-stops>
          <style:tab-stop style:type="center" style:position="3.3333in"/>
          <style:tab-stop style:type="right" style:position="6.5972in"/>
        </style:tab-stops>
      </style:paragraph-properties>
    </style:style>
    <style:style style:name="P116"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17"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18"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19" style:parent-style-name="Normal" style:family="paragraph">
      <style:paragraph-properties fo:text-indent="0.5in">
        <style:tab-stops>
          <style:tab-stop style:type="center" style:position="3.3333in"/>
          <style:tab-stop style:type="right" style:position="6.5972in"/>
        </style:tab-stops>
      </style:paragraph-properties>
    </style:style>
    <style:style style:name="P120"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21"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22" style:parent-style-name="Normal" style:family="paragraph">
      <style:paragraph-properties fo:text-indent="0.5in">
        <style:tab-stops>
          <style:tab-stop style:type="center" style:position="3.3333in"/>
          <style:tab-stop style:type="right" style:position="6.5972in"/>
        </style:tab-stops>
      </style:paragraph-properties>
    </style:style>
    <style:style style:name="P123" style:parent-style-name="Normal" style:family="paragraph">
      <style:paragraph-properties fo:text-indent="0.5in">
        <style:tab-stops>
          <style:tab-stop style:type="center" style:position="3.3333in"/>
          <style:tab-stop style:type="right" style:position="6.5972in"/>
        </style:tab-stops>
      </style:paragraph-properties>
    </style:style>
    <style:style style:name="P124" style:parent-style-name="Normal" style:family="paragraph">
      <style:paragraph-properties fo:text-indent="0.5in">
        <style:tab-stops>
          <style:tab-stop style:type="center" style:position="3.3333in"/>
          <style:tab-stop style:type="right" style:position="6.5972in"/>
        </style:tab-stops>
      </style:paragraph-properties>
    </style:style>
    <style:style style:name="P125" style:parent-style-name="Normal" style:family="paragraph">
      <style:paragraph-properties fo:text-indent="0.5in">
        <style:tab-stops>
          <style:tab-stop style:type="center" style:position="3.3333in"/>
          <style:tab-stop style:type="right" style:position="6.5972in"/>
        </style:tab-stops>
      </style:paragraph-properties>
    </style:style>
    <style:style style:name="P126"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27"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28"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29" style:parent-style-name="Normal" style:family="paragraph">
      <style:paragraph-properties fo:text-indent="0.5in">
        <style:tab-stops>
          <style:tab-stop style:type="center" style:position="3.3333in"/>
          <style:tab-stop style:type="right" style:position="6.5972in"/>
        </style:tab-stops>
      </style:paragraph-properties>
    </style:style>
    <style:style style:name="P130"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31"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32"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33" style:parent-style-name="Normal" style:family="paragraph">
      <style:paragraph-properties fo:text-indent="0.5in">
        <style:tab-stops>
          <style:tab-stop style:type="center" style:position="3.3333in"/>
          <style:tab-stop style:type="right" style:position="6.5972in"/>
        </style:tab-stops>
      </style:paragraph-properties>
    </style:style>
    <style:style style:name="P134"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35"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36"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37" style:parent-style-name="Normal" style:family="paragraph">
      <style:paragraph-properties fo:text-indent="0.5in">
        <style:tab-stops>
          <style:tab-stop style:type="center" style:position="3.3333in"/>
          <style:tab-stop style:type="right" style:position="6.5972in"/>
        </style:tab-stops>
      </style:paragraph-properties>
    </style:style>
    <style:style style:name="P138"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39"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40"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41" style:parent-style-name="Normal" style:family="paragraph">
      <style:paragraph-properties fo:text-indent="0.5in">
        <style:tab-stops>
          <style:tab-stop style:type="center" style:position="3.3333in"/>
          <style:tab-stop style:type="right" style:position="6.5972in"/>
        </style:tab-stops>
      </style:paragraph-properties>
    </style:style>
    <style:style style:name="P142" style:parent-style-name="Normal" style:family="paragraph">
      <style:paragraph-properties fo:text-indent="0.5in">
        <style:tab-stops>
          <style:tab-stop style:type="center" style:position="3.3333in"/>
          <style:tab-stop style:type="right" style:position="6.5972in"/>
        </style:tab-stops>
      </style:paragraph-properties>
    </style:style>
    <style:style style:name="P143" style:parent-style-name="Normal" style:family="paragraph">
      <style:paragraph-properties fo:text-indent="0.5in">
        <style:tab-stops>
          <style:tab-stop style:type="center" style:position="3.3333in"/>
          <style:tab-stop style:type="right" style:position="6.5972in"/>
        </style:tab-stops>
      </style:paragraph-properties>
    </style:style>
    <style:style style:name="P144" style:parent-style-name="Normal" style:family="paragraph">
      <style:paragraph-properties fo:text-indent="0.5in">
        <style:tab-stops>
          <style:tab-stop style:type="center" style:position="3.3333in"/>
          <style:tab-stop style:type="right" style:position="6.5972in"/>
        </style:tab-stops>
      </style:paragraph-properties>
    </style:style>
    <style:style style:name="P145" style:parent-style-name="Normal" style:family="paragraph">
      <style:paragraph-properties fo:text-indent="0.5in">
        <style:tab-stops>
          <style:tab-stop style:type="center" style:position="3.3333in"/>
          <style:tab-stop style:type="right" style:position="6.5972in"/>
        </style:tab-stops>
      </style:paragraph-properties>
    </style:style>
    <style:style style:name="P146"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47"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48"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49" style:parent-style-name="Normal" style:family="paragraph">
      <style:paragraph-properties fo:text-indent="0.5in">
        <style:tab-stops>
          <style:tab-stop style:type="center" style:position="3.3333in"/>
          <style:tab-stop style:type="right" style:position="6.5972in"/>
        </style:tab-stops>
      </style:paragraph-properties>
    </style:style>
    <style:style style:name="P150" style:parent-style-name="Normal" style:family="paragraph">
      <style:paragraph-properties fo:text-align="justify">
        <style:tab-stops>
          <style:tab-stop style:type="center" style:position="3.3333in"/>
          <style:tab-stop style:type="right" style:position="6.5972in"/>
        </style:tab-stops>
      </style:paragraph-properties>
    </style:style>
    <style:style style:name="P151" style:parent-style-name="Normal" style:family="paragraph">
      <style:paragraph-properties fo:text-align="center">
        <style:tab-stops>
          <style:tab-stop style:type="center" style:position="3.3333in"/>
          <style:tab-stop style:type="right" style:position="6.5972in"/>
        </style:tab-stops>
      </style:paragraph-properties>
    </style:style>
    <style:style style:name="P152"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53" style:parent-style-name="Normal" style:family="paragraph">
      <style:paragraph-properties fo:text-indent="0.5in">
        <style:tab-stops>
          <style:tab-stop style:type="center" style:position="3.3333in"/>
          <style:tab-stop style:type="right" style:position="6.5972in"/>
        </style:tab-stops>
      </style:paragraph-properties>
    </style:style>
    <style:style style:name="P154"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55"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56" style:parent-style-name="Título3" style:family="paragraph">
      <style:paragraph-properties>
        <style:tab-stops>
          <style:tab-stop style:type="center" style:position="3.3333in"/>
          <style:tab-stop style:type="right" style:position="6.5972in"/>
        </style:tab-stops>
      </style:paragraph-properties>
    </style:style>
    <style:style style:name="P157"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58"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59"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60" style:parent-style-name="Normal" style:family="paragraph">
      <style:paragraph-properties fo:text-indent="0.5in">
        <style:tab-stops>
          <style:tab-stop style:type="center" style:position="3.3333in"/>
          <style:tab-stop style:type="right" style:position="6.5972in"/>
        </style:tab-stops>
      </style:paragraph-properties>
    </style:style>
    <style:style style:name="P161"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62"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63"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64" style:parent-style-name="Normal" style:family="paragraph">
      <style:paragraph-properties fo:text-indent="0.5in">
        <style:tab-stops>
          <style:tab-stop style:type="center" style:position="3.3333in"/>
          <style:tab-stop style:type="right" style:position="6.5972in"/>
        </style:tab-stops>
      </style:paragraph-properties>
    </style:style>
    <style:style style:name="P165"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66"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67" style:parent-style-name="Normal" style:family="paragraph">
      <style:paragraph-properties fo:text-indent="0.5in">
        <style:tab-stops>
          <style:tab-stop style:type="center" style:position="3.3333in"/>
          <style:tab-stop style:type="right" style:position="6.5972in"/>
        </style:tab-stops>
      </style:paragraph-properties>
    </style:style>
    <style:style style:name="P168" style:parent-style-name="Normal" style:family="paragraph">
      <style:paragraph-properties fo:text-indent="0.5in">
        <style:tab-stops>
          <style:tab-stop style:type="center" style:position="3.3333in"/>
          <style:tab-stop style:type="right" style:position="6.5972in"/>
        </style:tab-stops>
      </style:paragraph-properties>
    </style:style>
    <style:style style:name="P169" style:parent-style-name="Normal" style:family="paragraph">
      <style:paragraph-properties fo:text-indent="0.5in">
        <style:tab-stops>
          <style:tab-stop style:type="center" style:position="3.3333in"/>
          <style:tab-stop style:type="right" style:position="6.5972in"/>
        </style:tab-stops>
      </style:paragraph-properties>
    </style:style>
    <style:style style:name="P170"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71"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72"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73" style:parent-style-name="Normal" style:family="paragraph">
      <style:paragraph-properties fo:text-indent="0.5in">
        <style:tab-stops>
          <style:tab-stop style:type="center" style:position="3.3333in"/>
          <style:tab-stop style:type="right" style:position="6.5972in"/>
        </style:tab-stops>
      </style:paragraph-properties>
    </style:style>
    <style:style style:name="P174"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75"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76"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77" style:parent-style-name="Normal" style:family="paragraph">
      <style:paragraph-properties fo:text-indent="0.5in">
        <style:tab-stops>
          <style:tab-stop style:type="center" style:position="3.3333in"/>
          <style:tab-stop style:type="right" style:position="6.5972in"/>
        </style:tab-stops>
      </style:paragraph-properties>
    </style:style>
    <style:style style:name="P178"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79"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80"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81" style:parent-style-name="Normal" style:family="paragraph">
      <style:paragraph-properties fo:text-indent="0.5in">
        <style:tab-stops>
          <style:tab-stop style:type="center" style:position="3.3333in"/>
          <style:tab-stop style:type="right" style:position="6.5972in"/>
        </style:tab-stops>
      </style:paragraph-properties>
    </style:style>
    <style:style style:name="P182" style:parent-style-name="Normal" style:family="paragraph">
      <style:paragraph-properties fo:text-align="justify">
        <style:tab-stops>
          <style:tab-stop style:type="center" style:position="3.3333in"/>
          <style:tab-stop style:type="right" style:position="6.5972in"/>
        </style:tab-stops>
      </style:paragraph-properties>
    </style:style>
    <style:style style:name="P183" style:parent-style-name="Normal" style:family="paragraph">
      <style:paragraph-properties fo:text-indent="0.5in">
        <style:tab-stops>
          <style:tab-stop style:type="center" style:position="3.3333in"/>
          <style:tab-stop style:type="right" style:position="6.5972in"/>
        </style:tab-stops>
      </style:paragraph-properties>
    </style:style>
    <style:style style:name="P184"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85"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86" style:parent-style-name="Normal" style:family="paragraph">
      <style:paragraph-properties fo:text-indent="0.5in">
        <style:tab-stops>
          <style:tab-stop style:type="center" style:position="3.3333in"/>
          <style:tab-stop style:type="right" style:position="6.5972in"/>
        </style:tab-stops>
      </style:paragraph-properties>
    </style:style>
    <style:style style:name="P187"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88"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89"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90" style:parent-style-name="Normal" style:family="paragraph">
      <style:paragraph-properties fo:text-indent="0.5in">
        <style:tab-stops>
          <style:tab-stop style:type="center" style:position="3.3333in"/>
          <style:tab-stop style:type="right" style:position="6.5972in"/>
        </style:tab-stops>
      </style:paragraph-properties>
    </style:style>
    <style:style style:name="P191"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92"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93"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94" style:parent-style-name="Normal" style:family="paragraph">
      <style:paragraph-properties fo:text-indent="0.5in">
        <style:tab-stops>
          <style:tab-stop style:type="center" style:position="3.3333in"/>
          <style:tab-stop style:type="right" style:position="6.5972in"/>
        </style:tab-stops>
      </style:paragraph-properties>
    </style:style>
    <style:style style:name="P195"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196"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197"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198" style:parent-style-name="Normal" style:family="paragraph">
      <style:paragraph-properties fo:text-indent="0.5in">
        <style:tab-stops>
          <style:tab-stop style:type="center" style:position="3.3333in"/>
          <style:tab-stop style:type="right" style:position="6.5972in"/>
        </style:tab-stops>
      </style:paragraph-properties>
    </style:style>
    <style:style style:name="P199"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00"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01"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02" style:parent-style-name="Título3" style:family="paragraph">
      <style:paragraph-properties>
        <style:tab-stops>
          <style:tab-stop style:type="center" style:position="3.3333in"/>
          <style:tab-stop style:type="right" style:position="6.5972in"/>
        </style:tab-stops>
      </style:paragraph-properties>
    </style:style>
    <style:style style:name="P203"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04"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05"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06" style:parent-style-name="Normal" style:family="paragraph">
      <style:paragraph-properties fo:text-indent="0.5in">
        <style:tab-stops>
          <style:tab-stop style:type="center" style:position="3.3333in"/>
          <style:tab-stop style:type="right" style:position="6.5972in"/>
        </style:tab-stops>
      </style:paragraph-properties>
    </style:style>
    <style:style style:name="P207" style:parent-style-name="Normal" style:family="paragraph">
      <style:paragraph-properties fo:text-indent="0.5in">
        <style:tab-stops>
          <style:tab-stop style:type="center" style:position="3.3333in"/>
          <style:tab-stop style:type="right" style:position="6.5972in"/>
        </style:tab-stops>
      </style:paragraph-properties>
    </style:style>
    <style:style style:name="P208"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09"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10"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11" style:parent-style-name="Normal" style:family="paragraph">
      <style:paragraph-properties fo:text-indent="0.5in">
        <style:tab-stops>
          <style:tab-stop style:type="center" style:position="3.3333in"/>
          <style:tab-stop style:type="right" style:position="6.5972in"/>
        </style:tab-stops>
      </style:paragraph-properties>
    </style:style>
    <style:style style:name="P212" style:parent-style-name="Normal" style:family="paragraph">
      <style:paragraph-properties fo:text-align="justify">
        <style:tab-stops>
          <style:tab-stop style:type="center" style:position="3.3333in"/>
          <style:tab-stop style:type="right" style:position="6.5972in"/>
        </style:tab-stops>
      </style:paragraph-properties>
    </style:style>
    <style:style style:name="P213" style:parent-style-name="Normal" style:family="paragraph">
      <style:paragraph-properties fo:text-indent="0.5in">
        <style:tab-stops>
          <style:tab-stop style:type="center" style:position="3.3333in"/>
          <style:tab-stop style:type="right" style:position="6.5972in"/>
        </style:tab-stops>
      </style:paragraph-properties>
    </style:style>
    <style:style style:name="P214" style:parent-style-name="Normal" style:family="paragraph">
      <style:paragraph-properties fo:text-align="justify">
        <style:tab-stops>
          <style:tab-stop style:type="center" style:position="3.3333in"/>
          <style:tab-stop style:type="right" style:position="6.5972in"/>
        </style:tab-stops>
      </style:paragraph-properties>
    </style:style>
    <style:style style:name="P215" style:parent-style-name="Normal" style:family="paragraph">
      <style:paragraph-properties fo:text-indent="0.5in">
        <style:tab-stops>
          <style:tab-stop style:type="center" style:position="3.3333in"/>
          <style:tab-stop style:type="right" style:position="6.5972in"/>
        </style:tab-stops>
      </style:paragraph-properties>
    </style:style>
    <style:style style:name="P216" style:parent-style-name="Normal" style:family="paragraph">
      <style:paragraph-properties fo:text-align="justify">
        <style:tab-stops>
          <style:tab-stop style:type="center" style:position="3.3333in"/>
          <style:tab-stop style:type="right" style:position="6.5972in"/>
        </style:tab-stops>
      </style:paragraph-properties>
    </style:style>
    <style:style style:name="P217" style:parent-style-name="Normal" style:family="paragraph">
      <style:paragraph-properties fo:text-indent="0.5in">
        <style:tab-stops>
          <style:tab-stop style:type="center" style:position="3.3333in"/>
          <style:tab-stop style:type="right" style:position="6.5972in"/>
        </style:tab-stops>
      </style:paragraph-properties>
    </style:style>
    <style:style style:name="P218" style:parent-style-name="Normal" style:family="paragraph">
      <style:paragraph-properties fo:text-align="justify">
        <style:tab-stops>
          <style:tab-stop style:type="center" style:position="3.3333in"/>
          <style:tab-stop style:type="right" style:position="6.5972in"/>
        </style:tab-stops>
      </style:paragraph-properties>
    </style:style>
    <style:style style:name="P219" style:parent-style-name="Normal" style:family="paragraph">
      <style:paragraph-properties fo:text-indent="0.5in">
        <style:tab-stops>
          <style:tab-stop style:type="center" style:position="3.3333in"/>
          <style:tab-stop style:type="right" style:position="6.5972in"/>
        </style:tab-stops>
      </style:paragraph-properties>
    </style:style>
    <style:style style:name="P220"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21"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22"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23" style:parent-style-name="Normal" style:family="paragraph">
      <style:paragraph-properties fo:text-indent="0.5in">
        <style:tab-stops>
          <style:tab-stop style:type="center" style:position="3.3333in"/>
          <style:tab-stop style:type="right" style:position="6.5972in"/>
        </style:tab-stops>
      </style:paragraph-properties>
    </style:style>
    <style:style style:name="P224"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25"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26"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27" style:parent-style-name="Normal" style:family="paragraph">
      <style:paragraph-properties fo:text-indent="0.5in">
        <style:tab-stops>
          <style:tab-stop style:type="center" style:position="3.3333in"/>
          <style:tab-stop style:type="right" style:position="6.5972in"/>
        </style:tab-stops>
      </style:paragraph-properties>
    </style:style>
    <style:style style:name="P228"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29"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30"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31" style:parent-style-name="Normal" style:family="paragraph">
      <style:paragraph-properties fo:text-indent="0.5in">
        <style:tab-stops>
          <style:tab-stop style:type="center" style:position="3.3333in"/>
          <style:tab-stop style:type="right" style:position="6.5972in"/>
        </style:tab-stops>
      </style:paragraph-properties>
    </style:style>
    <style:style style:name="P232"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33"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34"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35" style:parent-style-name="Normal" style:family="paragraph">
      <style:paragraph-properties fo:text-indent="0.5in">
        <style:tab-stops>
          <style:tab-stop style:type="center" style:position="3.3333in"/>
          <style:tab-stop style:type="right" style:position="6.5972in"/>
        </style:tab-stops>
      </style:paragraph-properties>
    </style:style>
    <style:style style:name="P236"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37"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38"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39" style:parent-style-name="Normal" style:family="paragraph">
      <style:paragraph-properties fo:text-indent="0.5in">
        <style:tab-stops>
          <style:tab-stop style:type="center" style:position="3.3333in"/>
          <style:tab-stop style:type="right" style:position="6.5972in"/>
        </style:tab-stops>
      </style:paragraph-properties>
    </style:style>
    <style:style style:name="P240"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41"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42"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43" style:parent-style-name="Normal" style:family="paragraph">
      <style:paragraph-properties fo:text-indent="0.5in">
        <style:tab-stops>
          <style:tab-stop style:type="center" style:position="3.3333in"/>
          <style:tab-stop style:type="right" style:position="6.5972in"/>
        </style:tab-stops>
      </style:paragraph-properties>
    </style:style>
    <style:style style:name="P244"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45"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46"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47" style:parent-style-name="Normal" style:family="paragraph">
      <style:paragraph-properties fo:text-indent="0.5in">
        <style:tab-stops>
          <style:tab-stop style:type="center" style:position="3.3333in"/>
          <style:tab-stop style:type="right" style:position="6.5972in"/>
        </style:tab-stops>
      </style:paragraph-properties>
    </style:style>
    <style:style style:name="P248" style:parent-style-name="Normal" style:family="paragraph">
      <style:paragraph-properties fo:text-align="justify">
        <style:tab-stops>
          <style:tab-stop style:type="center" style:position="3.3333in"/>
          <style:tab-stop style:type="right" style:position="6.5972in"/>
        </style:tab-stops>
      </style:paragraph-properties>
    </style:style>
    <style:style style:name="P249" style:parent-style-name="Normal" style:family="paragraph">
      <style:paragraph-properties fo:text-align="center">
        <style:tab-stops>
          <style:tab-stop style:type="center" style:position="3.3333in"/>
          <style:tab-stop style:type="right" style:position="6.5972in"/>
        </style:tab-stops>
      </style:paragraph-properties>
    </style:style>
    <style:style style:name="P250"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51" style:parent-style-name="Normal" style:family="paragraph">
      <style:paragraph-properties fo:text-indent="0.5in">
        <style:tab-stops>
          <style:tab-stop style:type="center" style:position="3.3333in"/>
          <style:tab-stop style:type="right" style:position="6.5972in"/>
        </style:tab-stops>
      </style:paragraph-properties>
    </style:style>
    <style:style style:name="P252"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53"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54"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55" style:parent-style-name="Normal" style:family="paragraph">
      <style:paragraph-properties fo:text-indent="0.5in">
        <style:tab-stops>
          <style:tab-stop style:type="center" style:position="3.3333in"/>
          <style:tab-stop style:type="right" style:position="6.5972in"/>
        </style:tab-stops>
      </style:paragraph-properties>
    </style:style>
    <style:style style:name="P256"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57"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58"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59" style:parent-style-name="Normal" style:family="paragraph">
      <style:paragraph-properties fo:text-indent="0.5in">
        <style:tab-stops>
          <style:tab-stop style:type="center" style:position="3.3333in"/>
          <style:tab-stop style:type="right" style:position="6.5972in"/>
        </style:tab-stops>
      </style:paragraph-properties>
    </style:style>
    <style:style style:name="P260"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61"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62" style:parent-style-name="Título3" style:family="paragraph">
      <style:paragraph-properties>
        <style:tab-stops>
          <style:tab-stop style:type="center" style:position="3.3333in"/>
          <style:tab-stop style:type="right" style:position="6.5972in"/>
        </style:tab-stops>
      </style:paragraph-properties>
    </style:style>
    <style:style style:name="P263"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64"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65" style:parent-style-name="Normal" style:family="paragraph">
      <style:paragraph-properties fo:text-indent="0.5in">
        <style:tab-stops>
          <style:tab-stop style:type="center" style:position="3.3333in"/>
          <style:tab-stop style:type="right" style:position="6.5972in"/>
        </style:tab-stops>
      </style:paragraph-properties>
    </style:style>
    <style:style style:name="P266" style:parent-style-name="Normal" style:family="paragraph">
      <style:paragraph-properties fo:text-align="justify">
        <style:tab-stops>
          <style:tab-stop style:type="center" style:position="3.3333in"/>
          <style:tab-stop style:type="right" style:position="6.5972in"/>
        </style:tab-stops>
      </style:paragraph-properties>
      <style:text-properties style:font-name="Times New Roman"/>
    </style:style>
    <style:style style:name="P267"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68"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69" style:parent-style-name="Título2" style:family="paragraph">
      <style:paragraph-properties>
        <style:tab-stops>
          <style:tab-stop style:type="center" style:position="3.3333in"/>
          <style:tab-stop style:type="right" style:position="6.5972in"/>
        </style:tab-stops>
      </style:paragraph-properties>
    </style:style>
    <style:style style:name="P270"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name="P271"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72"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73"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74"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75"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76"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77" style:parent-style-name="Normal" style:family="paragraph">
      <style:paragraph-properties fo:text-align="justify" fo:text-indent="0.5in">
        <style:tab-stops>
          <style:tab-stop style:type="center" style:position="3.3333in"/>
          <style:tab-stop style:type="right" style:position="6.5972in"/>
        </style:tab-stops>
      </style:paragraph-properties>
    </style:style>
    <style:style style:name="P278" style:parent-style-name="Normal" style:family="paragraph">
      <style:paragraph-properties fo:text-align="justify" fo:text-indent="0.5in">
        <style:tab-stops>
          <style:tab-stop style:type="center" style:position="3.3333in"/>
          <style:tab-stop style:type="right" style:position="6.5972in"/>
        </style:tab-stops>
      </style:paragraph-properties>
      <style:text-properties style:font-name="Times New Roman"/>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graphic-properties style:vertical-pos="middle"/>
    </style:style>
    <style:style style:family="graphic" style:name="a23">
      <style:graphic-properties style:vertical-pos="middle"/>
    </style:style>
    <style:style style:family="graphic" style:name="a118">
      <style:graphic-properties style:vertical-pos="middle"/>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graphic-properties style:vertical-pos="middle"/>
    </style:style>
    <style:style style:family="graphic" style:name="a121">
      <style:graphic-properties style:vertical-pos="middle"/>
    </style:style>
  </office:automatic-styles>
  <office:body>
    <office:text text:use-soft-page-breaks="true">
      <text:p text:style-name="P1"><text:s text:c="3"/></text:p>
      <text:p text:style-name="P2"/>
      <text:p text:style-name="P3"><text:s text:c="3"/></text:p>
      <text:p text:style-name="P4"/>
      <text:p text:style-name="P5"/>
      <text:h text:style-name="P6" text:outline-level="5"><text:span text:style-name="T7">Resumo da Pesquisa PPGEM</text:span></text:h>
      <text:p text:style-name="P8">Luan Henrique Sirtoli</text:p>
      <text:p text:style-name="P9">03 de Abril de 2019</text:p>
      <text:p text:style-name="P10"/>
      <text:p text:style-name="P11"/>
      <text:p text:style-name="P12"/>
      <text:p text:style-name="P13"/>
      <text:h text:style-name="P14" text:outline-level="2">1 <text:s/><text:bookmark-start text:name="GrindEQpgref5d0104e51"/><text:bookmark-end text:name="GrindEQpgref5d0104e51"/>Início</text:h>
      <text:p text:style-name="P15"><text:s/>A presente pesquisa fundamenta-se no problema encontrado no artigo [1], que será discorrido no capítulo 2 deste resumo. No capítulo 3 iremos introduzir a nova pesquisa sendo abordada, e os avanços encontrados até a presente data.</text:p>
      <text:p text:style-name="P16"/>
      <text:h text:style-name="P17" text:outline-level="2">2 <text:s/><text:bookmark-start text:name="GrindEQpgref5d0104e52"/><text:bookmark-end text:name="GrindEQpgref5d0104e52"/>Fundamentos da Pesquisa</text:h>
      <text:p text:style-name="P18"><text:s/>Utilizando conceitos utilizados nos artigos [2], [3], [4], [5] e [6], iniciamos o resumo introduzindo a Equação de Helmholtz em forma de auto-valor, utilizando notação indicial.</text:p>
      <text:p text:style-name="P19"/>
      <text:p text:style-name="P20"><text:tab/><draw:frame draw:style-name="a0" text:anchor-type="as-char" svg:x="0in" svg:y="0in" svg:width="1.23958in" svg:height="0.20833in" style:rel-width="scale" style:rel-height="scale"><draw:object xlink:href="Object 1/" xlink:type="simple" xlink:show="embed" xlink:actuate="onLoad"/></draw:frame><text:tab/>(1)</text:p>
      <text:p text:style-name="P21"/>
      <text:p text:style-name="P22">Nessa equação, o autovalor<text:s/><draw:frame draw:style-name="a1" text:anchor-type="as-char" svg:x="0in" svg:y="0in" svg:width="0.09375in" svg:height="0.19792in" style:rel-width="scale" style:rel-height="scale"><draw:object xlink:href="Object 2/" xlink:type="simple" xlink:show="embed" xlink:actuate="onLoad"/></draw:frame><text:s/>é um escalar, tendo o quadrado do mesmo, o valor de<text:s/>. Assim, num domínio<text:s/><draw:frame draw:style-name="a2" text:anchor-type="as-char" svg:x="0in" svg:y="0in" svg:width="0.36458in" svg:height="0.19792in" style:rel-width="scale" style:rel-height="scale"><draw:object xlink:href="Object 3/" xlink:type="simple" xlink:show="embed" xlink:actuate="onLoad"/></draw:frame><text:s/>bidimensional e isotrópico, onde<text:s/><draw:frame draw:style-name="a3" text:anchor-type="as-char" svg:x="0in" svg:y="0in" svg:width="0.95833in" svg:height="0.19792in" style:rel-width="scale" style:rel-height="scale"><draw:object xlink:href="Object 4/" xlink:type="simple" xlink:show="embed" xlink:actuate="onLoad"/></draw:frame><text:s/>limitado por um contorno<text:s/><draw:frame draw:style-name="a4" text:anchor-type="as-char" svg:x="0in" svg:y="0in" svg:width="0.34375in" svg:height="0.19792in" style:rel-width="scale" style:rel-height="scale"><draw:object xlink:href="Object 5/" xlink:type="simple" xlink:show="embed" xlink:actuate="onLoad"/></draw:frame>.</text:p>
      <text:p text:style-name="P23">A formulação do Método dos Elementos de Contorno<text:s/><text:span text:style-name="T24">(MEC)</text:span><text:s/>se inicia com o estabelecimento de uma equação integral no qual uma função auxiliar<text:s/><draw:frame draw:style-name="a5" text:anchor-type="as-char" svg:x="0in" svg:y="0in" svg:width="0.38542in" svg:height="0.19792in" style:rel-width="scale" style:rel-height="scale"><draw:object xlink:href="Object 6/" xlink:type="simple" xlink:show="embed" xlink:actuate="onLoad"/></draw:frame><text:s/>é utilizada, assim, formando a equação:</text:p>
      <text:p text:style-name="P25"/>
      <text:soft-page-break/>
      <text:p text:style-name="P26"><text:tab/><draw:frame draw:style-name="a6" text:anchor-type="as-char" svg:x="0in" svg:y="0in" svg:width="3.69792in" svg:height="0.41667in" style:rel-width="scale" style:rel-height="scale"><draw:object xlink:href="Object 7/" xlink:type="simple" xlink:show="embed" xlink:actuate="onLoad"/></draw:frame><text:tab/>(2)</text:p>
      <text:p text:style-name="P27"/>
      <text:p text:style-name="P28">Neste modelo proporsto,<text:s/><draw:frame draw:style-name="a7" text:anchor-type="as-char" svg:x="0in" svg:y="0in" svg:width="0.5625in" svg:height="0.19792in" style:rel-width="scale" style:rel-height="scale"><draw:object xlink:href="Object 8/" xlink:type="simple" xlink:show="embed" xlink:actuate="onLoad"/></draw:frame><text:s/>equivale à Solução Fundamental de Laplace subtraida de uma função adicional<text:s/><draw:frame draw:style-name="a8" text:anchor-type="as-char" svg:x="0in" svg:y="0in" svg:width="0.58333in" svg:height="0.19792in" style:rel-width="scale" style:rel-height="scale"><draw:object xlink:href="Object 9/" xlink:type="simple" xlink:show="embed" xlink:actuate="onLoad"/></draw:frame>, assim:</text:p>
      <text:p text:style-name="P29"/>
      <text:p text:style-name="P30"><text:tab/><draw:frame draw:style-name="a9" text:anchor-type="as-char" svg:x="0in" svg:y="0in" svg:width="2.22917in" svg:height="0.19792in" style:rel-width="scale" style:rel-height="scale"><draw:object xlink:href="Object 10/" xlink:type="simple" xlink:show="embed" xlink:actuate="onLoad"/></draw:frame><text:tab/>(3)</text:p>
      <text:p text:style-name="P31"/>
      <text:p text:style-name="P32">Como conhecido no MEC, os valores desses termos são:</text:p>
      <text:p text:style-name="P33"/>
      <text:p text:style-name="P34"><text:tab/><draw:frame draw:style-name="a10" text:anchor-type="as-char" svg:x="0in" svg:y="0in" svg:width="1.92708in" svg:height="0.375in" style:rel-width="scale" style:rel-height="scale"><draw:object xlink:href="Object 11/" xlink:type="simple" xlink:show="embed" xlink:actuate="onLoad"/></draw:frame><text:tab/>(4)</text:p>
      <text:p text:style-name="P35"/>
      <text:p text:style-name="P36"/>
      <text:p text:style-name="P37"><text:tab/><draw:frame draw:style-name="a11" text:anchor-type="as-char" svg:x="0in" svg:y="0in" svg:width="2.83333in" svg:height="0.375in" style:rel-width="scale" style:rel-height="scale"><draw:object xlink:href="Object 12/" xlink:type="simple" xlink:show="embed" xlink:actuate="onLoad"/></draw:frame><text:tab/>(5)</text:p>
      <text:p text:style-name="P38"/>
      <text:p text:style-name="P39">A função<text:s/><draw:frame draw:style-name="a12" text:anchor-type="as-char" svg:x="0in" svg:y="0in" svg:width="0.58333in" svg:height="0.19792in" style:rel-width="scale" style:rel-height="scale"><draw:object xlink:href="Object 13/" xlink:type="simple" xlink:show="embed" xlink:actuate="onLoad"/></draw:frame><text:s/>é o Tensor de Galerkin, associado ao problema de LaPlace. Assim:</text:p>
      <text:p text:style-name="P40"/>
      <text:p text:style-name="P41"><text:tab/><draw:frame draw:style-name="a13" text:anchor-type="as-char" svg:x="0in" svg:y="0in" svg:width="1.41667in" svg:height="0.21875in" style:rel-width="scale" style:rel-height="scale"><draw:object xlink:href="Object 14/" xlink:type="simple" xlink:show="embed" xlink:actuate="onLoad"/></draw:frame><text:tab/>(6)</text:p>
      <text:p text:style-name="P42"/>
      <text:p text:style-name="P43">Assim, a equação integral dada na Equação (2) será de tal forma:</text:p>
      <text:p text:style-name="P44"/>
      <text:p text:style-name="P45"><text:tab/><draw:frame draw:style-name="a14" text:anchor-type="as-char" svg:x="0in" svg:y="0in" svg:width="3.96875in" svg:height="0.85417in" style:rel-width="scale" style:rel-height="scale"><draw:object xlink:href="Object 15/" xlink:type="simple" xlink:show="embed" xlink:actuate="onLoad"/></draw:frame><text:tab/>(7)</text:p>
      <text:p text:style-name="P46"/>
      <text:p text:style-name="P47">Para deduzirmos a forma inversa da integral de contorno, faremos a integração por partes e aplicamos o Teorema da Divergência, como previamente ensinados no MEC. Esses procedimentos são aplicados em ambos os lados da Equação (7), de forma que dois termos da integral se cancelam, resultando:</text:p>
      <text:p text:style-name="P48"/>
      <text:soft-page-break/>
      <text:p text:style-name="P49"><text:tab/><draw:frame draw:style-name="a15" text:anchor-type="as-char" svg:x="0in" svg:y="0in" svg:width="5.75in" svg:height="0.85417in" style:rel-width="scale" style:rel-height="scale"><draw:object xlink:href="Object 16/" xlink:type="simple" xlink:show="embed" xlink:actuate="onLoad"/></draw:frame><text:tab/>(8)</text:p>
      <text:p text:style-name="P50"/>
      <text:p text:style-name="P51">A equação anterior introduziu duas novas funções, nas quais são:</text:p>
      <text:p text:style-name="P52"/>
      <text:p text:style-name="P53"><text:tab/><draw:frame draw:style-name="a16" text:anchor-type="as-char" svg:x="0in" svg:y="0in" svg:width="3.76042in" svg:height="0.41667in" style:rel-width="scale" style:rel-height="scale"><draw:object xlink:href="Object 17/" xlink:type="simple" xlink:show="embed" xlink:actuate="onLoad"/></draw:frame><text:tab/>(9)</text:p>
      <text:p text:style-name="P54"/>
      <text:p text:style-name="P55"/>
      <text:p text:style-name="P56"><text:tab/><draw:frame draw:style-name="a17" text:anchor-type="as-char" svg:x="0in" svg:y="0in" svg:width="4.35417in" svg:height="0.38542in" style:rel-width="scale" style:rel-height="scale"><draw:object xlink:href="Object 18/" xlink:type="simple" xlink:show="embed" xlink:actuate="onLoad"/></draw:frame><text:tab/>(10)</text:p>
      <text:p text:style-name="P57"/>
      <text:p text:style-name="P58">Ainda assim, uma integral de domínio persiste no lado direito da Equação (8). Assim, é utilizado o DIBEM (Direct Interpolation Boundary Element Technique with Radial Basis Functions), para resolve-la. Assim, o núcleo completo dessa integral de domínio será aproximado utilizando funções de base radial<text:s/><draw:frame draw:style-name="a18" text:anchor-type="as-char" svg:x="0in" svg:y="0in" svg:width="0.66667in" svg:height="0.20833in" style:rel-width="scale" style:rel-height="scale"><draw:object xlink:href="Object 19/" xlink:type="simple" xlink:show="embed" xlink:actuate="onLoad"/></draw:frame>, onde o argumento é composto pela distância Euclidiana entre os pontos base<text:s/><draw:frame draw:style-name="a19" text:anchor-type="as-char" svg:x="0in" svg:y="0in" svg:width="0.17708in" svg:height="0.20833in" style:rel-width="scale" style:rel-height="scale"><draw:object xlink:href="Object 20/" xlink:type="simple" xlink:show="embed" xlink:actuate="onLoad"/></draw:frame><text:s/>e os pontos de domínio<text:s/><text:span text:style-name="T59">X</text:span>.</text:p>
      <text:p text:style-name="P60">O núcleo agora é não-singular, quando os pontos fonte são coincidentes com os pontos de campo, e consequentemente, nenhum precedimento de regularização é necessário. De forma parecida ao DRBEM (Dual Reciprocity Boudary Element Method), o método proposto transforma a integral d domínio utilizando uma função de interpolação primitiva<text:s/><draw:frame draw:style-name="a20" text:anchor-type="as-char" svg:x="0in" svg:y="0in" svg:width="0.72917in" svg:height="0.26042in" style:rel-width="scale" style:rel-height="scale"><draw:object xlink:href="Object 21/" xlink:type="simple" xlink:show="embed" xlink:actuate="onLoad"/></draw:frame>, na qual sua relação com a função radial<text:s/><draw:frame draw:style-name="a21" text:anchor-type="as-char" svg:x="0in" svg:y="0in" svg:width="0.66667in" svg:height="0.20833in" style:rel-width="scale" style:rel-height="scale"><draw:object xlink:href="Object 22/" xlink:type="simple" xlink:show="embed" xlink:actuate="onLoad"/></draw:frame><text:s/>é apresentada abaixo:</text:p>
      <text:p text:style-name="P61"/>
      <text:p text:style-name="P62"><text:tab/><draw:frame draw:style-name="a22" text:anchor-type="as-char" svg:x="0in" svg:y="0in" svg:width="5.28125in" svg:height="0.85417in" style:rel-width="scale" style:rel-height="scale"><draw:object xlink:href="Object 23/" xlink:type="simple" xlink:show="embed" xlink:actuate="onLoad"/></draw:frame><text:tab/>(11)</text:p>
      <text:p text:style-name="P63"/>
      <text:p text:style-name="P64">Para cada ponto fonte<text:s/><draw:frame draw:style-name="a23" text:anchor-type="as-char" svg:x="0in" svg:y="0in" svg:width="0.08333in" svg:height="0.19792in" style:rel-width="scale" style:rel-height="scale"><draw:object xlink:href="Object 24/" xlink:type="simple" xlink:show="embed" xlink:actuate="onLoad"/></draw:frame><text:s/>dado pela Equação (11), é feita uma leitura de todos os pontos base<text:s/><draw:frame draw:style-name="a24" text:anchor-type="as-char" svg:x="0in" svg:y="0in" svg:width="0.17708in" svg:height="0.20833in" style:rel-width="scale" style:rel-height="scale"><draw:object xlink:href="Object 25/" xlink:type="simple" xlink:show="embed" xlink:actuate="onLoad"/></draw:frame><text:s/>em relação aos pontos do domínio<text:s/><text:span text:style-name="T65">X</text:span>, com peso dos coeficientes<text:s/><draw:frame draw:style-name="a25" text:anchor-type="as-char" svg:x="0in" svg:y="0in" svg:width="0.29167in" svg:height="0.20833in" style:rel-width="scale" style:rel-height="scale"><draw:object xlink:href="Object 26/" xlink:type="simple" xlink:show="embed" xlink:actuate="onLoad"/></draw:frame>. Deve-se lembrar que o numero de pontos base<text:s/><draw:frame draw:style-name="a26" text:anchor-type="as-char" svg:x="0in" svg:y="0in" svg:width="0.17708in" svg:height="0.20833in" style:rel-width="scale" style:rel-height="scale"><draw:object xlink:href="Object 27/" xlink:type="simple" xlink:show="embed" xlink:actuate="onLoad"/></draw:frame><text:s/>devem ser iguais ao número de nós no contorno.</text:p>
      <text:soft-page-break/>
      <text:p text:style-name="P66">Após os procedimentos de discretização padrão do BEM, pode se escrever uma equação matricial à partir da Equação (8) da seguinte forma:</text:p>
      <text:p text:style-name="P67"/>
      <text:p text:style-name="P68"><text:tab/><draw:frame draw:style-name="a27" text:anchor-type="as-char" svg:x="0in" svg:y="0in" svg:width="0in" svg:height="0in" style:rel-width="scale" style:rel-height="scale"><draw:object xlink:href="Object 28/" xlink:type="simple" xlink:show="embed" xlink:actuate="onLoad"/></draw:frame><text:tab/>(12)</text:p>
      <text:p text:style-name="P69"/>
      <text:p text:style-name="P70">Na equação matricial (12): <text:s/></text:p>
      <text:p text:style-name="P71"><text:s text:c="4"/>• Os coeficientes<text:s/><draw:frame draw:style-name="a28" text:anchor-type="as-char" svg:x="0in" svg:y="0in" svg:width="0.21875in" svg:height="0.21875in" style:rel-width="scale" style:rel-height="scale"><draw:object xlink:href="Object 29/" xlink:type="simple" xlink:show="embed" xlink:actuate="onLoad"/></draw:frame><text:s/>e<text:s/><draw:frame draw:style-name="a29" text:anchor-type="as-char" svg:x="0in" svg:y="0in" svg:width="0.20833in" svg:height="0.21875in" style:rel-width="scale" style:rel-height="scale"><draw:object xlink:href="Object 30/" xlink:type="simple" xlink:show="embed" xlink:actuate="onLoad"/></draw:frame><text:s/>são referentes, respectivamente, às integrações<text:s/><draw:frame draw:style-name="a30" text:anchor-type="as-char" svg:x="0in" svg:y="0in" svg:width="0.57292in" svg:height="0.19792in" style:rel-width="scale" style:rel-height="scale"><draw:object xlink:href="Object 31/" xlink:type="simple" xlink:show="embed" xlink:actuate="onLoad"/></draw:frame><text:s/>e<text:s/><draw:frame draw:style-name="a31" text:anchor-type="as-char" svg:x="0in" svg:y="0in" svg:width="0.5625in" svg:height="0.19792in" style:rel-width="scale" style:rel-height="scale"><draw:object xlink:href="Object 32/" xlink:type="simple" xlink:show="embed" xlink:actuate="onLoad"/></draw:frame>, no contorno.<text:s/></text:p>
      <text:p text:style-name="P72"><text:s text:c="4"/>• Os coeficientes<text:s/><draw:frame draw:style-name="a32" text:anchor-type="as-char" svg:x="0in" svg:y="0in" svg:width="0.23958in" svg:height="0.21875in" style:rel-width="scale" style:rel-height="scale"><draw:object xlink:href="Object 33/" xlink:type="simple" xlink:show="embed" xlink:actuate="onLoad"/></draw:frame><text:s/>e<text:s/><draw:frame draw:style-name="a33" text:anchor-type="as-char" svg:x="0in" svg:y="0in" svg:width="0.1875in" svg:height="0.21875in" style:rel-width="scale" style:rel-height="scale"><draw:object xlink:href="Object 34/" xlink:type="simple" xlink:show="embed" xlink:actuate="onLoad"/></draw:frame><text:s/>são referentes, respectivamente, às integrações<text:s/><draw:frame draw:style-name="a34" text:anchor-type="as-char" svg:x="0in" svg:y="0in" svg:width="0.58333in" svg:height="0.19792in" style:rel-width="scale" style:rel-height="scale"><draw:object xlink:href="Object 35/" xlink:type="simple" xlink:show="embed" xlink:actuate="onLoad"/></draw:frame><text:s/>e sua derivativa normal<text:s/><draw:frame draw:style-name="a35" text:anchor-type="as-char" svg:x="0in" svg:y="0in" svg:width="0.58333in" svg:height="0.21875in" style:rel-width="scale" style:rel-height="scale"><draw:object xlink:href="Object 36/" xlink:type="simple" xlink:show="embed" xlink:actuate="onLoad"/></draw:frame>, no contorno.<text:s/></text:p>
      <text:p text:style-name="P73"><text:s text:c="4"/>• O vetor<text:s/><draw:frame draw:style-name="a36" text:anchor-type="as-char" svg:x="0in" svg:y="0in" svg:width="0.15625in" svg:height="0.21875in" style:rel-width="scale" style:rel-height="scale"><draw:object xlink:href="Object 37/" xlink:type="simple" xlink:show="embed" xlink:actuate="onLoad"/></draw:frame><text:s/>representa a integração da função radial auxiliar<text:s/><draw:frame draw:style-name="a37" text:anchor-type="as-char" svg:x="0in" svg:y="0in" svg:width="0.65625in" svg:height="0.20833in" style:rel-width="scale" style:rel-height="scale"><draw:object xlink:href="Object 38/" xlink:type="simple" xlink:show="embed" xlink:actuate="onLoad"/></draw:frame>.<text:s/></text:p>
      <text:p text:style-name="P74"/>
      <text:p text:style-name="P75">Para problemas de Helmholtz, o DIBEM deve considerar os valores nodais do potencial<text:s/><draw:frame draw:style-name="a38" text:anchor-type="as-char" svg:x="0in" svg:y="0in" svg:width="0.35417in" svg:height="0.19792in" style:rel-width="scale" style:rel-height="scale"><draw:object xlink:href="Object 39/" xlink:type="simple" xlink:show="embed" xlink:actuate="onLoad"/></draw:frame><text:s/>explicitamente, porém, na Equação (6) os valores potenciais nodais estão implicitos no vetor<text:s/><draw:frame draw:style-name="a39" text:anchor-type="as-char" svg:x="0in" svg:y="0in" svg:width="0.15625in" svg:height="0.21875in" style:rel-width="scale" style:rel-height="scale"><draw:object xlink:href="Object 40/" xlink:type="simple" xlink:show="embed" xlink:actuate="onLoad"/></draw:frame>. Esse potencial<text:s/><draw:frame draw:style-name="a40" text:anchor-type="as-char" svg:x="0in" svg:y="0in" svg:width="0.36458in" svg:height="0.19792in" style:rel-width="scale" style:rel-height="scale"><draw:object xlink:href="Object 41/" xlink:type="simple" xlink:show="embed" xlink:actuate="onLoad"/></draw:frame><text:s/>deve ser explicito para permitir a construção da matriz de inércia.</text:p>
      <text:p text:style-name="P76">Desta forma, o vetor<text:s/><draw:frame draw:style-name="a41" text:anchor-type="as-char" svg:x="0in" svg:y="0in" svg:width="0.15625in" svg:height="0.21875in" style:rel-width="scale" style:rel-height="scale"><draw:object xlink:href="Object 42/" xlink:type="simple" xlink:show="embed" xlink:actuate="onLoad"/></draw:frame><text:s/>deve ser reescrito da seguinte forma:</text:p>
      <text:p text:style-name="P77"/>
      <text:p text:style-name="P78"><text:tab/><draw:frame draw:style-name="a42" text:anchor-type="as-char" svg:x="0in" svg:y="0in" svg:width="0in" svg:height="0in" style:rel-width="scale" style:rel-height="scale"><draw:object xlink:href="Object 43/" xlink:type="simple" xlink:show="embed" xlink:actuate="onLoad"/></draw:frame><text:tab/>(13)</text:p>
      <text:p text:style-name="P79"/>
      <text:p text:style-name="P80">Os coeficientes<text:s/><draw:frame draw:style-name="a43" text:anchor-type="as-char" svg:x="0in" svg:y="0in" svg:width="0.29167in" svg:height="0.20833in" style:rel-width="scale" style:rel-height="scale"><draw:object xlink:href="Object 44/" xlink:type="simple" xlink:show="embed" xlink:actuate="onLoad"/></draw:frame><text:s/>do ultimo vetor podem ser calculados resolvendo um sistema de equações algébricas, da seguinte forma:</text:p>
      <text:p text:style-name="P81"/>
      <text:p text:style-name="P82"><text:tab/><draw:frame draw:style-name="a44" text:anchor-type="as-char" svg:x="0in" svg:y="0in" svg:width="2.63542in" svg:height="0.20833in" style:rel-width="scale" style:rel-height="scale"><draw:object xlink:href="Object 45/" xlink:type="simple" xlink:show="embed" xlink:actuate="onLoad"/></draw:frame><text:tab/>(14)</text:p>
      <text:p text:style-name="P83"/>
      <text:p text:style-name="P84">Deve ser ressaltado, que ao utilizar o DIBEM, a solução fundamental compõe o núcleo a ser interpolado. Na equação (14) a matriz diagonal<text:s/><draw:frame draw:style-name="a45" text:anchor-type="as-char" svg:x="0in" svg:y="0in" svg:width="0.21875in" svg:height="0.20833in" style:rel-width="scale" style:rel-height="scale"><draw:object xlink:href="Object 46/" xlink:type="simple" xlink:show="embed" xlink:actuate="onLoad"/></draw:frame><text:s/>é composta pelo Tensor de Galerkin<text:s/><draw:frame draw:style-name="a46" text:anchor-type="as-char" svg:x="0in" svg:y="0in" svg:width="0.58333in" svg:height="0.19792in" style:rel-width="scale" style:rel-height="scale"><draw:object xlink:href="Object 47/" xlink:type="simple" xlink:show="embed" xlink:actuate="onLoad"/></draw:frame>.</text:p>
      <text:soft-page-break/>
      <text:p text:style-name="P85">Após a implementação do algebrismo matricial, o sistema de elementos de contorno final pode ser escrito da seguinte forma:</text:p>
      <text:p text:style-name="P86"/>
      <text:p text:style-name="P87"><text:tab/><draw:frame draw:style-name="a47" text:anchor-type="as-char" svg:x="0in" svg:y="0in" svg:width="4.71875in" svg:height="1.52083in" style:rel-width="scale" style:rel-height="scale"><draw:object xlink:href="Object 48/" xlink:type="simple" xlink:show="embed" xlink:actuate="onLoad"/></draw:frame><text:tab/>(15)</text:p>
      <text:p text:style-name="P88"><text:s/></text:p>
      <text:p text:style-name="P89">E é a partir da Equação (15) que iniciamos o trabalho da presente pesquisa.</text:p>
      <text:p text:style-name="P90"/>
      <text:h text:style-name="P91" text:outline-level="2">3 <text:s/><text:bookmark-start text:name="GrindEQpgref5d0104e53"/><text:bookmark-end text:name="GrindEQpgref5d0104e53"/>Pesquisa Atual</text:h>
      <text:p text:style-name="P92"><text:s/>Após a definição da Equação de Helmholtz (15), modelamos a equação para um problema de autovalor em vibração livre, obtendo assim, a seguinte equação:</text:p>
      <text:p text:style-name="P93"/>
      <text:p text:style-name="P94"><text:tab/><draw:frame draw:style-name="a48" text:anchor-type="as-char" svg:x="0in" svg:y="0in" svg:width="4.10417in" svg:height="1.30208in" style:rel-width="scale" style:rel-height="scale"><draw:object xlink:href="Object 49/" xlink:type="simple" xlink:show="embed" xlink:actuate="onLoad"/></draw:frame><text:tab/>(16)</text:p>
      <text:p text:style-name="P95"/>
      <text:p text:style-name="P96">Como os valores prescritos para vibração livre são iguais a 0, obtemos então, o seguinte sistema de equações.</text:p>
      <text:p text:style-name="P97"/>
      <text:p text:style-name="P98"><text:tab/><draw:frame draw:style-name="a49" text:anchor-type="as-char" svg:x="0in" svg:y="0in" svg:width="3.0625in" svg:height="0.21875in" style:rel-width="scale" style:rel-height="scale"><draw:object xlink:href="Object 50/" xlink:type="simple" xlink:show="embed" xlink:actuate="onLoad"/></draw:frame><text:tab/>(17)</text:p>
      <text:p text:style-name="P99"><text:s/></text:p>
      <text:p text:style-name="P100"><text:tab/><draw:frame draw:style-name="a50" text:anchor-type="as-char" svg:x="0in" svg:y="0in" svg:width="3.04167in" svg:height="0.21875in" style:rel-width="scale" style:rel-height="scale"><draw:object xlink:href="Object 51/" xlink:type="simple" xlink:show="embed" xlink:actuate="onLoad"/></draw:frame><text:tab/>(18)</text:p>
      <text:p text:style-name="P101"/>
      <text:p text:style-name="P102">A partir da Equação (17), isolando o termo<text:s/><draw:frame draw:style-name="a51" text:anchor-type="as-char" svg:x="0in" svg:y="0in" svg:width="0.09375in" svg:height="0.19792in" style:rel-width="scale" style:rel-height="scale"><draw:object xlink:href="Object 52/" xlink:type="simple" xlink:show="embed" xlink:actuate="onLoad"/></draw:frame>, obtemos:</text:p>
      <text:p text:style-name="P103"/>
      <text:p text:style-name="P104"><text:tab/><draw:frame draw:style-name="a52" text:anchor-type="as-char" svg:x="0in" svg:y="0in" svg:width="3.29167in" svg:height="0.375in" style:rel-width="scale" style:rel-height="scale"><draw:object xlink:href="Object 53/" xlink:type="simple" xlink:show="embed" xlink:actuate="onLoad"/></draw:frame><text:tab/>(19)</text:p>
      <text:p text:style-name="P105"/>
      <text:p text:style-name="P106">Chamamos então o termo<text:s/><draw:frame draw:style-name="a53" text:anchor-type="as-char" svg:x="0in" svg:y="0in" svg:width="1.54167in" svg:height="0.21875in" style:rel-width="scale" style:rel-height="scale"><draw:object xlink:href="Object 54/" xlink:type="simple" xlink:show="embed" xlink:actuate="onLoad"/></draw:frame><text:s/>de<text:s/><draw:frame draw:style-name="a54" text:anchor-type="as-char" svg:x="0in" svg:y="0in" svg:width="0.10417in" svg:height="0.19792in" style:rel-width="scale" style:rel-height="scale"><draw:object xlink:href="Object 55/" xlink:type="simple" xlink:show="embed" xlink:actuate="onLoad"/></draw:frame><text:s/>e substituímos na Equação (19), assim:</text:p>
      <text:p text:style-name="P107"/>
      <text:p text:style-name="P108"><text:tab/><draw:frame draw:style-name="a55" text:anchor-type="as-char" svg:x="0in" svg:y="0in" svg:width="1.86458in" svg:height="0.21875in" style:rel-width="scale" style:rel-height="scale"><draw:object xlink:href="Object 56/" xlink:type="simple" xlink:show="embed" xlink:actuate="onLoad"/></draw:frame><text:tab/>(20)</text:p>
      <text:p text:style-name="P109"/>
      <text:p text:style-name="P110"/>
      <text:p text:style-name="P111"><text:tab/><draw:frame draw:style-name="a56" text:anchor-type="as-char" svg:x="0in" svg:y="0in" svg:width="1.63542in" svg:height="0.375in" style:rel-width="scale" style:rel-height="scale"><draw:object xlink:href="Object 57/" xlink:type="simple" xlink:show="embed" xlink:actuate="onLoad"/></draw:frame><text:tab/>(21)</text:p>
      <text:p text:style-name="P112"/>
      <text:p text:style-name="P113">Substituindo o termo<text:s/><draw:frame draw:style-name="a57" text:anchor-type="as-char" svg:x="0in" svg:y="0in" svg:width="0.09375in" svg:height="0.19792in" style:rel-width="scale" style:rel-height="scale"><draw:object xlink:href="Object 58/" xlink:type="simple" xlink:show="embed" xlink:actuate="onLoad"/></draw:frame><text:s/>da Equação (21) na Equação (18), obtemos:</text:p>
      <text:p text:style-name="P114"/>
      <text:p text:style-name="P115"><text:tab/><draw:frame draw:style-name="a58" text:anchor-type="as-char" svg:x="0in" svg:y="0in" svg:width="5.51042in" svg:height="0.375in" style:rel-width="scale" style:rel-height="scale"><draw:object xlink:href="Object 59/" xlink:type="simple" xlink:show="embed" xlink:actuate="onLoad"/></draw:frame><text:tab/>(22)</text:p>
      <text:p text:style-name="P116"/>
      <text:p text:style-name="P117">Fazendo a distribuição dos termos, chegamos na seguinte equação:</text:p>
      <text:p text:style-name="P118"/>
      <text:p text:style-name="P119"><text:tab/><draw:frame draw:style-name="a59" text:anchor-type="as-char" svg:x="0in" svg:y="0in" svg:width="5.52083in" svg:height="0.375in" style:rel-width="scale" style:rel-height="scale"><draw:object xlink:href="Object 60/" xlink:type="simple" xlink:show="embed" xlink:actuate="onLoad"/></draw:frame><text:tab/>(23)</text:p>
      <text:p text:style-name="P120"/>
      <text:p text:style-name="P121">Para simplificar, chamamos os termos: <text:s/></text:p>
      <text:p text:style-name="P122"><text:s text:c="4"/>•<text:s/><draw:frame draw:style-name="a60" text:anchor-type="as-char" svg:x="0in" svg:y="0in" svg:width="0.54167in" svg:height="0.22917in" style:rel-width="scale" style:rel-height="scale"><draw:object xlink:href="Object 61/" xlink:type="simple" xlink:show="embed" xlink:actuate="onLoad"/></draw:frame><text:s/>de<text:s/><draw:frame draw:style-name="a61" text:anchor-type="as-char" svg:x="0in" svg:y="0in" svg:width="0.23958in" svg:height="0.21875in" style:rel-width="scale" style:rel-height="scale"><draw:object xlink:href="Object 62/" xlink:type="simple" xlink:show="embed" xlink:actuate="onLoad"/></draw:frame>;<text:s/></text:p>
      <text:p text:style-name="P123"><text:s text:c="4"/>•<text:s/><draw:frame draw:style-name="a62" text:anchor-type="as-char" svg:x="0in" svg:y="0in" svg:width="0.52083in" svg:height="0.22917in" style:rel-width="scale" style:rel-height="scale"><draw:object xlink:href="Object 63/" xlink:type="simple" xlink:show="embed" xlink:actuate="onLoad"/></draw:frame><text:s/>de<text:s/><draw:frame draw:style-name="a63" text:anchor-type="as-char" svg:x="0in" svg:y="0in" svg:width="0.23958in" svg:height="0.21875in" style:rel-width="scale" style:rel-height="scale"><draw:object xlink:href="Object 64/" xlink:type="simple" xlink:show="embed" xlink:actuate="onLoad"/></draw:frame>;<text:s/></text:p>
      <text:p text:style-name="P124"><text:s text:c="4"/>•<text:s/><draw:frame draw:style-name="a64" text:anchor-type="as-char" svg:x="0in" svg:y="0in" svg:width="0.52083in" svg:height="0.22917in" style:rel-width="scale" style:rel-height="scale"><draw:object xlink:href="Object 65/" xlink:type="simple" xlink:show="embed" xlink:actuate="onLoad"/></draw:frame><text:s/>de<text:s/><draw:frame draw:style-name="a65" text:anchor-type="as-char" svg:x="0in" svg:y="0in" svg:width="0.22917in" svg:height="0.21875in" style:rel-width="scale" style:rel-height="scale"><draw:object xlink:href="Object 66/" xlink:type="simple" xlink:show="embed" xlink:actuate="onLoad"/></draw:frame>;<text:s/></text:p>
      <text:p text:style-name="P125"><text:s text:c="4"/>•<text:s/><draw:frame draw:style-name="a66" text:anchor-type="as-char" svg:x="0in" svg:y="0in" svg:width="0.51042in" svg:height="0.22917in" style:rel-width="scale" style:rel-height="scale"><draw:object xlink:href="Object 67/" xlink:type="simple" xlink:show="embed" xlink:actuate="onLoad"/></draw:frame><text:s/>de<text:s/><draw:frame draw:style-name="a67" text:anchor-type="as-char" svg:x="0in" svg:y="0in" svg:width="0.25in" svg:height="0.22917in" style:rel-width="scale" style:rel-height="scale"><draw:object xlink:href="Object 68/" xlink:type="simple" xlink:show="embed" xlink:actuate="onLoad"/></draw:frame>;<text:s/></text:p>
      <text:p text:style-name="P126"/>
      <text:soft-page-break/>
      <text:p text:style-name="P127">Obtendo assim, a seguinte equação:</text:p>
      <text:p text:style-name="P128"/>
      <text:p text:style-name="P129"><text:tab/><draw:frame draw:style-name="a68" text:anchor-type="as-char" svg:x="0in" svg:y="0in" svg:width="5.17708in" svg:height="0.375in" style:rel-width="scale" style:rel-height="scale"><draw:object xlink:href="Object 69/" xlink:type="simple" xlink:show="embed" xlink:actuate="onLoad"/></draw:frame><text:tab/>(24)</text:p>
      <text:p text:style-name="P130"/>
      <text:p text:style-name="P131">Assim, distribuindo<text:s/><draw:frame draw:style-name="a69" text:anchor-type="as-char" svg:x="0in" svg:y="0in" svg:width="0.10417in" svg:height="0.19792in" style:rel-width="scale" style:rel-height="scale"><draw:object xlink:href="Object 70/" xlink:type="simple" xlink:show="embed" xlink:actuate="onLoad"/></draw:frame><text:s/>na Equação (24):</text:p>
      <text:p text:style-name="P132"/>
      <text:p text:style-name="P133"><text:tab/><draw:frame draw:style-name="a70" text:anchor-type="as-char" svg:x="0in" svg:y="0in" svg:width="7.9375in" svg:height="0.63542in" style:rel-width="scale" style:rel-height="scale"><draw:object xlink:href="Object 71/" xlink:type="simple" xlink:show="embed" xlink:actuate="onLoad"/></draw:frame><text:tab/>(25)</text:p>
      <text:p text:style-name="P134"/>
      <text:p text:style-name="P135">Isolando os termos<text:s/><draw:frame draw:style-name="a71" text:anchor-type="as-char" svg:x="0in" svg:y="0in" svg:width="0.09375in" svg:height="0.19792in" style:rel-width="scale" style:rel-height="scale"><draw:object xlink:href="Object 72/" xlink:type="simple" xlink:show="embed" xlink:actuate="onLoad"/></draw:frame><text:s/>e<text:s/><draw:frame draw:style-name="a72" text:anchor-type="as-char" svg:x="0in" svg:y="0in" svg:width="0.10417in" svg:height="0.19792in" style:rel-width="scale" style:rel-height="scale"><draw:object xlink:href="Object 73/" xlink:type="simple" xlink:show="embed" xlink:actuate="onLoad"/></draw:frame>:</text:p>
      <text:p text:style-name="P136"/>
      <text:p text:style-name="P137"><text:tab/><draw:frame draw:style-name="a73" text:anchor-type="as-char" svg:x="0in" svg:y="0in" svg:width="3.875in" svg:height="1.11458in" style:rel-width="scale" style:rel-height="scale"><draw:object xlink:href="Object 74/" xlink:type="simple" xlink:show="embed" xlink:actuate="onLoad"/></draw:frame><text:tab/>(26)</text:p>
      <text:p text:style-name="P138"/>
      <text:p text:style-name="P139">Assim, multiplicamos toda a Equação (26) por<text:s/><draw:frame draw:style-name="a74" text:anchor-type="as-char" svg:x="0in" svg:y="0in" svg:width="0.09375in" svg:height="0.19792in" style:rel-width="scale" style:rel-height="scale"><draw:object xlink:href="Object 75/" xlink:type="simple" xlink:show="embed" xlink:actuate="onLoad"/></draw:frame>, e substituímos os seguintes termos:</text:p>
      <text:p text:style-name="P140"><text:s/></text:p>
      <text:p text:style-name="P141"><text:s text:c="4"/>•<text:s/><draw:frame draw:style-name="a75" text:anchor-type="as-char" svg:x="0in" svg:y="0in" svg:width="0.52083in" svg:height="0.21875in" style:rel-width="scale" style:rel-height="scale"><draw:object xlink:href="Object 76/" xlink:type="simple" xlink:show="embed" xlink:actuate="onLoad"/></draw:frame><text:s/>por<text:s/><draw:frame draw:style-name="a76" text:anchor-type="as-char" svg:x="0in" svg:y="0in" svg:width="0.10417in" svg:height="0.19792in" style:rel-width="scale" style:rel-height="scale"><draw:object xlink:href="Object 77/" xlink:type="simple" xlink:show="embed" xlink:actuate="onLoad"/></draw:frame>;<text:s/></text:p>
      <text:p text:style-name="P142"><text:s text:c="4"/>•<text:s/><draw:frame draw:style-name="a77" text:anchor-type="as-char" svg:x="0in" svg:y="0in" svg:width="2.48958in" svg:height="0.22917in" style:rel-width="scale" style:rel-height="scale"><draw:object xlink:href="Object 78/" xlink:type="simple" xlink:show="embed" xlink:actuate="onLoad"/></draw:frame><text:s/>por<text:s/><draw:frame draw:style-name="a78" text:anchor-type="as-char" svg:x="0in" svg:y="0in" svg:width="0.11458in" svg:height="0.19792in" style:rel-width="scale" style:rel-height="scale"><draw:object xlink:href="Object 79/" xlink:type="simple" xlink:show="embed" xlink:actuate="onLoad"/></draw:frame>;<text:s/></text:p>
      <text:p text:style-name="P143"><text:s text:c="4"/>•<text:s/><draw:frame draw:style-name="a79" text:anchor-type="as-char" svg:x="0in" svg:y="0in" svg:width="3.41667in" svg:height="0.22917in" style:rel-width="scale" style:rel-height="scale"><draw:object xlink:href="Object 80/" xlink:type="simple" xlink:show="embed" xlink:actuate="onLoad"/></draw:frame><text:s/>por<text:s/><draw:frame draw:style-name="a80" text:anchor-type="as-char" svg:x="0in" svg:y="0in" svg:width="0.10417in" svg:height="0.19792in" style:rel-width="scale" style:rel-height="scale"><draw:object xlink:href="Object 81/" xlink:type="simple" xlink:show="embed" xlink:actuate="onLoad"/></draw:frame>;<text:s/></text:p>
      <text:p text:style-name="P144"><text:s text:c="4"/>•<text:s/><draw:frame draw:style-name="a81" text:anchor-type="as-char" svg:x="0in" svg:y="0in" svg:width="2.54167in" svg:height="0.22917in" style:rel-width="scale" style:rel-height="scale"><draw:object xlink:href="Object 82/" xlink:type="simple" xlink:show="embed" xlink:actuate="onLoad"/></draw:frame><text:s/>por<text:s/><draw:frame draw:style-name="a82" text:anchor-type="as-char" svg:x="0in" svg:y="0in" svg:width="0.125in" svg:height="0.19792in" style:rel-width="scale" style:rel-height="scale"><draw:object xlink:href="Object 83/" xlink:type="simple" xlink:show="embed" xlink:actuate="onLoad"/></draw:frame>;<text:s/></text:p>
      <text:p text:style-name="P145"><text:s text:c="4"/>•<text:s/><draw:frame draw:style-name="a83" text:anchor-type="as-char" svg:x="0in" svg:y="0in" svg:width="0.53125in" svg:height="0.21875in" style:rel-width="scale" style:rel-height="scale"><draw:object xlink:href="Object 84/" xlink:type="simple" xlink:show="embed" xlink:actuate="onLoad"/></draw:frame><text:s/>por<text:s/><draw:frame draw:style-name="a84" text:anchor-type="as-char" svg:x="0in" svg:y="0in" svg:width="0.11458in" svg:height="0.19792in" style:rel-width="scale" style:rel-height="scale"><draw:object xlink:href="Object 85/" xlink:type="simple" xlink:show="embed" xlink:actuate="onLoad"/></draw:frame>;<text:s/></text:p>
      <text:p text:style-name="P146"/>
      <text:p text:style-name="P147">Assim, obtemos a seguinte equação:</text:p>
      <text:p text:style-name="P148"/>
      <text:p text:style-name="P149"><text:tab/><draw:frame draw:style-name="a85" text:anchor-type="as-char" svg:x="0in" svg:y="0in" svg:width="3.41667in" svg:height="0.19792in" style:rel-width="scale" style:rel-height="scale"><draw:object xlink:href="Object 86/" xlink:type="simple" xlink:show="embed" xlink:actuate="onLoad"/></draw:frame><text:tab/>(27)</text:p>
      <text:p text:style-name="P150"><text:s/></text:p>
      <text:p text:style-name="P151"><text:s/><draw:frame draw:style-name="a86" text:anchor-type="as-char" svg:x="0in" svg:y="0in" svg:width="0.09375in" svg:height="0.19792in" style:rel-width="scale" style:rel-height="scale"><draw:object xlink:href="Object 87/" xlink:type="simple" xlink:show="embed" xlink:actuate="onLoad"/></draw:frame><text:s/></text:p>
      <text:p text:style-name="P152"><text:s/></text:p>
      <text:p text:style-name="P153"><text:tab/><draw:frame draw:style-name="a87" text:anchor-type="as-char" svg:x="0in" svg:y="0in" svg:width="2.46875in" svg:height="0.19792in" style:rel-width="scale" style:rel-height="scale"><draw:object xlink:href="Object 88/" xlink:type="simple" xlink:show="embed" xlink:actuate="onLoad"/></draw:frame><text:tab/>(28)</text:p>
      <text:p text:style-name="P154"/>
      <text:p text:style-name="P155"/>
      <text:h text:style-name="P156" text:outline-level="3">3.1 <text:s/><text:bookmark-start text:name="GrindEQpgref5d0104e54"/><text:bookmark-end text:name="GrindEQpgref5d0104e54"/>Proposição de Przeminiecky</text:h>
      <text:p text:style-name="P157"/>
      <text:p text:style-name="P158">De acordo com Przeminiecky [7], No capitulo 12.4 de seu livro, o seguinte sistema abaixo se enquadra como um problema de autovalor quadrático:</text:p>
      <text:p text:style-name="P159"/>
      <text:p text:style-name="P160"><text:tab/><draw:frame draw:style-name="a88" text:anchor-type="as-char" svg:x="0in" svg:y="0in" svg:width="1.41667in" svg:height="0.19792in" style:rel-width="scale" style:rel-height="scale"><draw:object xlink:href="Object 89/" xlink:type="simple" xlink:show="embed" xlink:actuate="onLoad"/></draw:frame><text:tab/>(29)</text:p>
      <text:p text:style-name="P161"/>
      <text:p text:style-name="P162">Para esse sistema, pode-se assumir uma solução tal:</text:p>
      <text:p text:style-name="P163"/>
      <text:p text:style-name="P164"><text:tab/><draw:frame draw:style-name="a89" text:anchor-type="as-char" svg:x="0in" svg:y="0in" svg:width="0.65625in" svg:height="0.19792in" style:rel-width="scale" style:rel-height="scale"><draw:object xlink:href="Object 90/" xlink:type="simple" xlink:show="embed" xlink:actuate="onLoad"/></draw:frame><text:tab/>(30)</text:p>
      <text:p text:style-name="P165"/>
      <text:p text:style-name="P166">Neste sistema proposto: <text:s/></text:p>
      <text:p text:style-name="P167"><text:s text:c="4"/>•<text:s/><draw:frame draw:style-name="a90" text:anchor-type="as-char" svg:x="0in" svg:y="0in" svg:width="0.11458in" svg:height="0.19792in" style:rel-width="scale" style:rel-height="scale"><draw:object xlink:href="Object 91/" xlink:type="simple" xlink:show="embed" xlink:actuate="onLoad"/></draw:frame><text:s/>são os deslocamentos;<text:s/></text:p>
      <text:p text:style-name="P168"><text:s text:c="4"/>•<text:s/><draw:frame draw:style-name="a91" text:anchor-type="as-char" svg:x="0in" svg:y="0in" svg:width="0.09375in" svg:height="0.19792in" style:rel-width="scale" style:rel-height="scale"><draw:object xlink:href="Object 92/" xlink:type="simple" xlink:show="embed" xlink:actuate="onLoad"/></draw:frame><text:s/>é a matriz coluna de amplitudes associada à<text:s/><draw:frame draw:style-name="a92" text:anchor-type="as-char" svg:x="0in" svg:y="0in" svg:width="0.11458in" svg:height="0.19792in" style:rel-width="scale" style:rel-height="scale"><draw:object xlink:href="Object 93/" xlink:type="simple" xlink:show="embed" xlink:actuate="onLoad"/></draw:frame>;<text:s/></text:p>
      <text:p text:style-name="P169"><text:s text:c="4"/>•<text:s/><draw:frame draw:style-name="a93" text:anchor-type="as-char" svg:x="0in" svg:y="0in" svg:width="0.09375in" svg:height="0.19792in" style:rel-width="scale" style:rel-height="scale"><draw:object xlink:href="Object 94/" xlink:type="simple" xlink:show="embed" xlink:actuate="onLoad"/></draw:frame><text:s/></text:p>
      <text:p text:style-name="P170"/>
      <text:p text:style-name="P171">Onde<text:s/><draw:frame draw:style-name="a94" text:anchor-type="as-char" svg:x="0in" svg:y="0in" svg:width="0.09375in" svg:height="0.19792in" style:rel-width="scale" style:rel-height="scale"><draw:object xlink:href="Object 95/" xlink:type="simple" xlink:show="embed" xlink:actuate="onLoad"/></draw:frame><text:s/>é complexo. Assim, a Equação (29) se torna:</text:p>
      <text:p text:style-name="P172"/>
      <text:p text:style-name="P173"><text:tab/><draw:frame draw:style-name="a95" text:anchor-type="as-char" svg:x="0in" svg:y="0in" svg:width="1.58333in" svg:height="0.19792in" style:rel-width="scale" style:rel-height="scale"><draw:object xlink:href="Object 96/" xlink:type="simple" xlink:show="embed" xlink:actuate="onLoad"/></draw:frame><text:tab/>(31)</text:p>
      <text:p text:style-name="P174"/>
      <text:soft-page-break/>
      <text:p text:style-name="P175">Que possui soluções diferentes de 0 para<text:s/><draw:frame draw:style-name="a96" text:anchor-type="as-char" svg:x="0in" svg:y="0in" svg:width="0.09375in" svg:height="0.19792in" style:rel-width="scale" style:rel-height="scale"><draw:object xlink:href="Object 97/" xlink:type="simple" xlink:show="embed" xlink:actuate="onLoad"/></draw:frame><text:s/>desde que:</text:p>
      <text:p text:style-name="P176"/>
      <text:p text:style-name="P177"><text:tab/><draw:frame draw:style-name="a97" text:anchor-type="as-char" svg:x="0in" svg:y="0in" svg:width="1.44792in" svg:height="0.19792in" style:rel-width="scale" style:rel-height="scale"><draw:object xlink:href="Object 98/" xlink:type="simple" xlink:show="embed" xlink:actuate="onLoad"/></draw:frame><text:tab/>(32)</text:p>
      <text:p text:style-name="P178"/>
      <text:p text:style-name="P179">Para sistemas com diversos graus de liberdade, a formulação das Equações (31) e (32) se torna inconveniente. Assim, utilizando um método proposto por Duncan, podemos reduzir essas equações à uma forma padrão. Assim, combinaremos a Equação (29) com a identidade da Equação (33), para obtermos a Equação matricial (35):</text:p>
      <text:p text:style-name="P180"/>
      <text:p text:style-name="P181"><text:tab/><draw:frame draw:style-name="a98" text:anchor-type="as-char" svg:x="0in" svg:y="0in" svg:width="1.03125in" svg:height="0.19792in" style:rel-width="scale" style:rel-height="scale"><draw:object xlink:href="Object 99/" xlink:type="simple" xlink:show="embed" xlink:actuate="onLoad"/></draw:frame><text:tab/>(33)</text:p>
      <text:p text:style-name="P182"><text:s/></text:p>
      <text:p text:style-name="P183"><text:tab/><draw:frame draw:style-name="a99" text:anchor-type="as-char" svg:x="0in" svg:y="0in" svg:width="1.41667in" svg:height="0.19792in" style:rel-width="scale" style:rel-height="scale"><draw:object xlink:href="Object 100/" xlink:type="simple" xlink:show="embed" xlink:actuate="onLoad"/></draw:frame><text:tab/>(34)</text:p>
      <text:p text:style-name="P184"/>
      <text:p text:style-name="P185"/>
      <text:p text:style-name="P186"><text:tab/><draw:frame draw:style-name="a100" text:anchor-type="as-char" svg:x="0in" svg:y="0in" svg:width="2.65625in" svg:height="0.53125in" style:rel-width="scale" style:rel-height="scale"><draw:object xlink:href="Object 101/" xlink:type="simple" xlink:show="embed" xlink:actuate="onLoad"/></draw:frame><text:tab/>(35)</text:p>
      <text:p text:style-name="P187"/>
      <text:p text:style-name="P188">Assim, definimos as seguintes matrizes, sendo:</text:p>
      <text:p text:style-name="P189"/>
      <text:p text:style-name="P190"><text:tab/><draw:frame draw:style-name="a101" text:anchor-type="as-char" svg:x="0in" svg:y="0in" svg:width="3.52083in" svg:height="0.53125in" style:rel-width="scale" style:rel-height="scale"><draw:object xlink:href="Object 102/" xlink:type="simple" xlink:show="embed" xlink:actuate="onLoad"/></draw:frame><text:tab/>(36)</text:p>
      <text:p text:style-name="P191"/>
      <text:p text:style-name="P192">Assim, essa equação (35) pode ser reescrita da forma:</text:p>
      <text:p text:style-name="P193"/>
      <text:p text:style-name="P194"><text:tab/><draw:frame draw:style-name="a102" text:anchor-type="as-char" svg:x="0in" svg:y="0in" svg:width="0.95833in" svg:height="0.19792in" style:rel-width="scale" style:rel-height="scale"><draw:object xlink:href="Object 103/" xlink:type="simple" xlink:show="embed" xlink:actuate="onLoad"/></draw:frame><text:tab/>(37)</text:p>
      <text:p text:style-name="P195"/>
      <text:p text:style-name="P196">Agora, utilizando a Equação (30), a Equação (36) se torna:</text:p>
      <text:p text:style-name="P197"/>
      <text:soft-page-break/>
      <text:p text:style-name="P198"><text:tab/><draw:frame draw:style-name="a103" text:anchor-type="as-char" svg:x="0in" svg:y="0in" svg:width="1.05208in" svg:height="0.19792in" style:rel-width="scale" style:rel-height="scale"><draw:object xlink:href="Object 104/" xlink:type="simple" xlink:show="embed" xlink:actuate="onLoad"/></draw:frame><text:tab/>(38)</text:p>
      <text:p text:style-name="P199"/>
      <text:p text:style-name="P200">Sendo essa ultima, uma forma muito mais simples de se resolver um problema de autovalor, por algum algoritmo computacional.</text:p>
      <text:p text:style-name="P201"/>
      <text:h text:style-name="P202" text:outline-level="3">3.2 <text:s/><text:bookmark-start text:name="GrindEQpgref5d0104e55"/><text:bookmark-end text:name="GrindEQpgref5d0104e55"/>Analogia Para Nosso Sistema</text:h>
      <text:p text:style-name="P203"/>
      <text:p text:style-name="P204">Com a Proposição de Przeminiecky bem estruturada, comparando as Equações (28) e (31), pode-se então perceber que para nosso sistema, as seguintes são verdade:</text:p>
      <text:p text:style-name="P205"><text:s/></text:p>
      <text:p text:style-name="P206"><text:s text:c="4"/>•<text:s/><draw:frame draw:style-name="a104" text:anchor-type="as-char" svg:x="0in" svg:y="0in" svg:width="0.09375in" svg:height="0.19792in" style:rel-width="scale" style:rel-height="scale"><draw:object xlink:href="Object 105/" xlink:type="simple" xlink:show="embed" xlink:actuate="onLoad"/></draw:frame><text:s/>equivale à<text:s/><draw:frame draw:style-name="a105" text:anchor-type="as-char" svg:x="0in" svg:y="0in" svg:width="0.09375in" svg:height="0.19792in" style:rel-width="scale" style:rel-height="scale"><draw:object xlink:href="Object 106/" xlink:type="simple" xlink:show="embed" xlink:actuate="onLoad"/></draw:frame><text:s/></text:p>
      <text:p text:style-name="P207"><text:s text:c="4"/>•<text:s/><draw:frame draw:style-name="a106" text:anchor-type="as-char" svg:x="0in" svg:y="0in" svg:width="0.09375in" svg:height="0.19792in" style:rel-width="scale" style:rel-height="scale"><draw:object xlink:href="Object 107/" xlink:type="simple" xlink:show="embed" xlink:actuate="onLoad"/></draw:frame><text:s/>equivale à<text:s/><draw:frame draw:style-name="a107" text:anchor-type="as-char" svg:x="0in" svg:y="0in" svg:width="0.10417in" svg:height="0.19792in" style:rel-width="scale" style:rel-height="scale"><draw:object xlink:href="Object 108/" xlink:type="simple" xlink:show="embed" xlink:actuate="onLoad"/></draw:frame><text:s/></text:p>
      <text:p text:style-name="P208"/>
      <text:p text:style-name="P209">Assim, podemos fazer analogamente, o seguinte sistema de Equações:</text:p>
      <text:p text:style-name="P210"/>
      <text:p text:style-name="P211"><text:tab/><draw:frame draw:style-name="a108" text:anchor-type="as-char" svg:x="0in" svg:y="0in" svg:width="0.94792in" svg:height="0.19792in" style:rel-width="scale" style:rel-height="scale"><draw:object xlink:href="Object 109/" xlink:type="simple" xlink:show="embed" xlink:actuate="onLoad"/></draw:frame><text:tab/>(39)</text:p>
      <text:p text:style-name="P212"><text:s/></text:p>
      <text:p text:style-name="P213"><text:tab/><draw:frame draw:style-name="a109" text:anchor-type="as-char" svg:x="0in" svg:y="0in" svg:width="0.91667in" svg:height="0.19792in" style:rel-width="scale" style:rel-height="scale"><draw:object xlink:href="Object 110/" xlink:type="simple" xlink:show="embed" xlink:actuate="onLoad"/></draw:frame><text:tab/>(40)</text:p>
      <text:p text:style-name="P214"><text:s/></text:p>
      <text:p text:style-name="P215"><text:tab/><draw:frame draw:style-name="a110" text:anchor-type="as-char" svg:x="0in" svg:y="0in" svg:width="0.9375in" svg:height="0.19792in" style:rel-width="scale" style:rel-height="scale"><draw:object xlink:href="Object 111/" xlink:type="simple" xlink:show="embed" xlink:actuate="onLoad"/></draw:frame><text:tab/>(41)</text:p>
      <text:p text:style-name="P216"><text:s/></text:p>
      <text:p text:style-name="P217"><text:tab/><draw:frame draw:style-name="a111" text:anchor-type="as-char" svg:x="0in" svg:y="0in" svg:width="1.47917in" svg:height="0.375in" style:rel-width="scale" style:rel-height="scale"><draw:object xlink:href="Object 112/" xlink:type="simple" xlink:show="embed" xlink:actuate="onLoad"/></draw:frame><text:tab/>(42)</text:p>
      <text:p text:style-name="P218"><text:s/></text:p>
      <text:p text:style-name="P219"><text:tab/><draw:frame draw:style-name="a112" text:anchor-type="as-char" svg:x="0in" svg:y="0in" svg:width="3.05208in" svg:height="0.375in" style:rel-width="scale" style:rel-height="scale"><draw:object xlink:href="Object 113/" xlink:type="simple" xlink:show="embed" xlink:actuate="onLoad"/></draw:frame><text:tab/>(43)</text:p>
      <text:p text:style-name="P220"/>
      <text:p text:style-name="P221">Assim, pode-se organizar o sistema em duas únicas matrizes:</text:p>
      <text:p text:style-name="P222"/>
      <text:soft-page-break/>
      <text:p text:style-name="P223"><text:tab/><draw:frame draw:style-name="a113" text:anchor-type="as-char" svg:x="0in" svg:y="0in" svg:width="3.8125in" svg:height="0.92708in" style:rel-width="scale" style:rel-height="scale"><draw:object xlink:href="Object 114/" xlink:type="simple" xlink:show="embed" xlink:actuate="onLoad"/></draw:frame><text:tab/>(44)</text:p>
      <text:p text:style-name="P224"/>
      <text:p text:style-name="P225">Assim, definimos as seguintes matrizes, sendo:</text:p>
      <text:p text:style-name="P226"/>
      <text:p text:style-name="P227"><text:tab/><draw:frame draw:style-name="a114" text:anchor-type="as-char" svg:x="0in" svg:y="0in" svg:width="3.5625in" svg:height="0.91667in" style:rel-width="scale" style:rel-height="scale"><draw:object xlink:href="Object 115/" xlink:type="simple" xlink:show="embed" xlink:actuate="onLoad"/></draw:frame><text:tab/>(45)</text:p>
      <text:p text:style-name="P228"/>
      <text:p text:style-name="P229">Assim o sistema da Equação (44) se torna:</text:p>
      <text:p text:style-name="P230"/>
      <text:p text:style-name="P231"><text:tab/><draw:frame draw:style-name="a115" text:anchor-type="as-char" svg:x="0in" svg:y="0in" svg:width="1.41667in" svg:height="0.92708in" style:rel-width="scale" style:rel-height="scale"><draw:object xlink:href="Object 116/" xlink:type="simple" xlink:show="embed" xlink:actuate="onLoad"/></draw:frame><text:tab/>(46)</text:p>
      <text:p text:style-name="P232"/>
      <text:p text:style-name="P233">Como em nosso sistema temos que:</text:p>
      <text:p text:style-name="P234"/>
      <text:p text:style-name="P235"><text:tab/><draw:frame draw:style-name="a116" text:anchor-type="as-char" svg:x="0in" svg:y="0in" svg:width="0.63542in" svg:height="0.20833in" style:rel-width="scale" style:rel-height="scale"><draw:object xlink:href="Object 117/" xlink:type="simple" xlink:show="embed" xlink:actuate="onLoad"/></draw:frame><text:tab/>(47)</text:p>
      <text:p text:style-name="P236"/>
      <text:p text:style-name="P237">Podemos então, definir as seguintes matrizes:</text:p>
      <text:p text:style-name="P238"/>
      <text:p text:style-name="P239"><text:tab/><draw:frame draw:style-name="a117" text:anchor-type="as-char" svg:x="0in" svg:y="0in" svg:width="0.6875in" svg:height="0.92708in" style:rel-width="scale" style:rel-height="scale"><draw:object xlink:href="Object 118/" xlink:type="simple" xlink:show="embed" xlink:actuate="onLoad"/></draw:frame><text:tab/>(48)</text:p>
      <text:p text:style-name="P240"/>
      <text:soft-page-break/>
      <text:p text:style-name="P241">Assim o sistema da Equação (44) se torna:</text:p>
      <text:p text:style-name="P242"/>
      <text:p text:style-name="P243"><text:tab/><draw:frame draw:style-name="a118" text:anchor-type="as-char" svg:x="0in" svg:y="0in" svg:width="1.08333in" svg:height="0.19792in" style:rel-width="scale" style:rel-height="scale"><draw:object xlink:href="Object 119/" xlink:type="simple" xlink:show="embed" xlink:actuate="onLoad"/></draw:frame><text:tab/>(49)</text:p>
      <text:p text:style-name="P244"/>
      <text:p text:style-name="P245">Utilizando as Equações (47) e (48), podemos chegar nas Equações (50) e (51):</text:p>
      <text:p text:style-name="P246"/>
      <text:p text:style-name="P247"><text:tab/><draw:frame draw:style-name="a119" text:anchor-type="as-char" svg:x="0in" svg:y="0in" svg:width="1.625in" svg:height="0.20833in" style:rel-width="scale" style:rel-height="scale"><draw:object xlink:href="Object 120/" xlink:type="simple" xlink:show="embed" xlink:actuate="onLoad"/></draw:frame><text:tab/>(50)</text:p>
      <text:p text:style-name="P248"><text:s/></text:p>
      <text:p text:style-name="P249"><text:s/><draw:frame draw:style-name="a120" text:anchor-type="as-char" svg:x="0in" svg:y="0in" svg:width="0.09375in" svg:height="0.19792in" style:rel-width="scale" style:rel-height="scale"><draw:object xlink:href="Object 121/" xlink:type="simple" xlink:show="embed" xlink:actuate="onLoad"/></draw:frame><text:s/></text:p>
      <text:p text:style-name="P250"><text:s/></text:p>
      <text:p text:style-name="P251"><text:tab/><draw:frame draw:style-name="a121" text:anchor-type="as-char" svg:x="0in" svg:y="0in" svg:width="1.40625in" svg:height="0.20833in" style:rel-width="scale" style:rel-height="scale"><draw:object xlink:href="Object 122/" xlink:type="simple" xlink:show="embed" xlink:actuate="onLoad"/></draw:frame><text:tab/>(51)</text:p>
      <text:p text:style-name="P252"/>
      <text:p text:style-name="P253">Que, quando aplicadas na Equação (49), tornam a mesma da seguinte forma:</text:p>
      <text:p text:style-name="P254"/>
      <text:p text:style-name="P255"><text:tab/><draw:frame draw:style-name="a122" text:anchor-type="as-char" svg:x="0in" svg:y="0in" svg:width="2.04167in" svg:height="0.20833in" style:rel-width="scale" style:rel-height="scale"><draw:object xlink:href="Object 123/" xlink:type="simple" xlink:show="embed" xlink:actuate="onLoad"/></draw:frame><text:tab/>(52)</text:p>
      <text:p text:style-name="P256"/>
      <text:p text:style-name="P257">Simplificando a Equação (52), temos:</text:p>
      <text:p text:style-name="P258"/>
      <text:p text:style-name="P259"><text:tab/><draw:frame draw:style-name="a123" text:anchor-type="as-char" svg:x="0in" svg:y="0in" svg:width="1.61458in" svg:height="0.20833in" style:rel-width="scale" style:rel-height="scale"><draw:object xlink:href="Object 124/" xlink:type="simple" xlink:show="embed" xlink:actuate="onLoad"/></draw:frame><text:tab/>(53)</text:p>
      <text:p text:style-name="P260"/>
      <text:p text:style-name="P261"/>
      <text:h text:style-name="P262" text:outline-level="3">3.3 <text:s/><text:bookmark-start text:name="GrindEQpgref5d0104e56"/><text:bookmark-end text:name="GrindEQpgref5d0104e56"/>Ponto Atual</text:h>
      <text:p text:style-name="P263"><text:s/>Para a resolução do problema de autovalor, procura-se uma forma de se resolver a forma simplificada da Equação (44), ou seja, a Equação (53):</text:p>
      <text:p text:style-name="P264"/>
      <text:p text:style-name="P265"><text:tab/><draw:frame draw:style-name="a124" text:anchor-type="as-char" svg:x="0in" svg:y="0in" svg:width="1.61458in" svg:height="0.20833in" style:rel-width="scale" style:rel-height="scale"><draw:object xlink:href="Object 125/" xlink:type="simple" xlink:show="embed" xlink:actuate="onLoad"/></draw:frame><text:tab/>(54)</text:p>
      <text:p text:style-name="P266"/>
      <text:soft-page-break/>
      <text:p text:style-name="P267">No ponto atual, busca-se formas de resolver essa problema de autovalor. Dentre algumas das possibilidades, estão o GMRES (Generalized minimal residual method), Métodos Jacobi-Davidson, ou algum outro método analítico.</text:p>
      <text:p text:style-name="P268"/>
      <text:h text:style-name="P269" text:outline-level="2">4 <text:s/><text:bookmark-start text:name="GrindEQpgref5d0104e57"/><text:bookmark-end text:name="GrindEQpgref5d0104e57"/>Referências</text:h>
      <text:p text:style-name="P270"/>
      <text:p text:style-name="P271">[1] Loeffler, C. F., Galimberti, R., Barcelos, H. M. 2018. A self-regularized scheme for solving Helmholtz problems using the boundary element direct integration technique with radial basis functions;</text:p>
      <text:p text:style-name="P272">[2] Loeffler, C. F., Cruz, A. L., Bulcão, A. 2015. Direct Use of Radial Basis Interpolation Functions for Modelling Source Terms with the Boundary Element Method. Engineering Analysis with Boundary Elements, vol. 50, pp. 97-108.</text:p>
      <text:p text:style-name="P273">[3] Loeffler, C. F., Barcelos, H. M., Mansur, W.J., Bulcão, A. 2015. Solving Helmholtz Problems with the Boundary Element Method Using Direct Radial Basis Function Interpolation. Engineering Analysis with Boundary Elements, Vol. 61, pp. 218-225.</text:p>
      <text:p text:style-name="P274">[4] Loeffler, C. F., Zamprogno, L., Mansur, W. J., Bulcão, A. 2017. Performance of Compact Radial Basis Functions in the Direct Interpolation Boundary Element Method for Solving Potential Problems. Computational Methods and Engineering and Sciences, Vol. 113, 3, pp. 387-412.</text:p>
      <text:p text:style-name="P275">[5] Loeffler, C. F., Pereira, P. V. F., Lara, L. O. C., Mansur, W. J., 2017. Comparison between the Formulation of the Boundary Element Method that uses Fundamental Solution Dependent of Frequency and the Direct Radial Basis Boundary Element Formulation for Solution of Helmholtz Problems, Eng. Analysis Boundary Elements, 79, pp. 81-87.</text:p>
      <text:p text:style-name="P276">[6] Loeffler, C.F, Mansur, WJ, 2017. A Regularization Scheme Applied to the Direct Interpolation Boundary Element Technique with Radial Basis Functions for Solving Eigenvalue Problem. Engineering Analysis with Boundary Elements, vol. 74, pp. 14-18.</text:p>
      <text:p text:style-name="P277">[7] Przemieniecki, J.S., 1985. Theory of matrix structural analysis. Courier Corporation.</text:p>
      <text:p text:style-name="P27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00%" fo:background-color="transparent" style:tab-stop-distance="0.5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Corpodetexto" style:default-outline-level="1">
      <style:paragraph-properties fo:keep-with-next="always" fo:keep-together="always" fo:margin-top="0.3333in" fo:margin-bottom="0in"/>
      <style:text-properties style:font-name="Calibri" style:font-name-asian="Times New Roman" fo:font-weight="bold" style:font-weight-asian="bold" style:font-weight-complex="bold" fo:color="#345A8A" fo:font-size="16pt" style:font-size-asian="16pt" style:font-size-complex="16pt" fo:hyphenate="false"/>
    </style:style>
    <style:style style:name="Título2" style:display-name="Título 2" style:family="paragraph" style:parent-style-name="Normal" style:next-style-name="Corpodetexto" style:default-outline-level="2">
      <style:paragraph-properties fo:keep-with-next="always" fo:keep-together="always" fo:margin-top="0.1388in" fo:margin-bottom="0in"/>
      <style:text-properties style:font-name="Calibri" style:font-name-asian="Times New Roman" fo:font-weight="bold" style:font-weight-asian="bold" style:font-weight-complex="bold" fo:color="#4F81BD" fo:font-size="16pt" style:font-size-asian="16pt" style:font-size-complex="16pt" fo:hyphenate="false"/>
    </style:style>
    <style:style style:name="Título3" style:display-name="Título 3" style:family="paragraph" style:parent-style-name="Normal" style:next-style-name="Corpodetexto" style:default-outline-level="3">
      <style:paragraph-properties fo:keep-with-next="always" fo:keep-together="always" fo:margin-top="0.1388in" fo:margin-bottom="0in"/>
      <style:text-properties style:font-name="Calibri" style:font-name-asian="Times New Roman" fo:font-weight="bold" style:font-weight-asian="bold" style:font-weight-complex="bold" fo:color="#4F81BD" fo:font-size="14pt" style:font-size-asian="14pt" style:font-size-complex="14pt" fo:hyphenate="false"/>
    </style:style>
    <style:style style:name="Título4" style:display-name="Título 4" style:family="paragraph" style:parent-style-name="Normal" style:next-style-name="Corpodetexto" style:default-outline-level="4">
      <style:paragraph-properties fo:keep-with-next="always" fo:keep-together="always" fo:margin-top="0.1388in" fo:margin-bottom="0in"/>
      <style:text-properties style:font-name="Calibri" style:font-name-asian="Times New Roman" fo:font-weight="bold" style:font-weight-asian="bold" style:font-weight-complex="bold" fo:color="#4F81BD" fo:hyphenate="false"/>
    </style:style>
    <style:style style:name="Título5" style:display-name="Título 5" style:family="paragraph" style:parent-style-name="Normal" style:next-style-name="Corpodetexto" style:default-outline-level="5">
      <style:paragraph-properties fo:keep-with-next="always" fo:keep-together="always" fo:margin-top="0.1388in" fo:margin-bottom="0in"/>
      <style:text-properties style:font-name="Calibri" style:font-name-asian="Times New Roman" fo:font-style="italic" style:font-style-asian="italic" style:font-style-complex="italic" fo:color="#4F81BD" fo:hyphenate="false"/>
    </style:style>
    <style:style style:name="Título6" style:display-name="Título 6" style:family="paragraph" style:parent-style-name="Normal" style:next-style-name="Corpodetexto" style:default-outline-level="6">
      <style:paragraph-properties fo:keep-with-next="always" fo:keep-together="always" fo:margin-top="0.1388in" fo:margin-bottom="0in"/>
      <style:text-properties style:font-name="Calibri" style:font-name-asian="Times New Roman" fo:color="#4F81BD" fo:hyphenate="false"/>
    </style:style>
    <style:style style:name="Título7" style:display-name="Título 7" style:family="paragraph" style:parent-style-name="Normal" style:next-style-name="Corpodetexto" style:default-outline-level="7">
      <style:paragraph-properties fo:keep-with-next="always" fo:keep-together="always" fo:margin-top="0.1388in" fo:margin-bottom="0in"/>
      <style:text-properties style:font-name="Calibri" style:font-name-asian="Times New Roman" fo:color="#4F81BD" fo:hyphenate="false"/>
    </style:style>
    <style:style style:name="Título8" style:display-name="Título 8" style:family="paragraph" style:parent-style-name="Normal" style:next-style-name="Corpodetexto" style:default-outline-level="8">
      <style:paragraph-properties fo:keep-with-next="always" fo:keep-together="always" fo:margin-top="0.1388in" fo:margin-bottom="0in"/>
      <style:text-properties style:font-name="Calibri" style:font-name-asian="Times New Roman" fo:color="#4F81BD" fo:hyphenate="false"/>
    </style:style>
    <style:style style:name="Título9" style:display-name="Título 9" style:family="paragraph" style:parent-style-name="Normal" style:next-style-name="Corpodetexto" style:default-outline-level="9">
      <style:paragraph-properties fo:keep-with-next="always" fo:keep-together="always" fo:margin-top="0.1388in" fo:margin-bottom="0in"/>
      <style:text-properties style:font-name="Calibri" style:font-name-asian="Times New Roman" fo:color="#4F81BD" fo:hyphenate="false"/>
    </style:style>
    <style:style style:name="Normal" style:display-name="Normal" style:family="paragraph">
      <style:text-properties fo:hyphenate="false"/>
    </style:style>
    <style:style style:name="Fonteparág.padrão" style:display-name="Fonte parág. padrão" style:family="text"/>
    <style:style style:name="Corpodetexto" style:display-name="Corpo de texto" style:family="paragraph" style:parent-style-name="Normal">
      <style:paragraph-properties fo:margin-top="0.125in" fo:margin-bottom="0.125in"/>
      <style:text-properties fo:hyphenate="false"/>
    </style:style>
    <style:style style:name="FirstParagraph" style:display-name="First Paragraph" style:family="paragraph" style:parent-style-name="Corpodetexto" style:next-style-name="Corpodetexto">
      <style:text-properties fo:hyphenate="false"/>
    </style:style>
    <style:style style:name="Compact" style:display-name="Compact" style:family="paragraph" style:parent-style-name="Corpodetexto">
      <style:paragraph-properties fo:margin-top="0.025in" fo:margin-bottom="0.025in"/>
      <style:text-properties fo:hyphenate="false"/>
    </style:style>
    <style:style style:name="Título" style:display-name="Título" style:family="paragraph" style:parent-style-name="Normal" style:next-style-name="Corpodetexto">
      <style:paragraph-properties fo:keep-with-next="always" fo:keep-together="always" fo:text-align="center" fo:margin-top="0.3333in" fo:margin-bottom="0.1666in"/>
      <style:text-properties style:font-name="Calibri" style:font-name-asian="Times New Roman" fo:font-weight="bold" style:font-weight-asian="bold" style:font-weight-complex="bold" fo:color="#345A8A" fo:font-size="18pt" style:font-size-asian="18pt" style:font-size-complex="18pt" fo:hyphenate="false"/>
    </style:style>
    <style:style style:name="Subtítulo" style:display-name="Subtítulo" style:family="paragraph" style:parent-style-name="Título" style:next-style-name="Corpodetexto">
      <style:paragraph-properties fo:margin-top="0.1666in"/>
      <style:text-properties fo:font-size="15pt" style:font-size-asian="15pt" style:font-size-complex="15pt" fo:hyphenate="false"/>
    </style:style>
    <style:style style:name="Author" style:display-name="Author" style:family="paragraph" style:next-style-name="Corpodetexto">
      <style:paragraph-properties fo:keep-with-next="always" fo:keep-together="always" fo:text-align="center"/>
      <style:text-properties fo:hyphenate="false"/>
    </style:style>
    <style:style style:name="Data" style:display-name="Data" style:family="paragraph" style:next-style-name="Corpodetexto">
      <style:paragraph-properties fo:keep-with-next="always" fo:keep-together="always" fo:text-align="center"/>
      <style:text-properties fo:hyphenate="false"/>
    </style:style>
    <style:style style:name="Abstract" style:display-name="Abstract" style:family="paragraph" style:parent-style-name="Normal" style:next-style-name="Corpodetexto">
      <style:paragraph-properties fo:keep-with-next="always" fo:keep-together="always" fo:margin-top="0.2083in" fo:margin-bottom="0.2083in"/>
      <style:text-properties fo:font-size="10pt" style:font-size-asian="10pt" style:font-size-complex="10pt" fo:hyphenate="false"/>
    </style:style>
    <style:style style:name="Bibliografia" style:display-name="Bibliografia" style:family="paragraph" style:parent-style-name="Normal">
      <style:text-properties fo:hyphenate="false"/>
    </style:style>
    <style:style style:name="Textoembloco" style:display-name="Texto em bloco" style:family="paragraph" style:parent-style-name="Corpodetexto" style:next-style-name="Corpodetexto">
      <style:paragraph-properties fo:margin-top="0.0694in" fo:margin-bottom="0.0694in"/>
      <style:text-properties style:font-name="Calibri" style:font-name-asian="Times New Roman" style:font-weight-complex="bold" fo:font-size="10pt" style:font-size-asian="10pt" style:font-size-complex="10pt" fo:hyphenate="false"/>
    </style:style>
    <style:style style:name="Textodenotaderodapé" style:display-name="Texto de nota de rodapé"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Legenda" style:display-name="Legenda"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Legenda">
      <style:paragraph-properties fo:keep-with-next="always"/>
      <style:text-properties fo:hyphenate="false"/>
    </style:style>
    <style:style style:name="ImageCaption" style:display-name="Image Caption" style:family="paragraph" style:parent-style-name="Legenda">
      <style:text-properties fo:hyphenate="false"/>
    </style:style>
    <style:style style:name="Figure" style:display-name="Figure" style:family="paragraph" style:parent-style-name="Normal">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LegendaChar" style:display-name="Legenda Char" style:family="text" style:parent-style-name="Fonteparág.padrão"/>
    <style:style style:name="VerbatimChar" style:display-name="Verbatim Char" style:family="text" style:parent-style-name="LegendaChar">
      <style:text-properties style:font-name="Consolas" fo:font-size="11pt" style:font-size-asian="11pt"/>
    </style:style>
    <style:style style:name="Ref.denotaderodapé" style:display-name="Ref. de nota de rodapé" style:family="text" style:parent-style-name="LegendaChar">
      <style:text-properties style:text-position="super 66.6%"/>
    </style:style>
    <style:style style:name="Hyperlink" style:display-name="Hyperlink" style:family="text" style:parent-style-name="LegendaChar">
      <style:text-properties fo:color="#4F81BD"/>
    </style:style>
    <style:style style:name="CabeçalhodoSumário" style:display-name="Cabeçalho do Sumário" style:family="paragraph" style:parent-style-name="Título1" style:next-style-name="Corpodetexto" style:default-outline-level="1">
      <style:paragraph-properties fo:margin-top="0.1666in" fo:line-height="106%"/>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style:style style:name="Título1Char" style:display-name="Título 1 Char" style:family="text" style:parent-style-name="Fonteparág.padrão">
      <style:text-properties style:font-name="Calibri" style:font-name-asian="Times New Roman" style:font-name-complex="Times New Roman" fo:font-weight="bold" style:font-weight-asian="bold" style:font-weight-complex="bold" fo:color="#345A8A" fo:font-size="16pt" style:font-size-asian="16pt" style:font-size-complex="16pt"/>
    </style:style>
    <style:style style:name="Título2Char" style:display-name="Título 2 Char" style:family="text" style:parent-style-name="Fonteparág.padrão">
      <style:text-properties style:font-name="Calibri" style:font-name-asian="Times New Roman" style:font-name-complex="Times New Roman" fo:font-weight="bold" style:font-weight-asian="bold" style:font-weight-complex="bold" fo:color="#4F81BD" fo:font-size="16pt" style:font-size-asian="16pt" style:font-size-complex="16pt"/>
    </style:style>
    <style:style style:name="Título3Char" style:display-name="Título 3 Char" style:family="text" style:parent-style-name="Fonteparág.padrão">
      <style:text-properties style:font-name="Calibri" style:font-name-asian="Times New Roman" style:font-name-complex="Times New Roman" fo:font-weight="bold" style:font-weight-asian="bold" style:font-weight-complex="bold" fo:color="#4F81BD" fo:font-size="14pt" style:font-size-asian="14pt" style:font-size-complex="14pt"/>
    </style:style>
    <style:style style:name="Título4Char" style:display-name="Título 4 Char" style:family="text" style:parent-style-name="Fonteparág.padrão">
      <style:text-properties style:font-name="Calibri" style:font-name-asian="Times New Roman" style:font-name-complex="Times New Roman" fo:font-weight="bold" style:font-weight-asian="bold" style:font-weight-complex="bold" fo:color="#4F81BD"/>
    </style:style>
    <style:style style:name="Título5Char" style:display-name="Título 5 Char" style:family="text" style:parent-style-name="Fonteparág.padrão">
      <style:text-properties style:font-name="Calibri" style:font-name-asian="Times New Roman" style:font-name-complex="Times New Roman" fo:font-style="italic" style:font-style-asian="italic" style:font-style-complex="italic" fo:color="#4F81BD"/>
    </style:style>
    <style:style style:name="Título6Char" style:display-name="Título 6 Char" style:family="text" style:parent-style-name="Fonteparág.padrão">
      <style:text-properties style:font-name="Calibri" style:font-name-asian="Times New Roman" style:font-name-complex="Times New Roman" fo:color="#4F81BD"/>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sumo da Pesquisa PPGEM</dc:title>
    <meta:initial-creator>Luan Henrique Sirtoli</meta:initial-creator>
    <dc:creator>Luan Henrique</dc:creator>
    <meta:creation-date>2019-06-12T13:59:00Z</meta:creation-date>
    <dc:date>2019-06-12T13:59:00Z</dc:date>
    <meta:template xlink:href="Normal" xlink:type="simple"/>
    <meta:editing-cycles>2</meta:editing-cycles>
    <meta:editing-duration>PT0S</meta:editing-duration>
    <meta:user-defined meta:name="date">03 de Abril de 2019</meta:user-defined>
    <meta:document-statistic meta:page-count="13" meta:paragraph-count="29" meta:word-count="2332" meta:character-count="14899" meta:row-count="104" meta:non-whitespace-character-count="12596"/>
  </office:meta>
</office:document-meta>
</file>

<file path=Object 1/content.xml><?xml version="1.0" encoding="utf-8"?>
<mml:math xmlns:mml="http://www.w3.org/1998/Math/MathML" xmlns:m="http://schemas.openxmlformats.org/officeDocument/2006/math">
  <mml:msub>
    <mml:mrow>
      <mml:mi>u</mml:mi>
    </mml:mrow>
    <mml:mrow>
      <mml:mo>,</mml:mo>
      <mml:mi>i</mml:mi>
      <mml:mi>i</mml:mi>
    </mml:mrow>
  </mml:msub>
  <mml:mo>(</mml:mo>
  <mml:mi>X</mml:mi>
  <mml:mo>)</mml:mo>
  <mml:mo>=</mml:mo>
  <mml:mo>-</mml:mo>
  <mml:mi>λ</mml:mi>
  <mml:mi>u</mml:mi>
  <mml:mo>(</mml:mo>
  <mml:mi>X</mml:mi>
  <mml:mo>)</mml:mo>
</mml:math>
</file>

<file path=Object 10/content.xml><?xml version="1.0" encoding="utf-8"?>
<mml:math xmlns:mml="http://www.w3.org/1998/Math/MathML" xmlns:m="http://schemas.openxmlformats.org/officeDocument/2006/math">
  <mml:msup>
    <mml:mrow>
      <mml:mi>b</mml:mi>
    </mml:mrow>
    <mml:mrow>
      <mml:mi mathvariant="normal">*</mml:mi>
    </mml:mrow>
  </mml:msup>
  <mml:mo>(</mml:mo>
  <mml:mi>ξ</mml:mi>
  <mml:mo>;</mml:mo>
  <mml:mi>X</mml:mi>
  <mml:mo>)</mml:mo>
  <mml:mo>=</mml:mo>
  <mml:msup>
    <mml:mrow>
      <mml:mi>u</mml:mi>
    </mml:mrow>
    <mml:mrow>
      <mml:mi mathvariant="normal">*</mml:mi>
    </mml:mrow>
  </mml:msup>
  <mml:mo>(</mml:mo>
  <mml:mi>ξ</mml:mi>
  <mml:mo>;</mml:mo>
  <mml:mi>X</mml:mi>
  <mml:mo>)</mml:mo>
  <mml:mo>-</mml:mo>
  <mml:mi>λ</mml:mi>
  <mml:msup>
    <mml:mrow>
      <mml:mi>G</mml:mi>
    </mml:mrow>
    <mml:mrow>
      <mml:mi mathvariant="normal">*</mml:mi>
    </mml:mrow>
  </mml:msup>
  <mml:mo>(</mml:mo>
  <mml:mi>ξ</mml:mi>
  <mml:mo>;</mml:mo>
  <mml:mi>X</mml:mi>
  <mml:mo>)</mml:mo>
</mml:math>
</file>

<file path=Object 100/content.xml><?xml version="1.0" encoding="utf-8"?>
<mml:math xmlns:mml="http://www.w3.org/1998/Math/MathML" xmlns:m="http://schemas.openxmlformats.org/officeDocument/2006/math">
  <mml:mi>M</mml:mi>
  <mml:mi>U</mml:mi>
  <mml:mo>+</mml:mo>
  <mml:mi>C</mml:mi>
  <mml:mi>U</mml:mi>
  <mml:mo>+</mml:mo>
  <mml:mi>K</mml:mi>
  <mml:mi>U</mml:mi>
  <mml:mo>=</mml:mo>
  <mml:mn>0</mml:mn>
</mml:math>
</file>

<file path=Object 101/content.xml><?xml version="1.0" encoding="utf-8"?>
<mml:math xmlns:mml="http://www.w3.org/1998/Math/MathML" xmlns:m="http://schemas.openxmlformats.org/officeDocument/2006/math">
  <mml:mtable columnalign="left">
    <mml:mtr>
      <mml:mtd>
        <mml:mfenced open="[" close="]" separators="|">
          <mml:mrow>
            <mml:mtable columnalign="left">
              <mml:mtr>
                <mml:mtd>
                  <mml:mn>0</mml:mn>
                </mml:mtd>
                <mml:mtd>
                  <mml:mi>M</mml:mi>
                </mml:mtd>
              </mml:mtr>
              <mml:mtr>
                <mml:mtd>
                  <mml:mi>M</mml:mi>
                </mml:mtd>
                <mml:mtd>
                  <mml:mi>C</mml:mi>
                </mml:mtd>
              </mml:mtr>
              <mml:mtr>
                <mml:mtd/>
                <mml:mtd/>
              </mml:mtr>
            </mml:mtable>
          </mml:mrow>
        </mml:mfenced>
        <mml:mfenced open="[" close="]" separators="|">
          <mml:mrow>
            <mml:mtable columnalign="left">
              <mml:mtr>
                <mml:mtd>
                  <mml:mi>U</mml:mi>
                </mml:mtd>
              </mml:mtr>
              <mml:mtr>
                <mml:mtd>
                  <mml:mi>U</mml:mi>
                </mml:mtd>
              </mml:mtr>
              <mml:mtr>
                <mml:mtd/>
              </mml:mtr>
            </mml:mtable>
          </mml:mrow>
        </mml:mfenced>
        <mml:mo>+</mml:mo>
        <mml:mfenced open="[" close="]" separators="|">
          <mml:mrow>
            <mml:mtable columnalign="left">
              <mml:mtr>
                <mml:mtd>
                  <mml:mo>-</mml:mo>
                  <mml:mi>M</mml:mi>
                </mml:mtd>
                <mml:mtd>
                  <mml:mn>0</mml:mn>
                </mml:mtd>
              </mml:mtr>
              <mml:mtr>
                <mml:mtd>
                  <mml:mn>0</mml:mn>
                </mml:mtd>
                <mml:mtd>
                  <mml:mi>K</mml:mi>
                </mml:mtd>
              </mml:mtr>
              <mml:mtr>
                <mml:mtd/>
                <mml:mtd/>
              </mml:mtr>
            </mml:mtable>
          </mml:mrow>
        </mml:mfenced>
        <mml:mfenced open="[" close="]" separators="|">
          <mml:mrow>
            <mml:mtable columnalign="left">
              <mml:mtr>
                <mml:mtd>
                  <mml:mi>U</mml:mi>
                </mml:mtd>
              </mml:mtr>
              <mml:mtr>
                <mml:mtd>
                  <mml:mi>U</mml:mi>
                </mml:mtd>
              </mml:mtr>
              <mml:mtr>
                <mml:mtd/>
              </mml:mtr>
            </mml:mtable>
          </mml:mrow>
        </mml:mfenced>
        <mml:mo>=</mml:mo>
        <mml:mfenced open="[" close="]" separators="|">
          <mml:mrow>
            <mml:mtable columnalign="left">
              <mml:mtr>
                <mml:mtd>
                  <mml:mn>0</mml:mn>
                </mml:mtd>
              </mml:mtr>
              <mml:mtr>
                <mml:mtd>
                  <mml:mn>0</mml:mn>
                </mml:mtd>
              </mml:mtr>
              <mml:mtr>
                <mml:mtd/>
              </mml:mtr>
            </mml:mtable>
          </mml:mrow>
        </mml:mfenced>
      </mml:mtd>
    </mml:mtr>
  </mml:mtable>
</mml:math>
</file>

<file path=Object 102/content.xml><?xml version="1.0" encoding="utf-8"?>
<mml:math xmlns:mml="http://www.w3.org/1998/Math/MathML" xmlns:m="http://schemas.openxmlformats.org/officeDocument/2006/math">
  <mml:mtable columnalign="left">
    <mml:mtr>
      <mml:mtd>
        <mml:mi>A</mml:mi>
        <mml:mo>=</mml:mo>
        <mml:mfenced open="[" close="]" separators="|">
          <mml:mrow>
            <mml:mtable columnalign="left">
              <mml:mtr>
                <mml:mtd>
                  <mml:mn>0</mml:mn>
                </mml:mtd>
                <mml:mtd>
                  <mml:mi>M</mml:mi>
                </mml:mtd>
              </mml:mtr>
              <mml:mtr>
                <mml:mtd>
                  <mml:mi>M</mml:mi>
                </mml:mtd>
                <mml:mtd>
                  <mml:mi>C</mml:mi>
                </mml:mtd>
              </mml:mtr>
              <mml:mtr>
                <mml:mtd/>
                <mml:mtd/>
              </mml:mtr>
            </mml:mtable>
          </mml:mrow>
        </mml:mfenced>
        <mml:mo>;</mml:mo>
        <mml:mi>B</mml:mi>
        <mml:mo>=</mml:mo>
        <mml:mfenced open="[" close="]" separators="|">
          <mml:mrow>
            <mml:mtable columnalign="left">
              <mml:mtr>
                <mml:mtd>
                  <mml:mo>-</mml:mo>
                  <mml:mi>M</mml:mi>
                </mml:mtd>
                <mml:mtd>
                  <mml:mn>0</mml:mn>
                </mml:mtd>
              </mml:mtr>
              <mml:mtr>
                <mml:mtd>
                  <mml:mn>0</mml:mn>
                </mml:mtd>
                <mml:mtd>
                  <mml:mi>K</mml:mi>
                </mml:mtd>
              </mml:mtr>
              <mml:mtr>
                <mml:mtd/>
                <mml:mtd/>
              </mml:mtr>
            </mml:mtable>
          </mml:mrow>
        </mml:mfenced>
        <mml:mo>;</mml:mo>
        <mml:mi>U</mml:mi>
        <mml:mo>=</mml:mo>
        <mml:mfenced open="[" close="]" separators="|">
          <mml:mrow>
            <mml:mtable columnalign="left">
              <mml:mtr>
                <mml:mtd>
                  <mml:mi>U</mml:mi>
                </mml:mtd>
              </mml:mtr>
              <mml:mtr>
                <mml:mtd>
                  <mml:mi>U</mml:mi>
                </mml:mtd>
              </mml:mtr>
              <mml:mtr>
                <mml:mtd/>
              </mml:mtr>
            </mml:mtable>
          </mml:mrow>
        </mml:mfenced>
        <mml:mo>;</mml:mo>
        <mml:mi>U</mml:mi>
        <mml:mo>=</mml:mo>
        <mml:mfenced open="[" close="]" separators="|">
          <mml:mrow>
            <mml:mtable columnalign="left">
              <mml:mtr>
                <mml:mtd>
                  <mml:mi>U</mml:mi>
                </mml:mtd>
              </mml:mtr>
              <mml:mtr>
                <mml:mtd>
                  <mml:mi>U</mml:mi>
                </mml:mtd>
              </mml:mtr>
              <mml:mtr>
                <mml:mtd/>
              </mml:mtr>
            </mml:mtable>
          </mml:mrow>
        </mml:mfenced>
      </mml:mtd>
    </mml:mtr>
  </mml:mtable>
</mml:math>
</file>

<file path=Object 103/content.xml><?xml version="1.0" encoding="utf-8"?>
<mml:math xmlns:mml="http://www.w3.org/1998/Math/MathML" xmlns:m="http://schemas.openxmlformats.org/officeDocument/2006/math">
  <mml:mi>A</mml:mi>
  <mml:mi>U</mml:mi>
  <mml:mo>+</mml:mo>
  <mml:mi>B</mml:mi>
  <mml:mi>U</mml:mi>
  <mml:mo>=</mml:mo>
  <mml:mn>0</mml:mn>
</mml:math>
</file>

<file path=Object 104/content.xml><?xml version="1.0" encoding="utf-8"?>
<mml:math xmlns:mml="http://www.w3.org/1998/Math/MathML" xmlns:m="http://schemas.openxmlformats.org/officeDocument/2006/math">
  <mml:mo>(</mml:mo>
  <mml:mi>p</mml:mi>
  <mml:mi>A</mml:mi>
  <mml:mo>+</mml:mo>
  <mml:mi>B</mml:mi>
  <mml:mo>)</mml:mo>
  <mml:mi>v</mml:mi>
  <mml:mo>=</mml:mo>
  <mml:mn>0</mml:mn>
</mml:math>
</file>

<file path=Object 105/content.xml><?xml version="1.0" encoding="utf-8"?>
<mml:math xmlns:mml="http://www.w3.org/1998/Math/MathML" xmlns:m="http://schemas.openxmlformats.org/officeDocument/2006/math">
  <mml:mi>p</mml:mi>
</mml:math>
</file>

<file path=Object 106/content.xml><?xml version="1.0" encoding="utf-8"?>
<mml:math xmlns:mml="http://www.w3.org/1998/Math/MathML" xmlns:m="http://schemas.openxmlformats.org/officeDocument/2006/math">
  <mml:mi>λ</mml:mi>
</mml:math>
</file>

<file path=Object 107/content.xml><?xml version="1.0" encoding="utf-8"?>
<mml:math xmlns:mml="http://www.w3.org/1998/Math/MathML" xmlns:m="http://schemas.openxmlformats.org/officeDocument/2006/math">
  <mml:mi>q</mml:mi>
</mml:math>
</file>

<file path=Object 108/content.xml><?xml version="1.0" encoding="utf-8"?>
<mml:math xmlns:mml="http://www.w3.org/1998/Math/MathML" xmlns:m="http://schemas.openxmlformats.org/officeDocument/2006/math">
  <mml:mi>u</mml:mi>
</mml:math>
</file>

<file path=Object 109/content.xml><?xml version="1.0" encoding="utf-8"?>
<mml:math xmlns:mml="http://www.w3.org/1998/Math/MathML" xmlns:m="http://schemas.openxmlformats.org/officeDocument/2006/math">
  <mml:mi>D</mml:mi>
  <mml:mover accent="true">
    <mml:mrow>
      <mml:mi>u</mml:mi>
    </mml:mrow>
    <mml:mo>⃛</mml:mo>
  </mml:mover>
  <mml:mo>-</mml:mo>
  <mml:mi>D</mml:mi>
  <mml:mover accent="true">
    <mml:mrow>
      <mml:mi>u</mml:mi>
    </mml:mrow>
    <mml:mo>⃛</mml:mo>
  </mml:mover>
  <mml:mo>=</mml:mo>
  <mml:mn>0</mml:mn>
</mml:math>
</file>

<file path=Object 11/content.xml><?xml version="1.0" encoding="utf-8"?>
<mml:math xmlns:mml="http://www.w3.org/1998/Math/MathML" xmlns:m="http://schemas.openxmlformats.org/officeDocument/2006/math">
  <mml:msup>
    <mml:mrow>
      <mml:mi>u</mml:mi>
    </mml:mrow>
    <mml:mrow>
      <mml:mi mathvariant="normal">*</mml:mi>
    </mml:mrow>
  </mml:msup>
  <mml:mo>(</mml:mo>
  <mml:mi>ξ</mml:mi>
  <mml:mo>;</mml:mo>
  <mml:mi>X</mml:mi>
  <mml:mo>)</mml:mo>
  <mml:mo>=</mml:mo>
  <mml:mo>-</mml:mo>
  <mml:mfrac>
    <mml:mrow>
      <mml:mn>1</mml:mn>
    </mml:mrow>
    <mml:mrow>
      <mml:mn>2</mml:mn>
      <mml:mi>π</mml:mi>
    </mml:mrow>
  </mml:mfrac>
  <mml:mi mathvariant="normal">l</mml:mi>
  <mml:mi mathvariant="normal">n</mml:mi>
  <mml:mo>(</mml:mo>
  <mml:mi>r</mml:mi>
  <mml:mo>(</mml:mo>
  <mml:mi>ξ</mml:mi>
  <mml:mo>;</mml:mo>
  <mml:mi>X</mml:mi>
  <mml:mo>)</mml:mo>
  <mml:mo>)</mml:mo>
</mml:math>
</file>

<file path=Object 110/content.xml><?xml version="1.0" encoding="utf-8"?>
<mml:math xmlns:mml="http://www.w3.org/1998/Math/MathML" xmlns:m="http://schemas.openxmlformats.org/officeDocument/2006/math">
  <mml:mi>C</mml:mi>
  <mml:mover accent="true">
    <mml:mrow>
      <mml:mi>u</mml:mi>
    </mml:mrow>
    <mml:mo>¨</mml:mo>
  </mml:mover>
  <mml:mo>-</mml:mo>
  <mml:mi>C</mml:mi>
  <mml:mover accent="true">
    <mml:mrow>
      <mml:mi>u</mml:mi>
    </mml:mrow>
    <mml:mo>¨</mml:mo>
  </mml:mover>
  <mml:mo>=</mml:mo>
  <mml:mn>0</mml:mn>
</mml:math>
</file>

<file path=Object 111/content.xml><?xml version="1.0" encoding="utf-8"?>
<mml:math xmlns:mml="http://www.w3.org/1998/Math/MathML" xmlns:m="http://schemas.openxmlformats.org/officeDocument/2006/math">
  <mml:mi>B</mml:mi>
  <mml:mover accent="true">
    <mml:mrow>
      <mml:mi>u</mml:mi>
    </mml:mrow>
    <mml:mo>˙</mml:mo>
  </mml:mover>
  <mml:mo>-</mml:mo>
  <mml:mi>B</mml:mi>
  <mml:mover accent="true">
    <mml:mrow>
      <mml:mi>u</mml:mi>
    </mml:mrow>
    <mml:mo>˙</mml:mo>
  </mml:mover>
  <mml:mo>=</mml:mo>
  <mml:mn>0</mml:mn>
</mml:math>
</file>

<file path=Object 112/content.xml><?xml version="1.0" encoding="utf-8"?>
<mml:math xmlns:mml="http://www.w3.org/1998/Math/MathML" xmlns:m="http://schemas.openxmlformats.org/officeDocument/2006/math">
  <mml:mi>A</mml:mi>
  <mml:mover accent="true">
    <mml:mrow>
      <mml:mi>u</mml:mi>
    </mml:mrow>
    <mml:mo>⃛</mml:mo>
  </mml:mover>
  <mml:mo>-</mml:mo>
  <mml:mi>A</mml:mi>
  <mml:mover accent="true">
    <mml:mrow>
      <mml:mi>u</mml:mi>
    </mml:mrow>
    <mml:mo>⃛</mml:mo>
  </mml:mover>
  <mml:mo>+</mml:mo>
  <mml:mfrac>
    <mml:mrow>
      <mml:mi>C</mml:mi>
    </mml:mrow>
    <mml:mrow>
      <mml:mn>2</mml:mn>
    </mml:mrow>
  </mml:mfrac>
  <mml:mover accent="true">
    <mml:mrow>
      <mml:mi>u</mml:mi>
    </mml:mrow>
    <mml:mo>˙</mml:mo>
  </mml:mover>
  <mml:mo>-</mml:mo>
  <mml:mfrac>
    <mml:mrow>
      <mml:mi>C</mml:mi>
    </mml:mrow>
    <mml:mrow>
      <mml:mn>2</mml:mn>
    </mml:mrow>
  </mml:mfrac>
  <mml:mover accent="true">
    <mml:mrow>
      <mml:mi>u</mml:mi>
    </mml:mrow>
    <mml:mo>˙</mml:mo>
  </mml:mover>
</mml:math>
</file>

<file path=Object 113/content.xml><?xml version="1.0" encoding="utf-8"?>
<mml:math xmlns:mml="http://www.w3.org/1998/Math/MathML" xmlns:m="http://schemas.openxmlformats.org/officeDocument/2006/math">
  <mml:mi>A</mml:mi>
  <mml:mover accent="true">
    <mml:mrow>
      <mml:mi>u</mml:mi>
    </mml:mrow>
    <mml:mo>⃛</mml:mo>
  </mml:mover>
  <mml:mo>+</mml:mo>
  <mml:mi>B</mml:mi>
  <mml:mover accent="true">
    <mml:mrow>
      <mml:mi>u</mml:mi>
    </mml:mrow>
    <mml:mo>⃛</mml:mo>
  </mml:mover>
  <mml:mo>+</mml:mo>
  <mml:mfrac>
    <mml:mrow>
      <mml:mi>C</mml:mi>
    </mml:mrow>
    <mml:mrow>
      <mml:mn>2</mml:mn>
    </mml:mrow>
  </mml:mfrac>
  <mml:mover accent="true">
    <mml:mrow>
      <mml:mi>u</mml:mi>
    </mml:mrow>
    <mml:mo>¨</mml:mo>
  </mml:mover>
  <mml:mo>+</mml:mo>
  <mml:mfrac>
    <mml:mrow>
      <mml:mi>C</mml:mi>
    </mml:mrow>
    <mml:mrow>
      <mml:mn>2</mml:mn>
    </mml:mrow>
  </mml:mfrac>
  <mml:mover accent="true">
    <mml:mrow>
      <mml:mi>u</mml:mi>
    </mml:mrow>
    <mml:mo>˙</mml:mo>
  </mml:mover>
  <mml:mo>-</mml:mo>
  <mml:mfrac>
    <mml:mrow>
      <mml:mi>C</mml:mi>
    </mml:mrow>
    <mml:mrow>
      <mml:mn>2</mml:mn>
    </mml:mrow>
  </mml:mfrac>
  <mml:mover accent="true">
    <mml:mrow>
      <mml:mi>u</mml:mi>
    </mml:mrow>
    <mml:mo>˙</mml:mo>
  </mml:mover>
  <mml:mo>+</mml:mo>
  <mml:mi>D</mml:mi>
  <mml:mover accent="true">
    <mml:mrow>
      <mml:mi>u</mml:mi>
    </mml:mrow>
    <mml:mo>˙</mml:mo>
  </mml:mover>
  <mml:mo>+</mml:mo>
  <mml:mi>E</mml:mi>
  <mml:mi>u</mml:mi>
  <mml:mo>=</mml:mo>
  <mml:mn>0</mml:mn>
</mml:math>
</file>

<file path=Object 114/content.xml><?xml version="1.0" encoding="utf-8"?>
<mml:math xmlns:mml="http://www.w3.org/1998/Math/MathML" xmlns:m="http://schemas.openxmlformats.org/officeDocument/2006/math">
  <mml:mtable columnalign="left">
    <mml:mtr>
      <mml:mtd>
        <mml:mfenced open="[" close="]" separators="|">
          <mml:mrow>
            <mml:mtable columnalign="left">
              <mml:mtr>
                <mml:mtd>
                  <mml:mn>0</mml:mn>
                </mml:mtd>
                <mml:mtd>
                  <mml:mi>D</mml:mi>
                </mml:mtd>
                <mml:mtd>
                  <mml:mn>0</mml:mn>
                </mml:mtd>
                <mml:mtd>
                  <mml:mn>0</mml:mn>
                </mml:mtd>
              </mml:mtr>
              <mml:mtr>
                <mml:mtd>
                  <mml:mi>E</mml:mi>
                </mml:mtd>
                <mml:mtd>
                  <mml:mi>D</mml:mi>
                </mml:mtd>
                <mml:mtd>
                  <mml:mi>C</mml:mi>
                </mml:mtd>
                <mml:mtd>
                  <mml:mi>B</mml:mi>
                </mml:mtd>
              </mml:mtr>
              <mml:mtr>
                <mml:mtd>
                  <mml:mn>0</mml:mn>
                </mml:mtd>
                <mml:mtd>
                  <mml:mn>0</mml:mn>
                </mml:mtd>
                <mml:mtd>
                  <mml:mi>C</mml:mi>
                </mml:mtd>
                <mml:mtd>
                  <mml:mn>0</mml:mn>
                </mml:mtd>
              </mml:mtr>
              <mml:mtr>
                <mml:mtd>
                  <mml:mn>0</mml:mn>
                </mml:mtd>
                <mml:mtd>
                  <mml:mn>0</mml:mn>
                </mml:mtd>
                <mml:mtd>
                  <mml:mn>0</mml:mn>
                </mml:mtd>
                <mml:mtd>
                  <mml:mi>B</mml:mi>
                </mml:mtd>
              </mml:mtr>
              <mml:mtr>
                <mml:mtd/>
                <mml:mtd/>
                <mml:mtd/>
                <mml:mtd/>
              </mml:mtr>
            </mml:mtable>
          </mml:mrow>
        </mml:mfenced>
        <mml:mfenced open="[" close="]" separators="|">
          <mml:mrow>
            <mml:mtable columnalign="left">
              <mml:mtr>
                <mml:mtd>
                  <mml:mover accent="true">
                    <mml:mrow>
                      <mml:mi>u</mml:mi>
                    </mml:mrow>
                    <mml:mo>⃛</mml:mo>
                  </mml:mover>
                </mml:mtd>
              </mml:mtr>
              <mml:mtr>
                <mml:mtd>
                  <mml:mover accent="true">
                    <mml:mrow>
                      <mml:mi>u</mml:mi>
                    </mml:mrow>
                    <mml:mo>⃛</mml:mo>
                  </mml:mover>
                </mml:mtd>
              </mml:mtr>
              <mml:mtr>
                <mml:mtd>
                  <mml:mover accent="true">
                    <mml:mrow>
                      <mml:mi>u</mml:mi>
                    </mml:mrow>
                    <mml:mo>¨</mml:mo>
                  </mml:mover>
                </mml:mtd>
              </mml:mtr>
              <mml:mtr>
                <mml:mtd>
                  <mml:mover accent="true">
                    <mml:mrow>
                      <mml:mi>u</mml:mi>
                    </mml:mrow>
                    <mml:mo>˙</mml:mo>
                  </mml:mover>
                </mml:mtd>
              </mml:mtr>
              <mml:mtr>
                <mml:mtd/>
              </mml:mtr>
            </mml:mtable>
          </mml:mrow>
        </mml:mfenced>
        <mml:mo>+</mml:mo>
        <mml:mfenced open="[" close="]" separators="|">
          <mml:mrow>
            <mml:mtable columnalign="left">
              <mml:mtr>
                <mml:mtd>
                  <mml:mo>-</mml:mo>
                  <mml:mi>D</mml:mi>
                </mml:mtd>
                <mml:mtd>
                  <mml:mn>0</mml:mn>
                </mml:mtd>
                <mml:mtd>
                  <mml:mn>0</mml:mn>
                </mml:mtd>
                <mml:mtd>
                  <mml:mn>0</mml:mn>
                </mml:mtd>
              </mml:mtr>
              <mml:mtr>
                <mml:mtd>
                  <mml:mn>0</mml:mn>
                </mml:mtd>
                <mml:mtd>
                  <mml:mn>0</mml:mn>
                </mml:mtd>
                <mml:mtd>
                  <mml:mn>0</mml:mn>
                </mml:mtd>
                <mml:mtd>
                  <mml:mi>A</mml:mi>
                </mml:mtd>
              </mml:mtr>
              <mml:mtr>
                <mml:mtd>
                  <mml:mn>0</mml:mn>
                </mml:mtd>
                <mml:mtd>
                  <mml:mo>-</mml:mo>
                  <mml:mi>C</mml:mi>
                </mml:mtd>
                <mml:mtd>
                  <mml:mn>0</mml:mn>
                </mml:mtd>
                <mml:mtd>
                  <mml:mn>0</mml:mn>
                </mml:mtd>
              </mml:mtr>
              <mml:mtr>
                <mml:mtd>
                  <mml:mn>0</mml:mn>
                </mml:mtd>
                <mml:mtd>
                  <mml:mn>0</mml:mn>
                </mml:mtd>
                <mml:mtd>
                  <mml:mo>-</mml:mo>
                  <mml:mi>B</mml:mi>
                </mml:mtd>
                <mml:mtd>
                  <mml:mn>0</mml:mn>
                </mml:mtd>
              </mml:mtr>
              <mml:mtr>
                <mml:mtd/>
                <mml:mtd/>
                <mml:mtd/>
                <mml:mtd/>
              </mml:mtr>
            </mml:mtable>
          </mml:mrow>
        </mml:mfenced>
        <mml:mfenced open="[" close="]" separators="|">
          <mml:mrow>
            <mml:mtable columnalign="left">
              <mml:mtr>
                <mml:mtd>
                  <mml:mover accent="true">
                    <mml:mrow>
                      <mml:mi>u</mml:mi>
                    </mml:mrow>
                    <mml:mo>⃛</mml:mo>
                  </mml:mover>
                </mml:mtd>
              </mml:mtr>
              <mml:mtr>
                <mml:mtd>
                  <mml:mover accent="true">
                    <mml:mrow>
                      <mml:mi>u</mml:mi>
                    </mml:mrow>
                    <mml:mo>¨</mml:mo>
                  </mml:mover>
                </mml:mtd>
              </mml:mtr>
              <mml:mtr>
                <mml:mtd>
                  <mml:mover accent="true">
                    <mml:mrow>
                      <mml:mi>u</mml:mi>
                    </mml:mrow>
                    <mml:mo>˙</mml:mo>
                  </mml:mover>
                </mml:mtd>
              </mml:mtr>
              <mml:mtr>
                <mml:mtd>
                  <mml:mi>u</mml:mi>
                </mml:mtd>
              </mml:mtr>
              <mml:mtr>
                <mml:mtd/>
              </mml:mtr>
            </mml:mtable>
          </mml:mrow>
        </mml:mfenced>
        <mml:mo>=</mml:mo>
        <mml:mn>0</mml:mn>
      </mml:mtd>
    </mml:mtr>
  </mml:mtable>
</mml:math>
</file>

<file path=Object 115/content.xml><?xml version="1.0" encoding="utf-8"?>
<mml:math xmlns:mml="http://www.w3.org/1998/Math/MathML" xmlns:m="http://schemas.openxmlformats.org/officeDocument/2006/math">
  <mml:mtable columnalign="left">
    <mml:mtr>
      <mml:mtd>
        <mml:msup>
          <mml:mrow>
            <mml:mi>A</mml:mi>
          </mml:mrow>
          <mml:mrow>
            <mml:mi mathvariant="normal">'</mml:mi>
          </mml:mrow>
        </mml:msup>
        <mml:mo>=</mml:mo>
        <mml:mfenced open="[" close="]" separators="|">
          <mml:mrow>
            <mml:mtable columnalign="left">
              <mml:mtr>
                <mml:mtd>
                  <mml:mn>0</mml:mn>
                </mml:mtd>
                <mml:mtd>
                  <mml:mi>D</mml:mi>
                </mml:mtd>
                <mml:mtd>
                  <mml:mn>0</mml:mn>
                </mml:mtd>
                <mml:mtd>
                  <mml:mn>0</mml:mn>
                </mml:mtd>
              </mml:mtr>
              <mml:mtr>
                <mml:mtd>
                  <mml:mi>E</mml:mi>
                </mml:mtd>
                <mml:mtd>
                  <mml:mi>D</mml:mi>
                </mml:mtd>
                <mml:mtd>
                  <mml:mi>C</mml:mi>
                </mml:mtd>
                <mml:mtd>
                  <mml:mi>B</mml:mi>
                </mml:mtd>
              </mml:mtr>
              <mml:mtr>
                <mml:mtd>
                  <mml:mn>0</mml:mn>
                </mml:mtd>
                <mml:mtd>
                  <mml:mn>0</mml:mn>
                </mml:mtd>
                <mml:mtd>
                  <mml:mi>C</mml:mi>
                </mml:mtd>
                <mml:mtd>
                  <mml:mn>0</mml:mn>
                </mml:mtd>
              </mml:mtr>
              <mml:mtr>
                <mml:mtd>
                  <mml:mn>0</mml:mn>
                </mml:mtd>
                <mml:mtd>
                  <mml:mn>0</mml:mn>
                </mml:mtd>
                <mml:mtd>
                  <mml:mn>0</mml:mn>
                </mml:mtd>
                <mml:mtd>
                  <mml:mi>B</mml:mi>
                </mml:mtd>
              </mml:mtr>
              <mml:mtr>
                <mml:mtd/>
                <mml:mtd/>
                <mml:mtd/>
                <mml:mtd/>
              </mml:mtr>
            </mml:mtable>
          </mml:mrow>
        </mml:mfenced>
        <mml:mo>;</mml:mo>
        <mml:msup>
          <mml:mrow>
            <mml:mi>B</mml:mi>
          </mml:mrow>
          <mml:mrow>
            <mml:mi mathvariant="normal">'</mml:mi>
          </mml:mrow>
        </mml:msup>
        <mml:mo>=</mml:mo>
        <mml:mfenced open="[" close="]" separators="|">
          <mml:mrow>
            <mml:mtable columnalign="left">
              <mml:mtr>
                <mml:mtd>
                  <mml:mo>-</mml:mo>
                  <mml:mi>D</mml:mi>
                </mml:mtd>
                <mml:mtd>
                  <mml:mn>0</mml:mn>
                </mml:mtd>
                <mml:mtd>
                  <mml:mn>0</mml:mn>
                </mml:mtd>
                <mml:mtd>
                  <mml:mn>0</mml:mn>
                </mml:mtd>
              </mml:mtr>
              <mml:mtr>
                <mml:mtd>
                  <mml:mn>0</mml:mn>
                </mml:mtd>
                <mml:mtd>
                  <mml:mn>0</mml:mn>
                </mml:mtd>
                <mml:mtd>
                  <mml:mn>0</mml:mn>
                </mml:mtd>
                <mml:mtd>
                  <mml:mi>A</mml:mi>
                </mml:mtd>
              </mml:mtr>
              <mml:mtr>
                <mml:mtd>
                  <mml:mn>0</mml:mn>
                </mml:mtd>
                <mml:mtd>
                  <mml:mo>-</mml:mo>
                  <mml:mi>C</mml:mi>
                </mml:mtd>
                <mml:mtd>
                  <mml:mn>0</mml:mn>
                </mml:mtd>
                <mml:mtd>
                  <mml:mn>0</mml:mn>
                </mml:mtd>
              </mml:mtr>
              <mml:mtr>
                <mml:mtd>
                  <mml:mn>0</mml:mn>
                </mml:mtd>
                <mml:mtd>
                  <mml:mn>0</mml:mn>
                </mml:mtd>
                <mml:mtd>
                  <mml:mo>-</mml:mo>
                  <mml:mi>B</mml:mi>
                </mml:mtd>
                <mml:mtd>
                  <mml:mn>0</mml:mn>
                </mml:mtd>
              </mml:mtr>
              <mml:mtr>
                <mml:mtd/>
                <mml:mtd/>
                <mml:mtd/>
                <mml:mtd/>
              </mml:mtr>
            </mml:mtable>
          </mml:mrow>
        </mml:mfenced>
      </mml:mtd>
    </mml:mtr>
  </mml:mtable>
</mml:math>
</file>

<file path=Object 116/content.xml><?xml version="1.0" encoding="utf-8"?>
<mml:math xmlns:mml="http://www.w3.org/1998/Math/MathML" xmlns:m="http://schemas.openxmlformats.org/officeDocument/2006/math">
  <mml:mtable columnalign="left">
    <mml:mtr>
      <mml:mtd>
        <mml:msup>
          <mml:mrow>
            <mml:mi>A</mml:mi>
          </mml:mrow>
          <mml:mrow>
            <mml:mi mathvariant="normal">'</mml:mi>
          </mml:mrow>
        </mml:msup>
        <mml:mfenced open="[" close="]" separators="|">
          <mml:mrow>
            <mml:mtable columnalign="left">
              <mml:mtr>
                <mml:mtd>
                  <mml:mover accent="true">
                    <mml:mrow>
                      <mml:mi>u</mml:mi>
                    </mml:mrow>
                    <mml:mo>⃛</mml:mo>
                  </mml:mover>
                </mml:mtd>
              </mml:mtr>
              <mml:mtr>
                <mml:mtd>
                  <mml:mover accent="true">
                    <mml:mrow>
                      <mml:mi>u</mml:mi>
                    </mml:mrow>
                    <mml:mo>⃛</mml:mo>
                  </mml:mover>
                </mml:mtd>
              </mml:mtr>
              <mml:mtr>
                <mml:mtd>
                  <mml:mover accent="true">
                    <mml:mrow>
                      <mml:mi>u</mml:mi>
                    </mml:mrow>
                    <mml:mo>¨</mml:mo>
                  </mml:mover>
                </mml:mtd>
              </mml:mtr>
              <mml:mtr>
                <mml:mtd>
                  <mml:mover accent="true">
                    <mml:mrow>
                      <mml:mi>u</mml:mi>
                    </mml:mrow>
                    <mml:mo>˙</mml:mo>
                  </mml:mover>
                </mml:mtd>
              </mml:mtr>
              <mml:mtr>
                <mml:mtd/>
              </mml:mtr>
            </mml:mtable>
          </mml:mrow>
        </mml:mfenced>
        <mml:mo>+</mml:mo>
        <mml:msup>
          <mml:mrow>
            <mml:mi>B</mml:mi>
          </mml:mrow>
          <mml:mrow>
            <mml:mi mathvariant="normal">'</mml:mi>
          </mml:mrow>
        </mml:msup>
        <mml:mfenced open="[" close="]" separators="|">
          <mml:mrow>
            <mml:mtable columnalign="left">
              <mml:mtr>
                <mml:mtd>
                  <mml:mover accent="true">
                    <mml:mrow>
                      <mml:mi>u</mml:mi>
                    </mml:mrow>
                    <mml:mo>⃛</mml:mo>
                  </mml:mover>
                </mml:mtd>
              </mml:mtr>
              <mml:mtr>
                <mml:mtd>
                  <mml:mover accent="true">
                    <mml:mrow>
                      <mml:mi>u</mml:mi>
                    </mml:mrow>
                    <mml:mo>¨</mml:mo>
                  </mml:mover>
                </mml:mtd>
              </mml:mtr>
              <mml:mtr>
                <mml:mtd>
                  <mml:mover accent="true">
                    <mml:mrow>
                      <mml:mi>u</mml:mi>
                    </mml:mrow>
                    <mml:mo>˙</mml:mo>
                  </mml:mover>
                </mml:mtd>
              </mml:mtr>
              <mml:mtr>
                <mml:mtd>
                  <mml:mi>u</mml:mi>
                </mml:mtd>
              </mml:mtr>
              <mml:mtr>
                <mml:mtd/>
              </mml:mtr>
            </mml:mtable>
          </mml:mrow>
        </mml:mfenced>
        <mml:mo>=</mml:mo>
        <mml:mn>0</mml:mn>
      </mml:mtd>
    </mml:mtr>
  </mml:mtable>
</mml:math>
</file>

<file path=Object 117/content.xml><?xml version="1.0" encoding="utf-8"?>
<mml:math xmlns:mml="http://www.w3.org/1998/Math/MathML" xmlns:m="http://schemas.openxmlformats.org/officeDocument/2006/math">
  <mml:mi>u</mml:mi>
  <mml:mo>=</mml:mo>
  <mml:mi>v</mml:mi>
  <mml:msup>
    <mml:mrow>
      <mml:mi>e</mml:mi>
    </mml:mrow>
    <mml:mrow>
      <mml:mi>λ</mml:mi>
      <mml:mi>t</mml:mi>
    </mml:mrow>
  </mml:msup>
</mml:math>
</file>

<file path=Object 118/content.xml><?xml version="1.0" encoding="utf-8"?>
<mml:math xmlns:mml="http://www.w3.org/1998/Math/MathML" xmlns:m="http://schemas.openxmlformats.org/officeDocument/2006/math">
  <mml:mtable columnalign="left">
    <mml:mtr>
      <mml:mtd>
        <mml:mi>w</mml:mi>
        <mml:mo>=</mml:mo>
        <mml:mfenced open="[" close="]" separators="|">
          <mml:mrow>
            <mml:mtable columnalign="left">
              <mml:mtr>
                <mml:mtd>
                  <mml:mover accent="true">
                    <mml:mrow>
                      <mml:mi>u</mml:mi>
                    </mml:mrow>
                    <mml:mo>⃛</mml:mo>
                  </mml:mover>
                </mml:mtd>
              </mml:mtr>
              <mml:mtr>
                <mml:mtd>
                  <mml:mover accent="true">
                    <mml:mrow>
                      <mml:mi>u</mml:mi>
                    </mml:mrow>
                    <mml:mo>¨</mml:mo>
                  </mml:mover>
                </mml:mtd>
              </mml:mtr>
              <mml:mtr>
                <mml:mtd>
                  <mml:mover accent="true">
                    <mml:mrow>
                      <mml:mi>u</mml:mi>
                    </mml:mrow>
                    <mml:mo>˙</mml:mo>
                  </mml:mover>
                </mml:mtd>
              </mml:mtr>
              <mml:mtr>
                <mml:mtd>
                  <mml:mi>u</mml:mi>
                </mml:mtd>
              </mml:mtr>
              <mml:mtr>
                <mml:mtd/>
              </mml:mtr>
            </mml:mtable>
          </mml:mrow>
        </mml:mfenced>
        <mml:mo>;</mml:mo>
      </mml:mtd>
    </mml:mtr>
  </mml:mtable>
</mml:math>
</file>

<file path=Object 119/content.xml><?xml version="1.0" encoding="utf-8"?>
<mml:math xmlns:mml="http://www.w3.org/1998/Math/MathML" xmlns:m="http://schemas.openxmlformats.org/officeDocument/2006/math">
  <mml:msup>
    <mml:mrow>
      <mml:mi>A</mml:mi>
    </mml:mrow>
    <mml:mrow>
      <mml:mi mathvariant="normal">'</mml:mi>
    </mml:mrow>
  </mml:msup>
  <mml:mi>w</mml:mi>
  <mml:mo>+</mml:mo>
  <mml:msup>
    <mml:mrow>
      <mml:mi>B</mml:mi>
    </mml:mrow>
    <mml:mrow>
      <mml:mi mathvariant="normal">'</mml:mi>
    </mml:mrow>
  </mml:msup>
  <mml:mi>w</mml:mi>
  <mml:mo>=</mml:mo>
  <mml:mn>0</mml:mn>
</mml:math>
</file>

<file path=Object 12/content.xml><?xml version="1.0" encoding="utf-8"?>
<mml:math xmlns:mml="http://www.w3.org/1998/Math/MathML" xmlns:m="http://schemas.openxmlformats.org/officeDocument/2006/math">
  <mml:msup>
    <mml:mrow>
      <mml:mi>G</mml:mi>
    </mml:mrow>
    <mml:mrow>
      <mml:mi mathvariant="normal">*</mml:mi>
    </mml:mrow>
  </mml:msup>
  <mml:mo>(</mml:mo>
  <mml:mi>ξ</mml:mi>
  <mml:mo>;</mml:mo>
  <mml:mi>X</mml:mi>
  <mml:mo>)</mml:mo>
  <mml:mo>=</mml:mo>
  <mml:mo>-</mml:mo>
  <mml:mfrac>
    <mml:mrow>
      <mml:mn>1</mml:mn>
    </mml:mrow>
    <mml:mrow>
      <mml:mn>8</mml:mn>
      <mml:mi>π</mml:mi>
    </mml:mrow>
  </mml:mfrac>
  <mml:mo>[</mml:mo>
  <mml:msup>
    <mml:mrow>
      <mml:mi>r</mml:mi>
    </mml:mrow>
    <mml:mrow>
      <mml:mn>2</mml:mn>
    </mml:mrow>
  </mml:msup>
  <mml:mo>(</mml:mo>
  <mml:mi>ξ</mml:mi>
  <mml:mo>;</mml:mo>
  <mml:mi>X</mml:mi>
  <mml:mo>)</mml:mo>
  <mml:mo>-</mml:mo>
  <mml:mi mathvariant="normal">l</mml:mi>
  <mml:mi mathvariant="normal">n</mml:mi>
  <mml:mo>(</mml:mo>
  <mml:mi>r</mml:mi>
  <mml:mo>(</mml:mo>
  <mml:mi>ξ</mml:mi>
  <mml:mo>;</mml:mo>
  <mml:mi>X</mml:mi>
  <mml:mo>)</mml:mo>
  <mml:mo>)</mml:mo>
  <mml:mo>]</mml:mo>
</mml:math>
</file>

<file path=Object 120/content.xml><?xml version="1.0" encoding="utf-8"?>
<mml:math xmlns:mml="http://www.w3.org/1998/Math/MathML" xmlns:m="http://schemas.openxmlformats.org/officeDocument/2006/math">
  <mml:mi>w</mml:mi>
  <mml:mo>=</mml:mo>
  <mml:mi>w</mml:mi>
  <mml:mo>(</mml:mo>
  <mml:mi>x</mml:mi>
  <mml:mo>,</mml:mo>
  <mml:mi>t</mml:mi>
  <mml:mo>)</mml:mo>
  <mml:mo>=</mml:mo>
  <mml:mi>V</mml:mi>
  <mml:mo>(</mml:mo>
  <mml:mi>x</mml:mi>
  <mml:mo>)</mml:mo>
  <mml:msup>
    <mml:mrow>
      <mml:mi>e</mml:mi>
    </mml:mrow>
    <mml:mrow>
      <mml:mi>λ</mml:mi>
      <mml:mi>t</mml:mi>
    </mml:mrow>
  </mml:msup>
</mml:math>
</file>

<file path=Object 121/content.xml><?xml version="1.0" encoding="utf-8"?>
<mml:math xmlns:mml="http://www.w3.org/1998/Math/MathML" xmlns:m="http://schemas.openxmlformats.org/officeDocument/2006/math">
  <mml:mo>∴</mml:mo>
</mml:math>
</file>

<file path=Object 122/content.xml><?xml version="1.0" encoding="utf-8"?>
<mml:math xmlns:mml="http://www.w3.org/1998/Math/MathML" xmlns:m="http://schemas.openxmlformats.org/officeDocument/2006/math">
  <mml:mi>w</mml:mi>
  <mml:mo>(</mml:mo>
  <mml:mi>x</mml:mi>
  <mml:mo>,</mml:mo>
  <mml:mi>t</mml:mi>
  <mml:mo>)</mml:mo>
  <mml:mo>=</mml:mo>
  <mml:mi>λ</mml:mi>
  <mml:mi>V</mml:mi>
  <mml:mo>(</mml:mo>
  <mml:mi>x</mml:mi>
  <mml:mo>)</mml:mo>
  <mml:msup>
    <mml:mrow>
      <mml:mi>e</mml:mi>
    </mml:mrow>
    <mml:mrow>
      <mml:mi>λ</mml:mi>
      <mml:mi>t</mml:mi>
    </mml:mrow>
  </mml:msup>
  <mml:mo>;</mml:mo>
</mml:math>
</file>

<file path=Object 123/content.xml><?xml version="1.0" encoding="utf-8"?>
<mml:math xmlns:mml="http://www.w3.org/1998/Math/MathML" xmlns:m="http://schemas.openxmlformats.org/officeDocument/2006/math">
  <mml:msup>
    <mml:mrow>
      <mml:mi>A</mml:mi>
    </mml:mrow>
    <mml:mrow>
      <mml:mi mathvariant="normal">'</mml:mi>
    </mml:mrow>
  </mml:msup>
  <mml:mi>λ</mml:mi>
  <mml:mi>V</mml:mi>
  <mml:mo>(</mml:mo>
  <mml:mi>x</mml:mi>
  <mml:mo>)</mml:mo>
  <mml:msup>
    <mml:mrow>
      <mml:mi>e</mml:mi>
    </mml:mrow>
    <mml:mrow>
      <mml:mi>λ</mml:mi>
      <mml:mi>t</mml:mi>
    </mml:mrow>
  </mml:msup>
  <mml:mo>+</mml:mo>
  <mml:msup>
    <mml:mrow>
      <mml:mi>B</mml:mi>
    </mml:mrow>
    <mml:mrow>
      <mml:mi mathvariant="normal">'</mml:mi>
    </mml:mrow>
  </mml:msup>
  <mml:mi>V</mml:mi>
  <mml:mo>(</mml:mo>
  <mml:mi>x</mml:mi>
  <mml:mo>)</mml:mo>
  <mml:msup>
    <mml:mrow>
      <mml:mi>e</mml:mi>
    </mml:mrow>
    <mml:mrow>
      <mml:mi>λ</mml:mi>
      <mml:mi>t</mml:mi>
    </mml:mrow>
  </mml:msup>
  <mml:mo>=</mml:mo>
  <mml:mn>0</mml:mn>
</mml:math>
</file>

<file path=Object 124/content.xml><?xml version="1.0" encoding="utf-8"?>
<mml:math xmlns:mml="http://www.w3.org/1998/Math/MathML" xmlns:m="http://schemas.openxmlformats.org/officeDocument/2006/math">
  <mml:msup>
    <mml:mrow>
      <mml:mi>e</mml:mi>
    </mml:mrow>
    <mml:mrow>
      <mml:mi>λ</mml:mi>
      <mml:mi>t</mml:mi>
    </mml:mrow>
  </mml:msup>
  <mml:mo>(</mml:mo>
  <mml:mi>λ</mml:mi>
  <mml:msup>
    <mml:mrow>
      <mml:mi>A</mml:mi>
    </mml:mrow>
    <mml:mrow>
      <mml:mi mathvariant="normal">'</mml:mi>
    </mml:mrow>
  </mml:msup>
  <mml:mo>+</mml:mo>
  <mml:msup>
    <mml:mrow>
      <mml:mi>B</mml:mi>
    </mml:mrow>
    <mml:mrow>
      <mml:mi mathvariant="normal">'</mml:mi>
    </mml:mrow>
  </mml:msup>
  <mml:mo>)</mml:mo>
  <mml:mi>V</mml:mi>
  <mml:mo>(</mml:mo>
  <mml:mi>x</mml:mi>
  <mml:mo>)</mml:mo>
  <mml:mo>=</mml:mo>
  <mml:mn>0</mml:mn>
</mml:math>
</file>

<file path=Object 125/content.xml><?xml version="1.0" encoding="utf-8"?>
<mml:math xmlns:mml="http://www.w3.org/1998/Math/MathML" xmlns:m="http://schemas.openxmlformats.org/officeDocument/2006/math">
  <mml:msup>
    <mml:mrow>
      <mml:mi>e</mml:mi>
    </mml:mrow>
    <mml:mrow>
      <mml:mi>λ</mml:mi>
      <mml:mi>t</mml:mi>
    </mml:mrow>
  </mml:msup>
  <mml:mo>(</mml:mo>
  <mml:mi>λ</mml:mi>
  <mml:msup>
    <mml:mrow>
      <mml:mi>A</mml:mi>
    </mml:mrow>
    <mml:mrow>
      <mml:mi mathvariant="normal">'</mml:mi>
    </mml:mrow>
  </mml:msup>
  <mml:mo>+</mml:mo>
  <mml:msup>
    <mml:mrow>
      <mml:mi>B</mml:mi>
    </mml:mrow>
    <mml:mrow>
      <mml:mi mathvariant="normal">'</mml:mi>
    </mml:mrow>
  </mml:msup>
  <mml:mo>)</mml:mo>
  <mml:mi>V</mml:mi>
  <mml:mo>(</mml:mo>
  <mml:mi>x</mml:mi>
  <mml:mo>)</mml:mo>
  <mml:mo>=</mml:mo>
  <mml:mn>0</mml:mn>
</mml:math>
</file>

<file path=Object 13/content.xml><?xml version="1.0" encoding="utf-8"?>
<mml:math xmlns:mml="http://www.w3.org/1998/Math/MathML" xmlns:m="http://schemas.openxmlformats.org/officeDocument/2006/math">
  <mml:msup>
    <mml:mrow>
      <mml:mi>G</mml:mi>
    </mml:mrow>
    <mml:mrow>
      <mml:mi mathvariant="normal">*</mml:mi>
    </mml:mrow>
  </mml:msup>
  <mml:mo>(</mml:mo>
  <mml:mi>ξ</mml:mi>
  <mml:mo>;</mml:mo>
  <mml:mi>X</mml:mi>
  <mml:mo>)</mml:mo>
</mml:math>
</file>

<file path=Object 14/content.xml><?xml version="1.0" encoding="utf-8"?>
<mml:math xmlns:mml="http://www.w3.org/1998/Math/MathML" xmlns:m="http://schemas.openxmlformats.org/officeDocument/2006/math">
  <mml:msubsup>
    <mml:mrow>
      <mml:mi>G</mml:mi>
    </mml:mrow>
    <mml:mrow>
      <mml:mo>,</mml:mo>
      <mml:mi>i</mml:mi>
      <mml:mi>i</mml:mi>
    </mml:mrow>
    <mml:mrow>
      <mml:mi mathvariant="normal">*</mml:mi>
    </mml:mrow>
  </mml:msubsup>
  <mml:mo>(</mml:mo>
  <mml:mi>ξ</mml:mi>
  <mml:mo>;</mml:mo>
  <mml:mi>X</mml:mi>
  <mml:mo>)</mml:mo>
  <mml:mo>=</mml:mo>
  <mml:msup>
    <mml:mrow>
      <mml:mi>u</mml:mi>
    </mml:mrow>
    <mml:mrow>
      <mml:mi mathvariant="normal">*</mml:mi>
    </mml:mrow>
  </mml:msup>
  <mml:mo>(</mml:mo>
  <mml:mi>ξ</mml:mi>
  <mml:mo>;</mml:mo>
  <mml:mi>X</mml:mi>
  <mml:mo>)</mml:mo>
</mml:math>
</file>

<file path=Object 15/content.xml><?xml version="1.0" encoding="utf-8"?>
<mml:math xmlns:mml="http://www.w3.org/1998/Math/MathML" xmlns:m="http://schemas.openxmlformats.org/officeDocument/2006/math">
  <mml:mtable columnalign="left">
    <mml:mtr>
      <mml:mtd>
        <mml:mrow>
          <mml:msub>
            <mml:mo stretchy="false">∫</mml:mo>
            <mml:mrow>
              <mml:mi mathvariant="normal">Ω</mml:mi>
            </mml:mrow>
          </mml:msub>
          <mml:mrow>
            <mml:mi mathvariant="normal">‍</mml:mi>
          </mml:mrow>
        </mml:mrow>
        <mml:msub>
          <mml:mrow>
            <mml:mi>u</mml:mi>
          </mml:mrow>
          <mml:mrow>
            <mml:mo>,</mml:mo>
            <mml:mi>i</mml:mi>
            <mml:mi>i</mml:mi>
          </mml:mrow>
        </mml:msub>
        <mml:mo>(</mml:mo>
        <mml:mi>X</mml:mi>
        <mml:mo>)</mml:mo>
        <mml:msup>
          <mml:mrow>
            <mml:mi>u</mml:mi>
          </mml:mrow>
          <mml:mrow>
            <mml:mi mathvariant="normal">*</mml:mi>
          </mml:mrow>
        </mml:msup>
        <mml:mo>(</mml:mo>
        <mml:mi>ξ</mml:mi>
        <mml:mo>;</mml:mo>
        <mml:mi>X</mml:mi>
        <mml:mo>)</mml:mo>
        <mml:mi mathvariant="normal">d</mml:mi>
        <mml:mi mathvariant="normal">Ω</mml:mi>
        <mml:mo>(</mml:mo>
        <mml:mi>X</mml:mi>
        <mml:mo>)</mml:mo>
        <mml:mo>-</mml:mo>
        <mml:mi>λ</mml:mi>
        <mml:mrow>
          <mml:msub>
            <mml:mo stretchy="false">∫</mml:mo>
            <mml:mrow>
              <mml:mi mathvariant="normal">Ω</mml:mi>
            </mml:mrow>
          </mml:msub>
          <mml:mrow>
            <mml:mi mathvariant="normal">‍</mml:mi>
          </mml:mrow>
        </mml:mrow>
        <mml:msub>
          <mml:mrow>
            <mml:mi>u</mml:mi>
          </mml:mrow>
          <mml:mrow>
            <mml:mo>,</mml:mo>
            <mml:mi>i</mml:mi>
            <mml:mi>i</mml:mi>
          </mml:mrow>
        </mml:msub>
        <mml:mo>(</mml:mo>
        <mml:mi>X</mml:mi>
        <mml:mo>)</mml:mo>
        <mml:msup>
          <mml:mrow>
            <mml:mi>G</mml:mi>
          </mml:mrow>
          <mml:mrow>
            <mml:mi mathvariant="normal">*</mml:mi>
          </mml:mrow>
        </mml:msup>
        <mml:mo>(</mml:mo>
        <mml:mi>ξ</mml:mi>
        <mml:mo>;</mml:mo>
        <mml:mi>X</mml:mi>
        <mml:mo>)</mml:mo>
        <mml:mi mathvariant="normal">d</mml:mi>
        <mml:mi mathvariant="normal">Ω</mml:mi>
        <mml:mo>(</mml:mo>
        <mml:mi>X</mml:mi>
        <mml:mo>)</mml:mo>
      </mml:mtd>
    </mml:mtr>
    <mml:mtr>
      <mml:mtd>
        <mml:mo>=</mml:mo>
        <mml:mo>-</mml:mo>
        <mml:mi>λ</mml:mi>
        <mml:mrow>
          <mml:msub>
            <mml:mo stretchy="false">∫</mml:mo>
            <mml:mrow>
              <mml:mi mathvariant="normal">Ω</mml:mi>
            </mml:mrow>
          </mml:msub>
          <mml:mrow>
            <mml:mi mathvariant="normal">‍</mml:mi>
          </mml:mrow>
        </mml:mrow>
        <mml:mi>u</mml:mi>
        <mml:mo>(</mml:mo>
        <mml:mi>X</mml:mi>
        <mml:mo>)</mml:mo>
        <mml:msup>
          <mml:mrow>
            <mml:mi>u</mml:mi>
          </mml:mrow>
          <mml:mrow>
            <mml:mi mathvariant="normal">*</mml:mi>
          </mml:mrow>
        </mml:msup>
        <mml:mo>(</mml:mo>
        <mml:mi>ξ</mml:mi>
        <mml:mo>;</mml:mo>
        <mml:mi>X</mml:mi>
        <mml:mo>)</mml:mo>
        <mml:mi mathvariant="normal">d</mml:mi>
        <mml:mi mathvariant="normal">Ω</mml:mi>
        <mml:mo>(</mml:mo>
        <mml:mi>X</mml:mi>
        <mml:mo>)</mml:mo>
        <mml:mo>+</mml:mo>
        <mml:mi>λ</mml:mi>
        <mml:mrow>
          <mml:msub>
            <mml:mo stretchy="false">∫</mml:mo>
            <mml:mrow>
              <mml:mi mathvariant="normal">Ω</mml:mi>
            </mml:mrow>
          </mml:msub>
          <mml:mrow>
            <mml:mi mathvariant="normal">‍</mml:mi>
          </mml:mrow>
        </mml:mrow>
        <mml:mi>u</mml:mi>
        <mml:mo>(</mml:mo>
        <mml:mi>X</mml:mi>
        <mml:mo>)</mml:mo>
        <mml:mi>λ</mml:mi>
        <mml:msup>
          <mml:mrow>
            <mml:mi>G</mml:mi>
          </mml:mrow>
          <mml:mrow>
            <mml:mi mathvariant="normal">*</mml:mi>
          </mml:mrow>
        </mml:msup>
        <mml:mo>(</mml:mo>
        <mml:mi>ξ</mml:mi>
        <mml:mo>;</mml:mo>
        <mml:mi>X</mml:mi>
        <mml:mo>)</mml:mo>
        <mml:mi mathvariant="normal">d</mml:mi>
        <mml:mi mathvariant="normal">Ω</mml:mi>
        <mml:mo>(</mml:mo>
        <mml:mi>X</mml:mi>
        <mml:mo>)</mml:mo>
      </mml:mtd>
    </mml:mtr>
  </mml:mtable>
</mml:math>
</file>

<file path=Object 16/content.xml><?xml version="1.0" encoding="utf-8"?>
<mml:math xmlns:mml="http://www.w3.org/1998/Math/MathML" xmlns:m="http://schemas.openxmlformats.org/officeDocument/2006/math">
  <mml:mtable columnalign="left">
    <mml:mtr>
      <mml:mtd>
        <mml:mi>c</mml:mi>
        <mml:mo>(</mml:mo>
        <mml:mi>ξ</mml:mi>
        <mml:mo>)</mml:mo>
        <mml:mi>u</mml:mi>
        <mml:mo>(</mml:mo>
        <mml:mi>ξ</mml:mi>
        <mml:mo>)</mml:mo>
        <mml:mo>+</mml:mo>
        <mml:mrow>
          <mml:msub>
            <mml:mo stretchy="false">∫</mml:mo>
            <mml:mrow>
              <mml:mi mathvariant="normal">Γ</mml:mi>
            </mml:mrow>
          </mml:msub>
          <mml:mrow>
            <mml:mi mathvariant="normal">‍</mml:mi>
          </mml:mrow>
        </mml:mrow>
        <mml:mi>u</mml:mi>
        <mml:mo>(</mml:mo>
        <mml:mi>X</mml:mi>
        <mml:mo>)</mml:mo>
        <mml:msup>
          <mml:mrow>
            <mml:mi>q</mml:mi>
          </mml:mrow>
          <mml:mrow>
            <mml:mi mathvariant="normal">*</mml:mi>
          </mml:mrow>
        </mml:msup>
        <mml:mo>(</mml:mo>
        <mml:mi>ξ</mml:mi>
        <mml:mo>;</mml:mo>
        <mml:mi>X</mml:mi>
        <mml:mo>)</mml:mo>
        <mml:mi mathvariant="normal">d</mml:mi>
        <mml:mi mathvariant="normal">Γ</mml:mi>
        <mml:mo>(</mml:mo>
        <mml:mi>X</mml:mi>
        <mml:mo>)</mml:mo>
        <mml:mo>-</mml:mo>
        <mml:mrow>
          <mml:msub>
            <mml:mo stretchy="false">∫</mml:mo>
            <mml:mrow>
              <mml:mi mathvariant="normal">Γ</mml:mi>
            </mml:mrow>
          </mml:msub>
          <mml:mrow>
            <mml:mi mathvariant="normal">‍</mml:mi>
          </mml:mrow>
        </mml:mrow>
        <mml:mi>q</mml:mi>
        <mml:mo>(</mml:mo>
        <mml:mi>X</mml:mi>
        <mml:mo>)</mml:mo>
        <mml:msup>
          <mml:mrow>
            <mml:mi>u</mml:mi>
          </mml:mrow>
          <mml:mrow>
            <mml:mi mathvariant="normal">*</mml:mi>
          </mml:mrow>
        </mml:msup>
        <mml:mo>(</mml:mo>
        <mml:mi>ξ</mml:mi>
        <mml:mo>;</mml:mo>
        <mml:mi>X</mml:mi>
        <mml:mo>)</mml:mo>
        <mml:mi mathvariant="normal">d</mml:mi>
        <mml:mi mathvariant="normal">Γ</mml:mi>
        <mml:mo>(</mml:mo>
        <mml:mi>X</mml:mi>
        <mml:mo>)</mml:mo>
      </mml:mtd>
    </mml:mtr>
    <mml:mtr>
      <mml:mtd>
        <mml:mo>+</mml:mo>
        <mml:mi>λ</mml:mi>
        <mml:mo>(</mml:mo>
        <mml:mo>-</mml:mo>
        <mml:mrow>
          <mml:msub>
            <mml:mo stretchy="false">∫</mml:mo>
            <mml:mrow>
              <mml:mi mathvariant="normal">Γ</mml:mi>
            </mml:mrow>
          </mml:msub>
          <mml:mrow>
            <mml:mi mathvariant="normal">‍</mml:mi>
          </mml:mrow>
        </mml:mrow>
        <mml:mi>q</mml:mi>
        <mml:mo>(</mml:mo>
        <mml:mi>X</mml:mi>
        <mml:mo>)</mml:mo>
        <mml:msup>
          <mml:mrow>
            <mml:mi>G</mml:mi>
          </mml:mrow>
          <mml:mrow>
            <mml:mi mathvariant="normal">*</mml:mi>
          </mml:mrow>
        </mml:msup>
        <mml:mo>(</mml:mo>
        <mml:mi>ξ</mml:mi>
        <mml:mo>;</mml:mo>
        <mml:mi>X</mml:mi>
        <mml:mo>)</mml:mo>
        <mml:mi mathvariant="normal">d</mml:mi>
        <mml:mi mathvariant="normal">Γ</mml:mi>
        <mml:mo>(</mml:mo>
        <mml:mi>X</mml:mi>
        <mml:mo>)</mml:mo>
        <mml:mo>+</mml:mo>
        <mml:mrow>
          <mml:msub>
            <mml:mo stretchy="false">∫</mml:mo>
            <mml:mrow>
              <mml:mi mathvariant="normal">Γ</mml:mi>
            </mml:mrow>
          </mml:msub>
          <mml:mrow>
            <mml:mi mathvariant="normal">‍</mml:mi>
          </mml:mrow>
        </mml:mrow>
        <mml:mi>u</mml:mi>
        <mml:mo>(</mml:mo>
        <mml:mi>X</mml:mi>
        <mml:mo>)</mml:mo>
        <mml:msup>
          <mml:mrow>
            <mml:mi>S</mml:mi>
          </mml:mrow>
          <mml:mrow>
            <mml:mi mathvariant="normal">*</mml:mi>
          </mml:mrow>
        </mml:msup>
        <mml:mo>(</mml:mo>
        <mml:mi>ξ</mml:mi>
        <mml:mo>;</mml:mo>
        <mml:mi>X</mml:mi>
        <mml:mo>)</mml:mo>
        <mml:mi mathvariant="normal">d</mml:mi>
        <mml:mi mathvariant="normal">Γ</mml:mi>
        <mml:mo>(</mml:mo>
        <mml:mi>X</mml:mi>
        <mml:mo>)</mml:mo>
        <mml:mo>)</mml:mo>
        <mml:mo>=</mml:mo>
        <mml:msup>
          <mml:mrow>
            <mml:mi>λ</mml:mi>
          </mml:mrow>
          <mml:mrow>
            <mml:mn>2</mml:mn>
          </mml:mrow>
        </mml:msup>
        <mml:mrow>
          <mml:msub>
            <mml:mo stretchy="false">∫</mml:mo>
            <mml:mrow>
              <mml:mi mathvariant="normal">Ω</mml:mi>
            </mml:mrow>
          </mml:msub>
          <mml:mrow>
            <mml:mi mathvariant="normal">‍</mml:mi>
          </mml:mrow>
        </mml:mrow>
        <mml:mi>u</mml:mi>
        <mml:mo>(</mml:mo>
        <mml:mi>X</mml:mi>
        <mml:mo>)</mml:mo>
        <mml:msup>
          <mml:mrow>
            <mml:mi>G</mml:mi>
          </mml:mrow>
          <mml:mrow>
            <mml:mi mathvariant="normal">*</mml:mi>
          </mml:mrow>
        </mml:msup>
        <mml:mo>(</mml:mo>
        <mml:mi>ξ</mml:mi>
        <mml:mo>;</mml:mo>
        <mml:mi>X</mml:mi>
        <mml:mo>)</mml:mo>
        <mml:mi mathvariant="normal">d</mml:mi>
        <mml:mi mathvariant="normal">Ω</mml:mi>
        <mml:mo>(</mml:mo>
        <mml:mi>X</mml:mi>
        <mml:mo>)</mml:mo>
      </mml:mtd>
    </mml:mtr>
  </mml:mtable>
</mml:math>
</file>

<file path=Object 17/content.xml><?xml version="1.0" encoding="utf-8"?>
<mml:math xmlns:mml="http://www.w3.org/1998/Math/MathML" xmlns:m="http://schemas.openxmlformats.org/officeDocument/2006/math">
  <mml:msup>
    <mml:mrow>
      <mml:mi>q</mml:mi>
    </mml:mrow>
    <mml:mrow>
      <mml:mi mathvariant="normal">*</mml:mi>
    </mml:mrow>
  </mml:msup>
  <mml:mo>(</mml:mo>
  <mml:mi>ξ</mml:mi>
  <mml:mo>;</mml:mo>
  <mml:mi>X</mml:mi>
  <mml:mo>)</mml:mo>
  <mml:mo>=</mml:mo>
  <mml:msubsup>
    <mml:mrow>
      <mml:mi>u</mml:mi>
    </mml:mrow>
    <mml:mrow>
      <mml:mo>,</mml:mo>
      <mml:mi>i</mml:mi>
    </mml:mrow>
    <mml:mrow>
      <mml:mi mathvariant="normal">*</mml:mi>
    </mml:mrow>
  </mml:msubsup>
  <mml:mo>(</mml:mo>
  <mml:mi>ξ</mml:mi>
  <mml:mo>;</mml:mo>
  <mml:mi>X</mml:mi>
  <mml:mo>)</mml:mo>
  <mml:msub>
    <mml:mrow>
      <mml:mi>n</mml:mi>
    </mml:mrow>
    <mml:mrow>
      <mml:mi>i</mml:mi>
    </mml:mrow>
  </mml:msub>
  <mml:mo>(</mml:mo>
  <mml:mi>X</mml:mi>
  <mml:mo>)</mml:mo>
  <mml:mo>=</mml:mo>
  <mml:mo>-</mml:mo>
  <mml:mfrac>
    <mml:mrow>
      <mml:mn>1</mml:mn>
    </mml:mrow>
    <mml:mrow>
      <mml:mn>2</mml:mn>
      <mml:mi>π</mml:mi>
      <mml:mi>r</mml:mi>
      <mml:mo>(</mml:mo>
      <mml:mi>ξ</mml:mi>
      <mml:mo>;</mml:mo>
      <mml:mi>X</mml:mi>
      <mml:mo>)</mml:mo>
    </mml:mrow>
  </mml:mfrac>
  <mml:msub>
    <mml:mrow>
      <mml:mi>r</mml:mi>
    </mml:mrow>
    <mml:mrow>
      <mml:mi>i</mml:mi>
    </mml:mrow>
  </mml:msub>
  <mml:mo>(</mml:mo>
  <mml:mi>ξ</mml:mi>
  <mml:mo>;</mml:mo>
  <mml:mi>X</mml:mi>
  <mml:mo>)</mml:mo>
  <mml:msub>
    <mml:mrow>
      <mml:mi>n</mml:mi>
    </mml:mrow>
    <mml:mrow>
      <mml:mi>i</mml:mi>
    </mml:mrow>
  </mml:msub>
  <mml:mo>(</mml:mo>
  <mml:mi>X</mml:mi>
  <mml:mo>)</mml:mo>
</mml:math>
</file>

<file path=Object 18/content.xml><?xml version="1.0" encoding="utf-8"?>
<mml:math xmlns:mml="http://www.w3.org/1998/Math/MathML" xmlns:m="http://schemas.openxmlformats.org/officeDocument/2006/math">
  <mml:msup>
    <mml:mrow>
      <mml:mi>S</mml:mi>
    </mml:mrow>
    <mml:mrow>
      <mml:mi mathvariant="normal">*</mml:mi>
    </mml:mrow>
  </mml:msup>
  <mml:mo>(</mml:mo>
  <mml:mi>ξ</mml:mi>
  <mml:mo>;</mml:mo>
  <mml:mi>X</mml:mi>
  <mml:mo>)</mml:mo>
  <mml:mo>=</mml:mo>
  <mml:msubsup>
    <mml:mrow>
      <mml:mi>G</mml:mi>
    </mml:mrow>
    <mml:mrow>
      <mml:mo>,</mml:mo>
      <mml:mi>i</mml:mi>
    </mml:mrow>
    <mml:mrow>
      <mml:mi mathvariant="normal">*</mml:mi>
    </mml:mrow>
  </mml:msubsup>
  <mml:mo>(</mml:mo>
  <mml:mi>ξ</mml:mi>
  <mml:mo>;</mml:mo>
  <mml:mi>X</mml:mi>
  <mml:mo>)</mml:mo>
  <mml:msub>
    <mml:mrow>
      <mml:mi>n</mml:mi>
    </mml:mrow>
    <mml:mrow>
      <mml:mi>i</mml:mi>
    </mml:mrow>
  </mml:msub>
  <mml:mo>(</mml:mo>
  <mml:mi>X</mml:mi>
  <mml:mo>)</mml:mo>
  <mml:mo>=</mml:mo>
  <mml:mo>-</mml:mo>
  <mml:mfrac>
    <mml:mrow>
      <mml:mo>[</mml:mo>
      <mml:mn>2</mml:mn>
      <mml:mi mathvariant="normal">l</mml:mi>
      <mml:mi mathvariant="normal">n</mml:mi>
      <mml:mo>(</mml:mo>
      <mml:mi>r</mml:mi>
      <mml:mo>(</mml:mo>
      <mml:mi>ξ</mml:mi>
      <mml:mo>;</mml:mo>
      <mml:mi>X</mml:mi>
      <mml:mo>)</mml:mo>
      <mml:mo>)</mml:mo>
      <mml:mo>-</mml:mo>
      <mml:mn>1</mml:mn>
      <mml:mo>]</mml:mo>
    </mml:mrow>
    <mml:mrow>
      <mml:mn>8</mml:mn>
      <mml:mi>π</mml:mi>
    </mml:mrow>
  </mml:mfrac>
  <mml:msub>
    <mml:mrow>
      <mml:mi>r</mml:mi>
    </mml:mrow>
    <mml:mrow>
      <mml:mi>i</mml:mi>
    </mml:mrow>
  </mml:msub>
  <mml:mo>(</mml:mo>
  <mml:mi>ξ</mml:mi>
  <mml:mo>;</mml:mo>
  <mml:mi>X</mml:mi>
  <mml:mo>)</mml:mo>
  <mml:msub>
    <mml:mrow>
      <mml:mi>n</mml:mi>
    </mml:mrow>
    <mml:mrow>
      <mml:mi>i</mml:mi>
    </mml:mrow>
  </mml:msub>
  <mml:mo>(</mml:mo>
  <mml:mi>X</mml:mi>
  <mml:mo>)</mml:mo>
</mml:math>
</file>

<file path=Object 19/content.xml><?xml version="1.0" encoding="utf-8"?>
<mml:math xmlns:mml="http://www.w3.org/1998/Math/MathML" xmlns:m="http://schemas.openxmlformats.org/officeDocument/2006/math">
  <mml:msup>
    <mml:mrow>
      <mml:mi>F</mml:mi>
    </mml:mrow>
    <mml:mrow>
      <mml:mi>j</mml:mi>
    </mml:mrow>
  </mml:msup>
  <mml:mo>(</mml:mo>
  <mml:msup>
    <mml:mrow>
      <mml:mi>X</mml:mi>
    </mml:mrow>
    <mml:mrow>
      <mml:mi>j</mml:mi>
    </mml:mrow>
  </mml:msup>
  <mml:mo>;</mml:mo>
  <mml:mi>X</mml:mi>
  <mml:mo>)</mml:mo>
</mml:math>
</file>

<file path=Object 2/content.xml><?xml version="1.0" encoding="utf-8"?>
<mml:math xmlns:mml="http://www.w3.org/1998/Math/MathML" xmlns:m="http://schemas.openxmlformats.org/officeDocument/2006/math">
  <mml:mi>λ</mml:mi>
</mml:math>
</file>

<file path=Object 20/content.xml><?xml version="1.0" encoding="utf-8"?>
<mml:math xmlns:mml="http://www.w3.org/1998/Math/MathML" xmlns:m="http://schemas.openxmlformats.org/officeDocument/2006/math">
  <mml:msup>
    <mml:mrow>
      <mml:mi>X</mml:mi>
    </mml:mrow>
    <mml:mrow>
      <mml:mi>j</mml:mi>
    </mml:mrow>
  </mml:msup>
</mml:math>
</file>

<file path=Object 21/content.xml><?xml version="1.0" encoding="utf-8"?>
<mml:math xmlns:mml="http://www.w3.org/1998/Math/MathML" xmlns:m="http://schemas.openxmlformats.org/officeDocument/2006/math">
  <mml:msubsup>
    <mml:mrow>
      <mml:mi mathvariant="normal">Ψ</mml:mi>
    </mml:mrow>
    <mml:mrow>
      <mml:mo>,</mml:mo>
      <mml:mi>i</mml:mi>
      <mml:mi>i</mml:mi>
    </mml:mrow>
    <mml:mrow>
      <mml:mi>j</mml:mi>
    </mml:mrow>
  </mml:msubsup>
  <mml:mo>(</mml:mo>
  <mml:mi>X</mml:mi>
  <mml:mo>;</mml:mo>
  <mml:msup>
    <mml:mrow>
      <mml:mi>X</mml:mi>
    </mml:mrow>
    <mml:mrow>
      <mml:mi>j</mml:mi>
    </mml:mrow>
  </mml:msup>
  <mml:mo>)</mml:mo>
</mml:math>
</file>

<file path=Object 22/content.xml><?xml version="1.0" encoding="utf-8"?>
<mml:math xmlns:mml="http://www.w3.org/1998/Math/MathML" xmlns:m="http://schemas.openxmlformats.org/officeDocument/2006/math">
  <mml:msup>
    <mml:mrow>
      <mml:mi>F</mml:mi>
    </mml:mrow>
    <mml:mrow>
      <mml:mi>j</mml:mi>
    </mml:mrow>
  </mml:msup>
  <mml:mo>(</mml:mo>
  <mml:mi>X</mml:mi>
  <mml:mo>;</mml:mo>
  <mml:msup>
    <mml:mrow>
      <mml:mi>X</mml:mi>
    </mml:mrow>
    <mml:mrow>
      <mml:mi>j</mml:mi>
    </mml:mrow>
  </mml:msup>
  <mml:mo>)</mml:mo>
</mml:math>
</file>

<file path=Object 23/content.xml><?xml version="1.0" encoding="utf-8"?>
<mml:math xmlns:mml="http://www.w3.org/1998/Math/MathML" xmlns:m="http://schemas.openxmlformats.org/officeDocument/2006/math">
  <mml:mtable columnalign="left">
    <mml:mtr>
      <mml:mtd>
        <mml:mrow>
          <mml:msub>
            <mml:mo stretchy="false">∫</mml:mo>
            <mml:mrow>
              <mml:mi mathvariant="normal">Ω</mml:mi>
            </mml:mrow>
          </mml:msub>
          <mml:mrow>
            <mml:mi mathvariant="normal">‍</mml:mi>
          </mml:mrow>
        </mml:mrow>
        <mml:mi>u</mml:mi>
        <mml:mo>(</mml:mo>
        <mml:mi>X</mml:mi>
        <mml:mo>)</mml:mo>
        <mml:msup>
          <mml:mrow>
            <mml:mi>G</mml:mi>
          </mml:mrow>
          <mml:mrow>
            <mml:mi mathvariant="normal">*</mml:mi>
          </mml:mrow>
        </mml:msup>
        <mml:mo>(</mml:mo>
        <mml:mi>ξ</mml:mi>
        <mml:mo>;</mml:mo>
        <mml:mi>X</mml:mi>
        <mml:mo>)</mml:mo>
        <mml:mi mathvariant="normal">d</mml:mi>
        <mml:mi mathvariant="normal">Ω</mml:mi>
        <mml:mo>(</mml:mo>
        <mml:mi>X</mml:mi>
        <mml:mo>)</mml:mo>
        <mml:msup>
          <mml:mrow>
            <mml:mo>=</mml:mo>
          </mml:mrow>
          <mml:mrow>
            <mml:mi>ξ</mml:mi>
          </mml:mrow>
        </mml:msup>
        <mml:msup>
          <mml:mrow>
            <mml:mi>α</mml:mi>
          </mml:mrow>
          <mml:mrow>
            <mml:mi>j</mml:mi>
          </mml:mrow>
        </mml:msup>
        <mml:mrow>
          <mml:msub>
            <mml:mo stretchy="false">∫</mml:mo>
            <mml:mrow>
              <mml:mi mathvariant="normal">Ω</mml:mi>
            </mml:mrow>
          </mml:msub>
          <mml:mrow>
            <mml:mi mathvariant="normal">‍</mml:mi>
          </mml:mrow>
        </mml:mrow>
        <mml:msup>
          <mml:mrow>
            <mml:mi>F</mml:mi>
          </mml:mrow>
          <mml:mrow>
            <mml:mi>j</mml:mi>
          </mml:mrow>
        </mml:msup>
        <mml:mo>(</mml:mo>
        <mml:mi>X</mml:mi>
        <mml:mo>;</mml:mo>
        <mml:msup>
          <mml:mrow>
            <mml:mi>X</mml:mi>
          </mml:mrow>
          <mml:mrow>
            <mml:mi>j</mml:mi>
          </mml:mrow>
        </mml:msup>
        <mml:mo>)</mml:mo>
        <mml:mi mathvariant="normal">d</mml:mi>
        <mml:mi mathvariant="normal">Ω</mml:mi>
        <mml:mo>(</mml:mo>
        <mml:mi>X</mml:mi>
        <mml:mo>)</mml:mo>
        <mml:msup>
          <mml:mrow>
            <mml:mo>=</mml:mo>
          </mml:mrow>
          <mml:mrow>
            <mml:mi>ξ</mml:mi>
          </mml:mrow>
        </mml:msup>
        <mml:msup>
          <mml:mrow>
            <mml:mi>α</mml:mi>
          </mml:mrow>
          <mml:mrow>
            <mml:mi>j</mml:mi>
          </mml:mrow>
        </mml:msup>
        <mml:mrow>
          <mml:msub>
            <mml:mo stretchy="false">∫</mml:mo>
            <mml:mrow>
              <mml:mi mathvariant="normal">Ω</mml:mi>
            </mml:mrow>
          </mml:msub>
          <mml:mrow>
            <mml:mi mathvariant="normal">‍</mml:mi>
          </mml:mrow>
        </mml:mrow>
        <mml:msubsup>
          <mml:mrow>
            <mml:mi mathvariant="normal">Ψ</mml:mi>
          </mml:mrow>
          <mml:mrow>
            <mml:mo>,</mml:mo>
            <mml:mi>i</mml:mi>
            <mml:mi>i</mml:mi>
          </mml:mrow>
          <mml:mrow>
            <mml:mi>j</mml:mi>
          </mml:mrow>
        </mml:msubsup>
        <mml:mo>(</mml:mo>
        <mml:mi>X</mml:mi>
        <mml:mo>;</mml:mo>
        <mml:msup>
          <mml:mrow>
            <mml:mi>X</mml:mi>
          </mml:mrow>
          <mml:mrow>
            <mml:mi>j</mml:mi>
          </mml:mrow>
        </mml:msup>
        <mml:mo>)</mml:mo>
        <mml:mi mathvariant="normal">d</mml:mi>
        <mml:mi mathvariant="normal">Ω</mml:mi>
        <mml:mo>(</mml:mo>
        <mml:mi>X</mml:mi>
        <mml:mo>)</mml:mo>
      </mml:mtd>
    </mml:mtr>
    <mml:mtr>
      <mml:mtd>
        <mml:msup>
          <mml:mrow>
            <mml:mo>=</mml:mo>
          </mml:mrow>
          <mml:mrow>
            <mml:mi>ξ</mml:mi>
          </mml:mrow>
        </mml:msup>
        <mml:msup>
          <mml:mrow>
            <mml:mi>α</mml:mi>
          </mml:mrow>
          <mml:mrow>
            <mml:mi>j</mml:mi>
          </mml:mrow>
        </mml:msup>
        <mml:mrow>
          <mml:msub>
            <mml:mo stretchy="false">∫</mml:mo>
            <mml:mrow>
              <mml:mi mathvariant="normal">Γ</mml:mi>
            </mml:mrow>
          </mml:msub>
          <mml:mrow>
            <mml:mi mathvariant="normal">‍</mml:mi>
          </mml:mrow>
        </mml:mrow>
        <mml:msubsup>
          <mml:mrow>
            <mml:mi mathvariant="normal">Ψ</mml:mi>
          </mml:mrow>
          <mml:mrow>
            <mml:mo>,</mml:mo>
            <mml:mi>i</mml:mi>
            <mml:mi>i</mml:mi>
          </mml:mrow>
          <mml:mrow>
            <mml:mi>j</mml:mi>
          </mml:mrow>
        </mml:msubsup>
        <mml:mo>(</mml:mo>
        <mml:mi>X</mml:mi>
        <mml:mo>;</mml:mo>
        <mml:msup>
          <mml:mrow>
            <mml:mi>X</mml:mi>
          </mml:mrow>
          <mml:mrow>
            <mml:mi>j</mml:mi>
          </mml:mrow>
        </mml:msup>
        <mml:mo>)</mml:mo>
        <mml:msub>
          <mml:mrow>
            <mml:mi>n</mml:mi>
          </mml:mrow>
          <mml:mrow>
            <mml:mi>i</mml:mi>
          </mml:mrow>
        </mml:msub>
        <mml:mi mathvariant="normal">d</mml:mi>
        <mml:mi mathvariant="normal">Γ</mml:mi>
        <mml:mo>(</mml:mo>
        <mml:mi>X</mml:mi>
        <mml:mo>)</mml:mo>
        <mml:msup>
          <mml:mrow>
            <mml:mo>=</mml:mo>
          </mml:mrow>
          <mml:mrow>
            <mml:mi>ξ</mml:mi>
          </mml:mrow>
        </mml:msup>
        <mml:msup>
          <mml:mrow>
            <mml:mi>α</mml:mi>
          </mml:mrow>
          <mml:mrow>
            <mml:mi>j</mml:mi>
          </mml:mrow>
        </mml:msup>
        <mml:mrow>
          <mml:msub>
            <mml:mo stretchy="false">∫</mml:mo>
            <mml:mrow>
              <mml:mi mathvariant="normal">Γ</mml:mi>
            </mml:mrow>
          </mml:msub>
          <mml:mrow>
            <mml:mi mathvariant="normal">‍</mml:mi>
          </mml:mrow>
        </mml:mrow>
        <mml:msup>
          <mml:mrow>
            <mml:mi>η</mml:mi>
          </mml:mrow>
          <mml:mrow>
            <mml:mi>j</mml:mi>
          </mml:mrow>
        </mml:msup>
        <mml:mo>(</mml:mo>
        <mml:mi>X</mml:mi>
        <mml:mo>;</mml:mo>
        <mml:msup>
          <mml:mrow>
            <mml:mi>X</mml:mi>
          </mml:mrow>
          <mml:mrow>
            <mml:mi>j</mml:mi>
          </mml:mrow>
        </mml:msup>
        <mml:mo>)</mml:mo>
        <mml:mi mathvariant="normal">d</mml:mi>
        <mml:mi mathvariant="normal">Γ</mml:mi>
        <mml:mo>(</mml:mo>
        <mml:mi>X</mml:mi>
        <mml:mo>)</mml:mo>
      </mml:mtd>
    </mml:mtr>
  </mml:mtable>
</mml:math>
</file>

<file path=Object 24/content.xml><?xml version="1.0" encoding="utf-8"?>
<mml:math xmlns:mml="http://www.w3.org/1998/Math/MathML" xmlns:m="http://schemas.openxmlformats.org/officeDocument/2006/math">
  <mml:mi>ξ</mml:mi>
</mml:math>
</file>

<file path=Object 25/content.xml><?xml version="1.0" encoding="utf-8"?>
<mml:math xmlns:mml="http://www.w3.org/1998/Math/MathML" xmlns:m="http://schemas.openxmlformats.org/officeDocument/2006/math">
  <mml:msup>
    <mml:mrow>
      <mml:mi>X</mml:mi>
    </mml:mrow>
    <mml:mrow>
      <mml:mi>j</mml:mi>
    </mml:mrow>
  </mml:msup>
</mml:math>
</file>

<file path=Object 26/content.xml><?xml version="1.0" encoding="utf-8"?>
<mml:math xmlns:mml="http://www.w3.org/1998/Math/MathML" xmlns:m="http://schemas.openxmlformats.org/officeDocument/2006/math">
  <mml:msup>
    <mml:mrow>
      <mml:mi mathvariant="normal"> </mml:mi>
    </mml:mrow>
    <mml:mrow>
      <mml:mi>ξ</mml:mi>
    </mml:mrow>
  </mml:msup>
  <mml:msup>
    <mml:mrow>
      <mml:mi>α</mml:mi>
    </mml:mrow>
    <mml:mrow>
      <mml:mi>j</mml:mi>
    </mml:mrow>
  </mml:msup>
</mml:math>
</file>

<file path=Object 27/content.xml><?xml version="1.0" encoding="utf-8"?>
<mml:math xmlns:mml="http://www.w3.org/1998/Math/MathML" xmlns:m="http://schemas.openxmlformats.org/officeDocument/2006/math">
  <mml:msup>
    <mml:mrow>
      <mml:mi>X</mml:mi>
    </mml:mrow>
    <mml:mrow>
      <mml:mi>j</mml:mi>
    </mml:mrow>
  </mml:msup>
</mml:math>
</file>

<file path=Object 28/content.xml><?xml version="1.0" encoding="utf-8"?>
<mml:math xmlns:mml="http://www.w3.org/1998/Math/MathML" xmlns:m="http://schemas.openxmlformats.org/officeDocument/2006/math">
  <mml:mtable columnalign="left">
    <mml:mtr>
      <mml:mtd/>
      <mml:mtd/>
      <mml:mtd>
        <mml:mfenced open="[" close="]" separators="|">
          <mml:mrow>
            <mml:mtable columnalign="left">
              <mml:mtr>
                <mml:mtd>
                  <mml:msub>
                    <mml:mrow>
                      <mml:mi>H</mml:mi>
                    </mml:mrow>
                    <mml:mrow>
                      <mml:mi>c</mml:mi>
                      <mml:mi>c</mml:mi>
                    </mml:mrow>
                  </mml:msub>
                </mml:mtd>
                <mml:mtd>
                  <mml:mo>⋯</mml:mo>
                </mml:mtd>
                <mml:mtd>
                  <mml:msub>
                    <mml:mrow>
                      <mml:mn>0</mml:mn>
                    </mml:mrow>
                    <mml:mrow>
                      <mml:mi>c</mml:mi>
                      <mml:mi>i</mml:mi>
                    </mml:mrow>
                  </mml:msub>
                </mml:mtd>
              </mml:mtr>
              <mml:mtr>
                <mml:mtd>
                  <mml:mo>⋮</mml:mo>
                </mml:mtd>
                <mml:mtd>
                  <mml:mo>⋱</mml:mo>
                </mml:mtd>
                <mml:mtd>
                  <mml:mo>⋮</mml:mo>
                </mml:mtd>
              </mml:mtr>
              <mml:mtr>
                <mml:mtd>
                  <mml:msub>
                    <mml:mrow>
                      <mml:mi>H</mml:mi>
                    </mml:mrow>
                    <mml:mrow>
                      <mml:mi>i</mml:mi>
                      <mml:mi>c</mml:mi>
                    </mml:mrow>
                  </mml:msub>
                </mml:mtd>
                <mml:mtd>
                  <mml:mo>⋯</mml:mo>
                </mml:mtd>
                <mml:mtd>
                  <mml:msub>
                    <mml:mrow>
                      <mml:mi>I</mml:mi>
                    </mml:mrow>
                    <mml:mrow>
                      <mml:mi>i</mml:mi>
                      <mml:mi>i</mml:mi>
                    </mml:mrow>
                  </mml:msub>
                </mml:mtd>
              </mml:mtr>
              <mml:mtr>
                <mml:mtd/>
                <mml:mtd/>
                <mml:mtd/>
              </mml:mtr>
            </mml:mtable>
          </mml:mrow>
        </mml:mfenced>
        <mml:mfenced open="[" close="]" separators="|">
          <mml:mrow>
            <mml:mtable columnalign="left">
              <mml:mtr>
                <mml:mtd>
                  <mml:msub>
                    <mml:mrow>
                      <mml:mi>u</mml:mi>
                    </mml:mrow>
                    <mml:mrow>
                      <mml:mi>c</mml:mi>
                    </mml:mrow>
                  </mml:msub>
                </mml:mtd>
              </mml:mtr>
              <mml:mtr>
                <mml:mtd>
                  <mml:mo>⋮</mml:mo>
                </mml:mtd>
              </mml:mtr>
              <mml:mtr>
                <mml:mtd>
                  <mml:msub>
                    <mml:mrow>
                      <mml:mi>u</mml:mi>
                    </mml:mrow>
                    <mml:mrow>
                      <mml:mi>i</mml:mi>
                    </mml:mrow>
                  </mml:msub>
                </mml:mtd>
              </mml:mtr>
              <mml:mtr>
                <mml:mtd/>
              </mml:mtr>
            </mml:mtable>
          </mml:mrow>
        </mml:mfenced>
        <mml:mo>-</mml:mo>
        <mml:mfenced open="[" close="]" separators="|">
          <mml:mrow>
            <mml:mtable columnalign="left">
              <mml:mtr>
                <mml:mtd>
                  <mml:msub>
                    <mml:mrow>
                      <mml:mi>G</mml:mi>
                    </mml:mrow>
                    <mml:mrow>
                      <mml:mi>c</mml:mi>
                      <mml:mi>c</mml:mi>
                    </mml:mrow>
                  </mml:msub>
                </mml:mtd>
                <mml:mtd>
                  <mml:mo>⋯</mml:mo>
                </mml:mtd>
                <mml:mtd>
                  <mml:msub>
                    <mml:mrow>
                      <mml:mn>0</mml:mn>
                    </mml:mrow>
                    <mml:mrow>
                      <mml:mi>c</mml:mi>
                      <mml:mi>i</mml:mi>
                    </mml:mrow>
                  </mml:msub>
                </mml:mtd>
              </mml:mtr>
              <mml:mtr>
                <mml:mtd>
                  <mml:mo>⋮</mml:mo>
                </mml:mtd>
                <mml:mtd>
                  <mml:mo>⋱</mml:mo>
                </mml:mtd>
                <mml:mtd>
                  <mml:mo>⋮</mml:mo>
                </mml:mtd>
              </mml:mtr>
              <mml:mtr>
                <mml:mtd>
                  <mml:msub>
                    <mml:mrow>
                      <mml:mi>G</mml:mi>
                    </mml:mrow>
                    <mml:mrow>
                      <mml:mi>i</mml:mi>
                      <mml:mi>c</mml:mi>
                    </mml:mrow>
                  </mml:msub>
                </mml:mtd>
                <mml:mtd>
                  <mml:mo>⋯</mml:mo>
                </mml:mtd>
                <mml:mtd>
                  <mml:msub>
                    <mml:mrow>
                      <mml:mn>0</mml:mn>
                    </mml:mrow>
                    <mml:mrow>
                      <mml:mi>i</mml:mi>
                      <mml:mi>i</mml:mi>
                    </mml:mrow>
                  </mml:msub>
                </mml:mtd>
              </mml:mtr>
              <mml:mtr>
                <mml:mtd/>
                <mml:mtd/>
                <mml:mtd/>
              </mml:mtr>
            </mml:mtable>
          </mml:mrow>
        </mml:mfenced>
        <mml:mfenced open="[" close="]" separators="|">
          <mml:mrow>
            <mml:mtable columnalign="left">
              <mml:mtr>
                <mml:mtd>
                  <mml:msub>
                    <mml:mrow>
                      <mml:mi>q</mml:mi>
                    </mml:mrow>
                    <mml:mrow>
                      <mml:mi>c</mml:mi>
                    </mml:mrow>
                  </mml:msub>
                </mml:mtd>
              </mml:mtr>
              <mml:mtr>
                <mml:mtd>
                  <mml:mo>⋮</mml:mo>
                </mml:mtd>
              </mml:mtr>
              <mml:mtr>
                <mml:mtd>
                  <mml:msub>
                    <mml:mrow>
                      <mml:mi>q</mml:mi>
                    </mml:mrow>
                    <mml:mrow>
                      <mml:mi>i</mml:mi>
                    </mml:mrow>
                  </mml:msub>
                </mml:mtd>
              </mml:mtr>
              <mml:mtr>
                <mml:mtd/>
              </mml:mtr>
            </mml:mtable>
          </mml:mrow>
        </mml:mfenced>
        <mml:mo>+</mml:mo>
        <mml:mi>λ</mml:mi>
        <mml:mfenced open="[" close="]" separators="|">
          <mml:mrow>
            <mml:mtable columnalign="left">
              <mml:mtr>
                <mml:mtd>
                  <mml:msub>
                    <mml:mrow>
                      <mml:mi>W</mml:mi>
                    </mml:mrow>
                    <mml:mrow>
                      <mml:mi>c</mml:mi>
                      <mml:mi>c</mml:mi>
                    </mml:mrow>
                  </mml:msub>
                </mml:mtd>
                <mml:mtd>
                  <mml:mo>⋯</mml:mo>
                </mml:mtd>
                <mml:mtd>
                  <mml:msub>
                    <mml:mrow>
                      <mml:mn>0</mml:mn>
                    </mml:mrow>
                    <mml:mrow>
                      <mml:mi>c</mml:mi>
                      <mml:mi>i</mml:mi>
                    </mml:mrow>
                  </mml:msub>
                </mml:mtd>
              </mml:mtr>
              <mml:mtr>
                <mml:mtd>
                  <mml:mo>⋮</mml:mo>
                </mml:mtd>
                <mml:mtd>
                  <mml:mo>⋱</mml:mo>
                </mml:mtd>
                <mml:mtd>
                  <mml:mo>⋮</mml:mo>
                </mml:mtd>
              </mml:mtr>
              <mml:mtr>
                <mml:mtd>
                  <mml:msub>
                    <mml:mrow>
                      <mml:mi>W</mml:mi>
                    </mml:mrow>
                    <mml:mrow>
                      <mml:mi>i</mml:mi>
                      <mml:mi>c</mml:mi>
                    </mml:mrow>
                  </mml:msub>
                </mml:mtd>
                <mml:mtd>
                  <mml:mo>⋯</mml:mo>
                </mml:mtd>
                <mml:mtd>
                  <mml:msub>
                    <mml:mrow>
                      <mml:mn>0</mml:mn>
                    </mml:mrow>
                    <mml:mrow>
                      <mml:mi>i</mml:mi>
                      <mml:mi>i</mml:mi>
                    </mml:mrow>
                  </mml:msub>
                </mml:mtd>
              </mml:mtr>
              <mml:mtr>
                <mml:mtd/>
                <mml:mtd/>
                <mml:mtd/>
              </mml:mtr>
            </mml:mtable>
          </mml:mrow>
        </mml:mfenced>
        <mml:mfenced open="[" close="]" separators="|">
          <mml:mrow>
            <mml:mtable columnalign="left">
              <mml:mtr>
                <mml:mtd>
                  <mml:msub>
                    <mml:mrow>
                      <mml:mi>u</mml:mi>
                    </mml:mrow>
                    <mml:mrow>
                      <mml:mi>c</mml:mi>
                    </mml:mrow>
                  </mml:msub>
                </mml:mtd>
              </mml:mtr>
              <mml:mtr>
                <mml:mtd>
                  <mml:mo>⋮</mml:mo>
                </mml:mtd>
              </mml:mtr>
              <mml:mtr>
                <mml:mtd>
                  <mml:msub>
                    <mml:mrow>
                      <mml:mi>u</mml:mi>
                    </mml:mrow>
                    <mml:mrow>
                      <mml:mi>i</mml:mi>
                    </mml:mrow>
                  </mml:msub>
                </mml:mtd>
              </mml:mtr>
              <mml:mtr>
                <mml:mtd/>
              </mml:mtr>
            </mml:mtable>
          </mml:mrow>
        </mml:mfenced>
      </mml:mtd>
    </mml:mtr>
    <mml:mtr>
      <mml:mtd>
        <mml:mo>-</mml:mo>
        <mml:mi>λ</mml:mi>
        <mml:mfenced open="[" close="]" separators="|">
          <mml:mrow>
            <mml:mtable columnalign="left">
              <mml:mtr>
                <mml:mtd>
                  <mml:msub>
                    <mml:mrow>
                      <mml:mi>S</mml:mi>
                    </mml:mrow>
                    <mml:mrow>
                      <mml:mi>c</mml:mi>
                      <mml:mi>c</mml:mi>
                    </mml:mrow>
                  </mml:msub>
                </mml:mtd>
                <mml:mtd>
                  <mml:mo>⋯</mml:mo>
                </mml:mtd>
                <mml:mtd>
                  <mml:msub>
                    <mml:mrow>
                      <mml:mn>0</mml:mn>
                    </mml:mrow>
                    <mml:mrow>
                      <mml:mi>c</mml:mi>
                      <mml:mi>i</mml:mi>
                    </mml:mrow>
                  </mml:msub>
                </mml:mtd>
              </mml:mtr>
              <mml:mtr>
                <mml:mtd>
                  <mml:mo>⋮</mml:mo>
                </mml:mtd>
                <mml:mtd>
                  <mml:mo>⋱</mml:mo>
                </mml:mtd>
                <mml:mtd>
                  <mml:mo>⋮</mml:mo>
                </mml:mtd>
              </mml:mtr>
              <mml:mtr>
                <mml:mtd>
                  <mml:msub>
                    <mml:mrow>
                      <mml:mi>S</mml:mi>
                    </mml:mrow>
                    <mml:mrow>
                      <mml:mi>i</mml:mi>
                      <mml:mi>c</mml:mi>
                    </mml:mrow>
                  </mml:msub>
                </mml:mtd>
                <mml:mtd>
                  <mml:mo>⋯</mml:mo>
                </mml:mtd>
                <mml:mtd>
                  <mml:msub>
                    <mml:mrow>
                      <mml:mn>0</mml:mn>
                    </mml:mrow>
                    <mml:mrow>
                      <mml:mi>i</mml:mi>
                      <mml:mi>i</mml:mi>
                    </mml:mrow>
                  </mml:msub>
                </mml:mtd>
              </mml:mtr>
              <mml:mtr>
                <mml:mtd/>
                <mml:mtd/>
                <mml:mtd/>
              </mml:mtr>
            </mml:mtable>
          </mml:mrow>
        </mml:mfenced>
        <mml:mfenced open="[" close="]" separators="|">
          <mml:mrow>
            <mml:mtable columnalign="left">
              <mml:mtr>
                <mml:mtd>
                  <mml:msub>
                    <mml:mrow>
                      <mml:mi>q</mml:mi>
                    </mml:mrow>
                    <mml:mrow>
                      <mml:mi>c</mml:mi>
                    </mml:mrow>
                  </mml:msub>
                </mml:mtd>
              </mml:mtr>
              <mml:mtr>
                <mml:mtd>
                  <mml:mo>⋮</mml:mo>
                </mml:mtd>
              </mml:mtr>
              <mml:mtr>
                <mml:mtd>
                  <mml:msub>
                    <mml:mrow>
                      <mml:mi>q</mml:mi>
                    </mml:mrow>
                    <mml:mrow>
                      <mml:mi>i</mml:mi>
                    </mml:mrow>
                  </mml:msub>
                </mml:mtd>
              </mml:mtr>
              <mml:mtr>
                <mml:mtd/>
              </mml:mtr>
            </mml:mtable>
          </mml:mrow>
        </mml:mfenced>
        <mml:mo>=</mml:mo>
        <mml:msup>
          <mml:mrow>
            <mml:mi>λ</mml:mi>
          </mml:mrow>
          <mml:mrow>
            <mml:mn>2</mml:mn>
          </mml:mrow>
        </mml:msup>
        <mml:mfenced open="[" close="]" separators="|">
          <mml:mrow>
            <mml:msup>
              <mml:mrow>
                <mml:mtable columnalign="left">
                  <mml:mtr>
                    <mml:mtd/>
                    <mml:mtd>
                      <mml:mn>1</mml:mn>
                    </mml:mtd>
                  </mml:mtr>
                </mml:mtable>
                <mml:msup>
                  <mml:mrow>
                    <mml:mi>α</mml:mi>
                  </mml:mrow>
                  <mml:mrow>
                    <mml:mn>1</mml:mn>
                  </mml:mrow>
                </mml:msup>
                <mml:msup>
                  <mml:mrow>
                    <mml:mo>⋯</mml:mo>
                  </mml:mrow>
                  <mml:mrow>
                    <mml:mn>1</mml:mn>
                  </mml:mrow>
                </mml:msup>
              </mml:mrow>
              <mml:mrow/>
            </mml:msup>
          </mml:mrow>
        </mml:mfenced>
      </mml:mtd>
    </mml:mtr>
  </mml:mtable>
</mml:math>
</file>

<file path=Object 29/content.xml><?xml version="1.0" encoding="utf-8"?>
<mml:math xmlns:mml="http://www.w3.org/1998/Math/MathML" xmlns:m="http://schemas.openxmlformats.org/officeDocument/2006/math">
  <mml:msub>
    <mml:mrow>
      <mml:mi>H</mml:mi>
    </mml:mrow>
    <mml:mrow>
      <mml:mi>i</mml:mi>
      <mml:mi>j</mml:mi>
    </mml:mrow>
  </mml:msub>
</mml:math>
</file>

<file path=Object 3/content.xml><?xml version="1.0" encoding="utf-8"?>
<mml:math xmlns:mml="http://www.w3.org/1998/Math/MathML" xmlns:m="http://schemas.openxmlformats.org/officeDocument/2006/math">
  <mml:mi mathvariant="normal">Ω</mml:mi>
  <mml:mo>(</mml:mo>
  <mml:mi>X</mml:mi>
  <mml:mo>)</mml:mo>
</mml:math>
</file>

<file path=Object 30/content.xml><?xml version="1.0" encoding="utf-8"?>
<mml:math xmlns:mml="http://www.w3.org/1998/Math/MathML" xmlns:m="http://schemas.openxmlformats.org/officeDocument/2006/math">
  <mml:msub>
    <mml:mrow>
      <mml:mi>G</mml:mi>
    </mml:mrow>
    <mml:mrow>
      <mml:mi>i</mml:mi>
      <mml:mi>j</mml:mi>
    </mml:mrow>
  </mml:msub>
</mml:math>
</file>

<file path=Object 31/content.xml><?xml version="1.0" encoding="utf-8"?>
<mml:math xmlns:mml="http://www.w3.org/1998/Math/MathML" xmlns:m="http://schemas.openxmlformats.org/officeDocument/2006/math">
  <mml:msup>
    <mml:mrow>
      <mml:mi>u</mml:mi>
    </mml:mrow>
    <mml:mrow>
      <mml:mi mathvariant="normal">*</mml:mi>
    </mml:mrow>
  </mml:msup>
  <mml:mo>(</mml:mo>
  <mml:mi>ξ</mml:mi>
  <mml:mo>;</mml:mo>
  <mml:mi>X</mml:mi>
  <mml:mo>)</mml:mo>
</mml:math>
</file>

<file path=Object 32/content.xml><?xml version="1.0" encoding="utf-8"?>
<mml:math xmlns:mml="http://www.w3.org/1998/Math/MathML" xmlns:m="http://schemas.openxmlformats.org/officeDocument/2006/math">
  <mml:msup>
    <mml:mrow>
      <mml:mi>q</mml:mi>
    </mml:mrow>
    <mml:mrow>
      <mml:mi mathvariant="normal">*</mml:mi>
    </mml:mrow>
  </mml:msup>
  <mml:mo>(</mml:mo>
  <mml:mi>ξ</mml:mi>
  <mml:mo>;</mml:mo>
  <mml:mi>X</mml:mi>
  <mml:mo>)</mml:mo>
</mml:math>
</file>

<file path=Object 33/content.xml><?xml version="1.0" encoding="utf-8"?>
<mml:math xmlns:mml="http://www.w3.org/1998/Math/MathML" xmlns:m="http://schemas.openxmlformats.org/officeDocument/2006/math">
  <mml:msub>
    <mml:mrow>
      <mml:mi>W</mml:mi>
    </mml:mrow>
    <mml:mrow>
      <mml:mi>i</mml:mi>
      <mml:mi>j</mml:mi>
    </mml:mrow>
  </mml:msub>
</mml:math>
</file>

<file path=Object 34/content.xml><?xml version="1.0" encoding="utf-8"?>
<mml:math xmlns:mml="http://www.w3.org/1998/Math/MathML" xmlns:m="http://schemas.openxmlformats.org/officeDocument/2006/math">
  <mml:msub>
    <mml:mrow>
      <mml:mi>S</mml:mi>
    </mml:mrow>
    <mml:mrow>
      <mml:mi>i</mml:mi>
      <mml:mi>j</mml:mi>
    </mml:mrow>
  </mml:msub>
</mml:math>
</file>

<file path=Object 35/content.xml><?xml version="1.0" encoding="utf-8"?>
<mml:math xmlns:mml="http://www.w3.org/1998/Math/MathML" xmlns:m="http://schemas.openxmlformats.org/officeDocument/2006/math">
  <mml:msup>
    <mml:mrow>
      <mml:mi>G</mml:mi>
    </mml:mrow>
    <mml:mrow>
      <mml:mi mathvariant="normal">*</mml:mi>
    </mml:mrow>
  </mml:msup>
  <mml:mo>(</mml:mo>
  <mml:mi>ξ</mml:mi>
  <mml:mo>;</mml:mo>
  <mml:mi>X</mml:mi>
  <mml:mo>)</mml:mo>
</mml:math>
</file>

<file path=Object 36/content.xml><?xml version="1.0" encoding="utf-8"?>
<mml:math xmlns:mml="http://www.w3.org/1998/Math/MathML" xmlns:m="http://schemas.openxmlformats.org/officeDocument/2006/math">
  <mml:msubsup>
    <mml:mrow>
      <mml:mi>G</mml:mi>
    </mml:mrow>
    <mml:mrow>
      <mml:mo>,</mml:mo>
      <mml:mi>i</mml:mi>
    </mml:mrow>
    <mml:mrow>
      <mml:mi mathvariant="normal">*</mml:mi>
    </mml:mrow>
  </mml:msubsup>
  <mml:mo>(</mml:mo>
  <mml:mi>ξ</mml:mi>
  <mml:mo>;</mml:mo>
  <mml:mi>X</mml:mi>
  <mml:mo>)</mml:mo>
</mml:math>
</file>

<file path=Object 37/content.xml><?xml version="1.0" encoding="utf-8"?>
<mml:math xmlns:mml="http://www.w3.org/1998/Math/MathML" xmlns:m="http://schemas.openxmlformats.org/officeDocument/2006/math">
  <mml:msub>
    <mml:mrow>
      <mml:mi>N</mml:mi>
    </mml:mrow>
    <mml:mrow>
      <mml:mi>j</mml:mi>
    </mml:mrow>
  </mml:msub>
</mml:math>
</file>

<file path=Object 38/content.xml><?xml version="1.0" encoding="utf-8"?>
<mml:math xmlns:mml="http://www.w3.org/1998/Math/MathML" xmlns:m="http://schemas.openxmlformats.org/officeDocument/2006/math">
  <mml:msup>
    <mml:mrow>
      <mml:mi>η</mml:mi>
    </mml:mrow>
    <mml:mrow>
      <mml:mi>j</mml:mi>
    </mml:mrow>
  </mml:msup>
  <mml:mo>(</mml:mo>
  <mml:msup>
    <mml:mrow>
      <mml:mi>X</mml:mi>
    </mml:mrow>
    <mml:mrow>
      <mml:mi>j</mml:mi>
    </mml:mrow>
  </mml:msup>
  <mml:mo>;</mml:mo>
  <mml:mi>X</mml:mi>
  <mml:mo>)</mml:mo>
</mml:math>
</file>

<file path=Object 39/content.xml><?xml version="1.0" encoding="utf-8"?>
<mml:math xmlns:mml="http://www.w3.org/1998/Math/MathML" xmlns:m="http://schemas.openxmlformats.org/officeDocument/2006/math">
  <mml:mi>u</mml:mi>
  <mml:mo>(</mml:mo>
  <mml:mi>X</mml:mi>
  <mml:mo>)</mml:mo>
</mml:math>
</file>

<file path=Object 4/content.xml><?xml version="1.0" encoding="utf-8"?>
<mml:math xmlns:mml="http://www.w3.org/1998/Math/MathML" xmlns:m="http://schemas.openxmlformats.org/officeDocument/2006/math">
  <mml:mi>X</mml:mi>
  <mml:mo>=</mml:mo>
  <mml:mi>X</mml:mi>
  <mml:mo>(</mml:mo>
  <mml:msub>
    <mml:mrow>
      <mml:mi>x</mml:mi>
    </mml:mrow>
    <mml:mrow>
      <mml:mn>1</mml:mn>
    </mml:mrow>
  </mml:msub>
  <mml:mo>,</mml:mo>
  <mml:msub>
    <mml:mrow>
      <mml:mi>x</mml:mi>
    </mml:mrow>
    <mml:mrow>
      <mml:mn>2</mml:mn>
    </mml:mrow>
  </mml:msub>
  <mml:mo>)</mml:mo>
</mml:math>
</file>

<file path=Object 40/content.xml><?xml version="1.0" encoding="utf-8"?>
<mml:math xmlns:mml="http://www.w3.org/1998/Math/MathML" xmlns:m="http://schemas.openxmlformats.org/officeDocument/2006/math">
  <mml:msub>
    <mml:mrow>
      <mml:mi>A</mml:mi>
    </mml:mrow>
    <mml:mrow>
      <mml:mi>j</mml:mi>
    </mml:mrow>
  </mml:msub>
</mml:math>
</file>

<file path=Object 41/content.xml><?xml version="1.0" encoding="utf-8"?>
<mml:math xmlns:mml="http://www.w3.org/1998/Math/MathML" xmlns:m="http://schemas.openxmlformats.org/officeDocument/2006/math">
  <mml:mi>U</mml:mi>
  <mml:mo>(</mml:mo>
  <mml:mi>X</mml:mi>
  <mml:mo>)</mml:mo>
</mml:math>
</file>

<file path=Object 42/content.xml><?xml version="1.0" encoding="utf-8"?>
<mml:math xmlns:mml="http://www.w3.org/1998/Math/MathML" xmlns:m="http://schemas.openxmlformats.org/officeDocument/2006/math">
  <mml:msub>
    <mml:mrow>
      <mml:mi>A</mml:mi>
    </mml:mrow>
    <mml:mrow>
      <mml:mi>j</mml:mi>
    </mml:mrow>
  </mml:msub>
</mml:math>
</file>

<file path=Object 43/content.xml><?xml version="1.0" encoding="utf-8"?>
<mml:math xmlns:mml="http://www.w3.org/1998/Math/MathML" xmlns:m="http://schemas.openxmlformats.org/officeDocument/2006/math">
  <mml:mtable columnalign="left">
    <mml:mtr>
      <mml:mtd>
        <mml:msub>
          <mml:mrow>
            <mml:mi>A</mml:mi>
          </mml:mrow>
          <mml:mrow>
            <mml:mi>ξ</mml:mi>
          </mml:mrow>
        </mml:msub>
        <mml:mo>=</mml:mo>
        <mml:mfenced open="[" close="]" separators="|">
          <mml:mrow>
            <mml:mtable columnalign="left">
              <mml:mtr>
                <mml:mtd>
                  <mml:msub>
                    <mml:mrow>
                      <mml:mi>N</mml:mi>
                    </mml:mrow>
                    <mml:mrow>
                      <mml:mn>1</mml:mn>
                    </mml:mrow>
                  </mml:msub>
                </mml:mtd>
                <mml:mtd>
                  <mml:mo>⋯</mml:mo>
                </mml:mtd>
                <mml:mtd>
                  <mml:msub>
                    <mml:mrow>
                      <mml:mi>N</mml:mi>
                    </mml:mrow>
                    <mml:mrow>
                      <mml:mi>m</mml:mi>
                    </mml:mrow>
                  </mml:msub>
                </mml:mtd>
              </mml:mtr>
              <mml:mtr>
                <mml:mtd/>
                <mml:mtd/>
                <mml:mtd/>
              </mml:mtr>
            </mml:mtable>
          </mml:mrow>
        </mml:mfenced>
        <mml:mfenced open="[" close="]" separators="|">
          <mml:mrow>
            <mml:msup>
              <mml:mrow>
                <mml:mtable columnalign="left">
                  <mml:mtr>
                    <mml:mtd/>
                    <mml:mtd>
                      <mml:mi>ξ</mml:mi>
                    </mml:mtd>
                  </mml:mtr>
                </mml:mtable>
                <mml:msup>
                  <mml:mrow>
                    <mml:mi>α</mml:mi>
                  </mml:mrow>
                  <mml:mrow>
                    <mml:mn>1</mml:mn>
                  </mml:mrow>
                </mml:msup>
              </mml:mrow>
              <mml:mrow>
                <mml:mi>ξ</mml:mi>
              </mml:mrow>
            </mml:msup>
          </mml:mrow>
        </mml:mfenced>
      </mml:mtd>
    </mml:mtr>
  </mml:mtable>
</mml:math>
</file>

<file path=Object 44/content.xml><?xml version="1.0" encoding="utf-8"?>
<mml:math xmlns:mml="http://www.w3.org/1998/Math/MathML" xmlns:m="http://schemas.openxmlformats.org/officeDocument/2006/math">
  <mml:msup>
    <mml:mrow>
      <mml:mi mathvariant="normal"> </mml:mi>
    </mml:mrow>
    <mml:mrow>
      <mml:mi>ξ</mml:mi>
    </mml:mrow>
  </mml:msup>
  <mml:msup>
    <mml:mrow>
      <mml:mi>α</mml:mi>
    </mml:mrow>
    <mml:mrow>
      <mml:mi>j</mml:mi>
    </mml:mrow>
  </mml:msup>
</mml:math>
</file>

<file path=Object 45/content.xml><?xml version="1.0" encoding="utf-8"?>
<mml:math xmlns:mml="http://www.w3.org/1998/Math/MathML" xmlns:m="http://schemas.openxmlformats.org/officeDocument/2006/math">
  <mml:msup>
    <mml:mrow>
      <mml:mo>[</mml:mo>
    </mml:mrow>
    <mml:mrow>
      <mml:mi>ξ</mml:mi>
    </mml:mrow>
  </mml:msup>
  <mml:mi>α</mml:mi>
  <mml:mo>]</mml:mo>
  <mml:mo>=</mml:mo>
  <mml:mo>[</mml:mo>
  <mml:mi>F</mml:mi>
  <mml:msup>
    <mml:mrow>
      <mml:mo>]</mml:mo>
    </mml:mrow>
    <mml:mrow>
      <mml:mo>-</mml:mo>
      <mml:mn>1</mml:mn>
    </mml:mrow>
  </mml:msup>
  <mml:msup>
    <mml:mrow>
      <mml:mo>[</mml:mo>
    </mml:mrow>
    <mml:mrow>
      <mml:mi>ξ</mml:mi>
    </mml:mrow>
  </mml:msup>
  <mml:mi mathvariant="normal">Λ</mml:mi>
  <mml:mo>]</mml:mo>
  <mml:mo>[</mml:mo>
  <mml:mi>F</mml:mi>
  <mml:mo>]</mml:mo>
  <mml:mi>α</mml:mi>
  <mml:mo>=</mml:mo>
  <mml:mo>[</mml:mo>
  <mml:mi>F</mml:mi>
  <mml:msup>
    <mml:mrow>
      <mml:mo>]</mml:mo>
    </mml:mrow>
    <mml:mrow>
      <mml:mo>-</mml:mo>
      <mml:mn>1</mml:mn>
    </mml:mrow>
  </mml:msup>
  <mml:msup>
    <mml:mrow>
      <mml:mo>[</mml:mo>
    </mml:mrow>
    <mml:mrow>
      <mml:mi>ξ</mml:mi>
    </mml:mrow>
  </mml:msup>
  <mml:mi mathvariant="normal">Λ</mml:mi>
  <mml:mo>]</mml:mo>
  <mml:mo>[</mml:mo>
  <mml:mi>u</mml:mi>
  <mml:mo>]</mml:mo>
</mml:math>
</file>

<file path=Object 46/content.xml><?xml version="1.0" encoding="utf-8"?>
<mml:math xmlns:mml="http://www.w3.org/1998/Math/MathML" xmlns:m="http://schemas.openxmlformats.org/officeDocument/2006/math">
  <mml:msup>
    <mml:mrow>
      <mml:mi mathvariant="normal"> </mml:mi>
    </mml:mrow>
    <mml:mrow>
      <mml:mi>ξ</mml:mi>
    </mml:mrow>
  </mml:msup>
  <mml:mi mathvariant="normal">Λ</mml:mi>
</mml:math>
</file>

<file path=Object 47/content.xml><?xml version="1.0" encoding="utf-8"?>
<mml:math xmlns:mml="http://www.w3.org/1998/Math/MathML" xmlns:m="http://schemas.openxmlformats.org/officeDocument/2006/math">
  <mml:msup>
    <mml:mrow>
      <mml:mi>G</mml:mi>
    </mml:mrow>
    <mml:mrow>
      <mml:mi mathvariant="normal">*</mml:mi>
    </mml:mrow>
  </mml:msup>
  <mml:mo>(</mml:mo>
  <mml:mi>ξ</mml:mi>
  <mml:mo>;</mml:mo>
  <mml:mi>X</mml:mi>
  <mml:mo>)</mml:mo>
</mml:math>
</file>

<file path=Object 48/content.xml><?xml version="1.0" encoding="utf-8"?>
<mml:math xmlns:mml="http://www.w3.org/1998/Math/MathML" xmlns:m="http://schemas.openxmlformats.org/officeDocument/2006/math">
  <mml:mtable columnalign="left">
    <mml:mtr>
      <mml:mtd>
        <mml:mfenced open="[" close="]" separators="|">
          <mml:mrow>
            <mml:mtable columnalign="left">
              <mml:mtr>
                <mml:mtd>
                  <mml:msub>
                    <mml:mrow>
                      <mml:mi>H</mml:mi>
                    </mml:mrow>
                    <mml:mrow>
                      <mml:mi>c</mml:mi>
                      <mml:mi>c</mml:mi>
                    </mml:mrow>
                  </mml:msub>
                </mml:mtd>
                <mml:mtd>
                  <mml:mo>⋯</mml:mo>
                </mml:mtd>
                <mml:mtd>
                  <mml:msub>
                    <mml:mrow>
                      <mml:mn>0</mml:mn>
                    </mml:mrow>
                    <mml:mrow>
                      <mml:mi>c</mml:mi>
                      <mml:mi>i</mml:mi>
                    </mml:mrow>
                  </mml:msub>
                </mml:mtd>
              </mml:mtr>
              <mml:mtr>
                <mml:mtd>
                  <mml:mo>⋮</mml:mo>
                </mml:mtd>
                <mml:mtd>
                  <mml:mo>⋱</mml:mo>
                </mml:mtd>
                <mml:mtd>
                  <mml:mo>⋮</mml:mo>
                </mml:mtd>
              </mml:mtr>
              <mml:mtr>
                <mml:mtd>
                  <mml:msub>
                    <mml:mrow>
                      <mml:mi>H</mml:mi>
                    </mml:mrow>
                    <mml:mrow>
                      <mml:mi>i</mml:mi>
                      <mml:mi>c</mml:mi>
                    </mml:mrow>
                  </mml:msub>
                </mml:mtd>
                <mml:mtd>
                  <mml:mo>⋯</mml:mo>
                </mml:mtd>
                <mml:mtd>
                  <mml:msub>
                    <mml:mrow>
                      <mml:mi>I</mml:mi>
                    </mml:mrow>
                    <mml:mrow>
                      <mml:mi>i</mml:mi>
                      <mml:mi>i</mml:mi>
                    </mml:mrow>
                  </mml:msub>
                </mml:mtd>
              </mml:mtr>
              <mml:mtr>
                <mml:mtd/>
                <mml:mtd/>
                <mml:mtd/>
              </mml:mtr>
            </mml:mtable>
          </mml:mrow>
        </mml:mfenced>
        <mml:mfenced open="[" close="]" separators="|">
          <mml:mrow>
            <mml:mtable columnalign="left">
              <mml:mtr>
                <mml:mtd>
                  <mml:msub>
                    <mml:mrow>
                      <mml:mi>u</mml:mi>
                    </mml:mrow>
                    <mml:mrow>
                      <mml:mi>c</mml:mi>
                    </mml:mrow>
                  </mml:msub>
                </mml:mtd>
              </mml:mtr>
              <mml:mtr>
                <mml:mtd>
                  <mml:mo>⋮</mml:mo>
                </mml:mtd>
              </mml:mtr>
              <mml:mtr>
                <mml:mtd>
                  <mml:msub>
                    <mml:mrow>
                      <mml:mi>u</mml:mi>
                    </mml:mrow>
                    <mml:mrow>
                      <mml:mi>i</mml:mi>
                    </mml:mrow>
                  </mml:msub>
                </mml:mtd>
              </mml:mtr>
              <mml:mtr>
                <mml:mtd/>
              </mml:mtr>
            </mml:mtable>
          </mml:mrow>
        </mml:mfenced>
        <mml:mo>-</mml:mo>
        <mml:mfenced open="[" close="]" separators="|">
          <mml:mrow>
            <mml:mtable columnalign="left">
              <mml:mtr>
                <mml:mtd>
                  <mml:msub>
                    <mml:mrow>
                      <mml:mi>G</mml:mi>
                    </mml:mrow>
                    <mml:mrow>
                      <mml:mi>c</mml:mi>
                      <mml:mi>c</mml:mi>
                    </mml:mrow>
                  </mml:msub>
                </mml:mtd>
                <mml:mtd>
                  <mml:mo>⋯</mml:mo>
                </mml:mtd>
                <mml:mtd>
                  <mml:msub>
                    <mml:mrow>
                      <mml:mn>0</mml:mn>
                    </mml:mrow>
                    <mml:mrow>
                      <mml:mi>c</mml:mi>
                      <mml:mi>i</mml:mi>
                    </mml:mrow>
                  </mml:msub>
                </mml:mtd>
              </mml:mtr>
              <mml:mtr>
                <mml:mtd>
                  <mml:mo>⋮</mml:mo>
                </mml:mtd>
                <mml:mtd>
                  <mml:mo>⋱</mml:mo>
                </mml:mtd>
                <mml:mtd>
                  <mml:mo>⋮</mml:mo>
                </mml:mtd>
              </mml:mtr>
              <mml:mtr>
                <mml:mtd>
                  <mml:msub>
                    <mml:mrow>
                      <mml:mi>G</mml:mi>
                    </mml:mrow>
                    <mml:mrow>
                      <mml:mi>i</mml:mi>
                      <mml:mi>c</mml:mi>
                    </mml:mrow>
                  </mml:msub>
                </mml:mtd>
                <mml:mtd>
                  <mml:mo>⋯</mml:mo>
                </mml:mtd>
                <mml:mtd>
                  <mml:msub>
                    <mml:mrow>
                      <mml:mn>0</mml:mn>
                    </mml:mrow>
                    <mml:mrow>
                      <mml:mi>i</mml:mi>
                      <mml:mi>i</mml:mi>
                    </mml:mrow>
                  </mml:msub>
                </mml:mtd>
              </mml:mtr>
              <mml:mtr>
                <mml:mtd/>
                <mml:mtd/>
                <mml:mtd/>
              </mml:mtr>
            </mml:mtable>
          </mml:mrow>
        </mml:mfenced>
        <mml:mfenced open="[" close="]" separators="|">
          <mml:mrow>
            <mml:mtable columnalign="left">
              <mml:mtr>
                <mml:mtd>
                  <mml:msub>
                    <mml:mrow>
                      <mml:mi>q</mml:mi>
                    </mml:mrow>
                    <mml:mrow>
                      <mml:mi>c</mml:mi>
                    </mml:mrow>
                  </mml:msub>
                </mml:mtd>
              </mml:mtr>
              <mml:mtr>
                <mml:mtd>
                  <mml:mo>⋮</mml:mo>
                </mml:mtd>
              </mml:mtr>
              <mml:mtr>
                <mml:mtd>
                  <mml:msub>
                    <mml:mrow>
                      <mml:mi>q</mml:mi>
                    </mml:mrow>
                    <mml:mrow>
                      <mml:mi>i</mml:mi>
                    </mml:mrow>
                  </mml:msub>
                </mml:mtd>
              </mml:mtr>
              <mml:mtr>
                <mml:mtd/>
              </mml:mtr>
            </mml:mtable>
          </mml:mrow>
        </mml:mfenced>
        <mml:mo>+</mml:mo>
        <mml:mi>λ</mml:mi>
        <mml:mfenced open="[" close="]" separators="|">
          <mml:mrow>
            <mml:mtable columnalign="left">
              <mml:mtr>
                <mml:mtd>
                  <mml:msub>
                    <mml:mrow>
                      <mml:mi>W</mml:mi>
                    </mml:mrow>
                    <mml:mrow>
                      <mml:mi>c</mml:mi>
                      <mml:mi>c</mml:mi>
                    </mml:mrow>
                  </mml:msub>
                </mml:mtd>
                <mml:mtd>
                  <mml:mo>⋯</mml:mo>
                </mml:mtd>
                <mml:mtd>
                  <mml:msub>
                    <mml:mrow>
                      <mml:mn>0</mml:mn>
                    </mml:mrow>
                    <mml:mrow>
                      <mml:mi>c</mml:mi>
                      <mml:mi>i</mml:mi>
                    </mml:mrow>
                  </mml:msub>
                </mml:mtd>
              </mml:mtr>
              <mml:mtr>
                <mml:mtd>
                  <mml:mo>⋮</mml:mo>
                </mml:mtd>
                <mml:mtd>
                  <mml:mo>⋱</mml:mo>
                </mml:mtd>
                <mml:mtd>
                  <mml:mo>⋮</mml:mo>
                </mml:mtd>
              </mml:mtr>
              <mml:mtr>
                <mml:mtd>
                  <mml:msub>
                    <mml:mrow>
                      <mml:mi>W</mml:mi>
                    </mml:mrow>
                    <mml:mrow>
                      <mml:mi>i</mml:mi>
                      <mml:mi>c</mml:mi>
                    </mml:mrow>
                  </mml:msub>
                </mml:mtd>
                <mml:mtd>
                  <mml:mo>⋯</mml:mo>
                </mml:mtd>
                <mml:mtd>
                  <mml:msub>
                    <mml:mrow>
                      <mml:mn>0</mml:mn>
                    </mml:mrow>
                    <mml:mrow>
                      <mml:mi>i</mml:mi>
                      <mml:mi>i</mml:mi>
                    </mml:mrow>
                  </mml:msub>
                </mml:mtd>
              </mml:mtr>
              <mml:mtr>
                <mml:mtd/>
                <mml:mtd/>
                <mml:mtd/>
              </mml:mtr>
            </mml:mtable>
          </mml:mrow>
        </mml:mfenced>
        <mml:mfenced open="[" close="]" separators="|">
          <mml:mrow>
            <mml:mtable columnalign="left">
              <mml:mtr>
                <mml:mtd>
                  <mml:msub>
                    <mml:mrow>
                      <mml:mi>u</mml:mi>
                    </mml:mrow>
                    <mml:mrow>
                      <mml:mi>c</mml:mi>
                    </mml:mrow>
                  </mml:msub>
                </mml:mtd>
              </mml:mtr>
              <mml:mtr>
                <mml:mtd>
                  <mml:mo>⋮</mml:mo>
                </mml:mtd>
              </mml:mtr>
              <mml:mtr>
                <mml:mtd>
                  <mml:msub>
                    <mml:mrow>
                      <mml:mi>u</mml:mi>
                    </mml:mrow>
                    <mml:mrow>
                      <mml:mi>i</mml:mi>
                    </mml:mrow>
                  </mml:msub>
                </mml:mtd>
              </mml:mtr>
              <mml:mtr>
                <mml:mtd/>
              </mml:mtr>
            </mml:mtable>
          </mml:mrow>
        </mml:mfenced>
      </mml:mtd>
    </mml:mtr>
    <mml:mtr>
      <mml:mtd>
        <mml:mo>-</mml:mo>
        <mml:mi>λ</mml:mi>
        <mml:mfenced open="[" close="]" separators="|">
          <mml:mrow>
            <mml:mtable columnalign="left">
              <mml:mtr>
                <mml:mtd>
                  <mml:msub>
                    <mml:mrow>
                      <mml:mi>S</mml:mi>
                    </mml:mrow>
                    <mml:mrow>
                      <mml:mi>c</mml:mi>
                      <mml:mi>c</mml:mi>
                    </mml:mrow>
                  </mml:msub>
                </mml:mtd>
                <mml:mtd>
                  <mml:mo>⋯</mml:mo>
                </mml:mtd>
                <mml:mtd>
                  <mml:msub>
                    <mml:mrow>
                      <mml:mn>0</mml:mn>
                    </mml:mrow>
                    <mml:mrow>
                      <mml:mi>c</mml:mi>
                      <mml:mi>i</mml:mi>
                    </mml:mrow>
                  </mml:msub>
                </mml:mtd>
              </mml:mtr>
              <mml:mtr>
                <mml:mtd>
                  <mml:mo>⋮</mml:mo>
                </mml:mtd>
                <mml:mtd>
                  <mml:mo>⋱</mml:mo>
                </mml:mtd>
                <mml:mtd>
                  <mml:mo>⋮</mml:mo>
                </mml:mtd>
              </mml:mtr>
              <mml:mtr>
                <mml:mtd>
                  <mml:msub>
                    <mml:mrow>
                      <mml:mi>S</mml:mi>
                    </mml:mrow>
                    <mml:mrow>
                      <mml:mi>i</mml:mi>
                      <mml:mi>c</mml:mi>
                    </mml:mrow>
                  </mml:msub>
                </mml:mtd>
                <mml:mtd>
                  <mml:mo>⋯</mml:mo>
                </mml:mtd>
                <mml:mtd>
                  <mml:msub>
                    <mml:mrow>
                      <mml:mn>0</mml:mn>
                    </mml:mrow>
                    <mml:mrow>
                      <mml:mi>i</mml:mi>
                      <mml:mi>i</mml:mi>
                    </mml:mrow>
                  </mml:msub>
                </mml:mtd>
              </mml:mtr>
              <mml:mtr>
                <mml:mtd/>
                <mml:mtd/>
                <mml:mtd/>
              </mml:mtr>
            </mml:mtable>
          </mml:mrow>
        </mml:mfenced>
        <mml:mfenced open="[" close="]" separators="|">
          <mml:mrow>
            <mml:mtable columnalign="left">
              <mml:mtr>
                <mml:mtd>
                  <mml:msub>
                    <mml:mrow>
                      <mml:mi>q</mml:mi>
                    </mml:mrow>
                    <mml:mrow>
                      <mml:mi>c</mml:mi>
                    </mml:mrow>
                  </mml:msub>
                </mml:mtd>
              </mml:mtr>
              <mml:mtr>
                <mml:mtd>
                  <mml:mo>⋮</mml:mo>
                </mml:mtd>
              </mml:mtr>
              <mml:mtr>
                <mml:mtd>
                  <mml:msub>
                    <mml:mrow>
                      <mml:mi>q</mml:mi>
                    </mml:mrow>
                    <mml:mrow>
                      <mml:mi>i</mml:mi>
                    </mml:mrow>
                  </mml:msub>
                </mml:mtd>
              </mml:mtr>
              <mml:mtr>
                <mml:mtd/>
              </mml:mtr>
            </mml:mtable>
          </mml:mrow>
        </mml:mfenced>
        <mml:mo>=</mml:mo>
        <mml:msup>
          <mml:mrow>
            <mml:mi>λ</mml:mi>
          </mml:mrow>
          <mml:mrow>
            <mml:mn>2</mml:mn>
          </mml:mrow>
        </mml:msup>
        <mml:mfenced open="[" close="]" separators="|">
          <mml:mrow>
            <mml:mtable columnalign="left">
              <mml:mtr>
                <mml:mtd>
                  <mml:msub>
                    <mml:mrow>
                      <mml:mi>M</mml:mi>
                    </mml:mrow>
                    <mml:mrow>
                      <mml:mi>c</mml:mi>
                      <mml:mi>c</mml:mi>
                    </mml:mrow>
                  </mml:msub>
                </mml:mtd>
                <mml:mtd>
                  <mml:mo>⋯</mml:mo>
                </mml:mtd>
                <mml:mtd>
                  <mml:msub>
                    <mml:mrow>
                      <mml:mi>M</mml:mi>
                    </mml:mrow>
                    <mml:mrow>
                      <mml:mi>c</mml:mi>
                      <mml:mi>i</mml:mi>
                    </mml:mrow>
                  </mml:msub>
                </mml:mtd>
              </mml:mtr>
              <mml:mtr>
                <mml:mtd>
                  <mml:mo>⋮</mml:mo>
                </mml:mtd>
                <mml:mtd>
                  <mml:mo>⋱</mml:mo>
                </mml:mtd>
                <mml:mtd>
                  <mml:mo>⋮</mml:mo>
                </mml:mtd>
              </mml:mtr>
              <mml:mtr>
                <mml:mtd>
                  <mml:msub>
                    <mml:mrow>
                      <mml:mi>M</mml:mi>
                    </mml:mrow>
                    <mml:mrow>
                      <mml:mi>i</mml:mi>
                      <mml:mi>c</mml:mi>
                    </mml:mrow>
                  </mml:msub>
                </mml:mtd>
                <mml:mtd>
                  <mml:mo>⋯</mml:mo>
                </mml:mtd>
                <mml:mtd>
                  <mml:msub>
                    <mml:mrow>
                      <mml:mi>M</mml:mi>
                    </mml:mrow>
                    <mml:mrow>
                      <mml:mi>i</mml:mi>
                      <mml:mi>i</mml:mi>
                    </mml:mrow>
                  </mml:msub>
                </mml:mtd>
              </mml:mtr>
              <mml:mtr>
                <mml:mtd/>
                <mml:mtd/>
                <mml:mtd/>
              </mml:mtr>
            </mml:mtable>
          </mml:mrow>
        </mml:mfenced>
        <mml:mfenced open="[" close="]" separators="|">
          <mml:mrow>
            <mml:mtable columnalign="left">
              <mml:mtr>
                <mml:mtd>
                  <mml:msub>
                    <mml:mrow>
                      <mml:mi>u</mml:mi>
                    </mml:mrow>
                    <mml:mrow>
                      <mml:mi>c</mml:mi>
                    </mml:mrow>
                  </mml:msub>
                </mml:mtd>
              </mml:mtr>
              <mml:mtr>
                <mml:mtd>
                  <mml:mo>⋮</mml:mo>
                </mml:mtd>
              </mml:mtr>
              <mml:mtr>
                <mml:mtd>
                  <mml:msub>
                    <mml:mrow>
                      <mml:mi>u</mml:mi>
                    </mml:mrow>
                    <mml:mrow>
                      <mml:mi>i</mml:mi>
                    </mml:mrow>
                  </mml:msub>
                </mml:mtd>
              </mml:mtr>
              <mml:mtr>
                <mml:mtd/>
              </mml:mtr>
            </mml:mtable>
          </mml:mrow>
        </mml:mfenced>
      </mml:mtd>
    </mml:mtr>
  </mml:mtable>
</mml:math>
</file>

<file path=Object 49/content.xml><?xml version="1.0" encoding="utf-8"?>
<mml:math xmlns:mml="http://www.w3.org/1998/Math/MathML" xmlns:m="http://schemas.openxmlformats.org/officeDocument/2006/math">
  <mml:mtable columnalign="left">
    <mml:mtr>
      <mml:mtd>
        <mml:mfenced open="[" close="]" separators="|">
          <mml:mrow>
            <mml:mtable columnalign="left">
              <mml:mtr>
                <mml:mtd>
                  <mml:msub>
                    <mml:mrow>
                      <mml:mi>H</mml:mi>
                    </mml:mrow>
                    <mml:mrow>
                      <mml:mi>u</mml:mi>
                      <mml:mover accent="false">
                        <mml:mrow>
                          <mml:mi>u</mml:mi>
                        </mml:mrow>
                        <mml:mo>¯</mml:mo>
                      </mml:mover>
                    </mml:mrow>
                  </mml:msub>
                </mml:mtd>
                <mml:mtd>
                  <mml:msub>
                    <mml:mrow>
                      <mml:mi>H</mml:mi>
                    </mml:mrow>
                    <mml:mrow>
                      <mml:mi>u</mml:mi>
                      <mml:mover accent="false">
                        <mml:mrow>
                          <mml:mi>q</mml:mi>
                        </mml:mrow>
                        <mml:mo>¯</mml:mo>
                      </mml:mover>
                    </mml:mrow>
                  </mml:msub>
                </mml:mtd>
              </mml:mtr>
              <mml:mtr>
                <mml:mtd>
                  <mml:msub>
                    <mml:mrow>
                      <mml:mi>H</mml:mi>
                    </mml:mrow>
                    <mml:mrow>
                      <mml:mi>q</mml:mi>
                      <mml:mover accent="false">
                        <mml:mrow>
                          <mml:mi>u</mml:mi>
                        </mml:mrow>
                        <mml:mo>¯</mml:mo>
                      </mml:mover>
                    </mml:mrow>
                  </mml:msub>
                </mml:mtd>
                <mml:mtd>
                  <mml:msub>
                    <mml:mrow>
                      <mml:mi>H</mml:mi>
                    </mml:mrow>
                    <mml:mrow>
                      <mml:mi>q</mml:mi>
                      <mml:mover accent="false">
                        <mml:mrow>
                          <mml:mi>q</mml:mi>
                        </mml:mrow>
                        <mml:mo>¯</mml:mo>
                      </mml:mover>
                    </mml:mrow>
                  </mml:msub>
                </mml:mtd>
              </mml:mtr>
              <mml:mtr>
                <mml:mtd/>
                <mml:mtd/>
              </mml:mtr>
            </mml:mtable>
          </mml:mrow>
        </mml:mfenced>
        <mml:mfenced open="[" close="]" separators="|">
          <mml:mrow>
            <mml:mtable columnalign="left">
              <mml:mtr>
                <mml:mtd>
                  <mml:mover accent="false">
                    <mml:mrow>
                      <mml:mi>u</mml:mi>
                    </mml:mrow>
                    <mml:mo>¯</mml:mo>
                  </mml:mover>
                </mml:mtd>
              </mml:mtr>
              <mml:mtr>
                <mml:mtd>
                  <mml:mi>u</mml:mi>
                </mml:mtd>
              </mml:mtr>
              <mml:mtr>
                <mml:mtd/>
              </mml:mtr>
            </mml:mtable>
          </mml:mrow>
        </mml:mfenced>
        <mml:mo>-</mml:mo>
        <mml:mfenced open="[" close="]" separators="|">
          <mml:mrow>
            <mml:mtable columnalign="left">
              <mml:mtr>
                <mml:mtd>
                  <mml:msub>
                    <mml:mrow>
                      <mml:mi>G</mml:mi>
                    </mml:mrow>
                    <mml:mrow>
                      <mml:mi>u</mml:mi>
                      <mml:mover accent="false">
                        <mml:mrow>
                          <mml:mi>u</mml:mi>
                        </mml:mrow>
                        <mml:mo>¯</mml:mo>
                      </mml:mover>
                    </mml:mrow>
                  </mml:msub>
                </mml:mtd>
                <mml:mtd>
                  <mml:msub>
                    <mml:mrow>
                      <mml:mi>G</mml:mi>
                    </mml:mrow>
                    <mml:mrow>
                      <mml:mi>u</mml:mi>
                      <mml:mover accent="false">
                        <mml:mrow>
                          <mml:mi>q</mml:mi>
                        </mml:mrow>
                        <mml:mo>¯</mml:mo>
                      </mml:mover>
                    </mml:mrow>
                  </mml:msub>
                </mml:mtd>
              </mml:mtr>
              <mml:mtr>
                <mml:mtd>
                  <mml:msub>
                    <mml:mrow>
                      <mml:mi>G</mml:mi>
                    </mml:mrow>
                    <mml:mrow>
                      <mml:mi>q</mml:mi>
                      <mml:mover accent="false">
                        <mml:mrow>
                          <mml:mi>u</mml:mi>
                        </mml:mrow>
                        <mml:mo>¯</mml:mo>
                      </mml:mover>
                    </mml:mrow>
                  </mml:msub>
                </mml:mtd>
                <mml:mtd>
                  <mml:msub>
                    <mml:mrow>
                      <mml:mi>G</mml:mi>
                    </mml:mrow>
                    <mml:mrow>
                      <mml:mi>q</mml:mi>
                      <mml:mover accent="false">
                        <mml:mrow>
                          <mml:mi>q</mml:mi>
                        </mml:mrow>
                        <mml:mo>¯</mml:mo>
                      </mml:mover>
                    </mml:mrow>
                  </mml:msub>
                </mml:mtd>
              </mml:mtr>
              <mml:mtr>
                <mml:mtd/>
                <mml:mtd/>
              </mml:mtr>
            </mml:mtable>
          </mml:mrow>
        </mml:mfenced>
        <mml:mfenced open="[" close="]" separators="|">
          <mml:mrow>
            <mml:mtable columnalign="left">
              <mml:mtr>
                <mml:mtd>
                  <mml:mi>q</mml:mi>
                </mml:mtd>
              </mml:mtr>
              <mml:mtr>
                <mml:mtd>
                  <mml:mover accent="false">
                    <mml:mrow>
                      <mml:mi>q</mml:mi>
                    </mml:mrow>
                    <mml:mo>¯</mml:mo>
                  </mml:mover>
                </mml:mtd>
              </mml:mtr>
              <mml:mtr>
                <mml:mtd/>
              </mml:mtr>
            </mml:mtable>
          </mml:mrow>
        </mml:mfenced>
        <mml:mo>+</mml:mo>
        <mml:mi>λ</mml:mi>
        <mml:mfenced open="[" close="]" separators="|">
          <mml:mrow>
            <mml:mtable columnalign="left">
              <mml:mtr>
                <mml:mtd>
                  <mml:msub>
                    <mml:mrow>
                      <mml:mi>W</mml:mi>
                    </mml:mrow>
                    <mml:mrow>
                      <mml:mi>u</mml:mi>
                      <mml:mover accent="false">
                        <mml:mrow>
                          <mml:mi>u</mml:mi>
                        </mml:mrow>
                        <mml:mo>¯</mml:mo>
                      </mml:mover>
                    </mml:mrow>
                  </mml:msub>
                </mml:mtd>
                <mml:mtd>
                  <mml:msub>
                    <mml:mrow>
                      <mml:mi>W</mml:mi>
                    </mml:mrow>
                    <mml:mrow>
                      <mml:mi>u</mml:mi>
                      <mml:mover accent="false">
                        <mml:mrow>
                          <mml:mi>q</mml:mi>
                        </mml:mrow>
                        <mml:mo>¯</mml:mo>
                      </mml:mover>
                    </mml:mrow>
                  </mml:msub>
                </mml:mtd>
              </mml:mtr>
              <mml:mtr>
                <mml:mtd>
                  <mml:msub>
                    <mml:mrow>
                      <mml:mi>W</mml:mi>
                    </mml:mrow>
                    <mml:mrow>
                      <mml:mi>q</mml:mi>
                      <mml:mover accent="false">
                        <mml:mrow>
                          <mml:mi>u</mml:mi>
                        </mml:mrow>
                        <mml:mo>¯</mml:mo>
                      </mml:mover>
                    </mml:mrow>
                  </mml:msub>
                </mml:mtd>
                <mml:mtd>
                  <mml:msub>
                    <mml:mrow>
                      <mml:mi>W</mml:mi>
                    </mml:mrow>
                    <mml:mrow>
                      <mml:mi>q</mml:mi>
                      <mml:mover accent="false">
                        <mml:mrow>
                          <mml:mi>q</mml:mi>
                        </mml:mrow>
                        <mml:mo>¯</mml:mo>
                      </mml:mover>
                    </mml:mrow>
                  </mml:msub>
                </mml:mtd>
              </mml:mtr>
              <mml:mtr>
                <mml:mtd/>
                <mml:mtd/>
              </mml:mtr>
            </mml:mtable>
          </mml:mrow>
        </mml:mfenced>
        <mml:mfenced open="[" close="]" separators="|">
          <mml:mrow>
            <mml:mtable columnalign="left">
              <mml:mtr>
                <mml:mtd>
                  <mml:mover accent="false">
                    <mml:mrow>
                      <mml:mi>u</mml:mi>
                    </mml:mrow>
                    <mml:mo>¯</mml:mo>
                  </mml:mover>
                </mml:mtd>
              </mml:mtr>
              <mml:mtr>
                <mml:mtd>
                  <mml:mi>u</mml:mi>
                </mml:mtd>
              </mml:mtr>
              <mml:mtr>
                <mml:mtd/>
              </mml:mtr>
            </mml:mtable>
          </mml:mrow>
        </mml:mfenced>
      </mml:mtd>
    </mml:mtr>
    <mml:mtr>
      <mml:mtd>
        <mml:mo>-</mml:mo>
        <mml:mi>λ</mml:mi>
        <mml:mfenced open="[" close="]" separators="|">
          <mml:mrow>
            <mml:mtable columnalign="left">
              <mml:mtr>
                <mml:mtd>
                  <mml:msub>
                    <mml:mrow>
                      <mml:mi>S</mml:mi>
                    </mml:mrow>
                    <mml:mrow>
                      <mml:mi>u</mml:mi>
                      <mml:mover accent="false">
                        <mml:mrow>
                          <mml:mi>u</mml:mi>
                        </mml:mrow>
                        <mml:mo>¯</mml:mo>
                      </mml:mover>
                    </mml:mrow>
                  </mml:msub>
                </mml:mtd>
                <mml:mtd>
                  <mml:msub>
                    <mml:mrow>
                      <mml:mi>S</mml:mi>
                    </mml:mrow>
                    <mml:mrow>
                      <mml:mi>u</mml:mi>
                      <mml:mover accent="false">
                        <mml:mrow>
                          <mml:mi>q</mml:mi>
                        </mml:mrow>
                        <mml:mo>¯</mml:mo>
                      </mml:mover>
                    </mml:mrow>
                  </mml:msub>
                </mml:mtd>
              </mml:mtr>
              <mml:mtr>
                <mml:mtd>
                  <mml:msub>
                    <mml:mrow>
                      <mml:mi>S</mml:mi>
                    </mml:mrow>
                    <mml:mrow>
                      <mml:mi>q</mml:mi>
                      <mml:mover accent="false">
                        <mml:mrow>
                          <mml:mi>u</mml:mi>
                        </mml:mrow>
                        <mml:mo>¯</mml:mo>
                      </mml:mover>
                    </mml:mrow>
                  </mml:msub>
                </mml:mtd>
                <mml:mtd>
                  <mml:msub>
                    <mml:mrow>
                      <mml:mi>S</mml:mi>
                    </mml:mrow>
                    <mml:mrow>
                      <mml:mi>q</mml:mi>
                      <mml:mover accent="false">
                        <mml:mrow>
                          <mml:mi>q</mml:mi>
                        </mml:mrow>
                        <mml:mo>¯</mml:mo>
                      </mml:mover>
                    </mml:mrow>
                  </mml:msub>
                </mml:mtd>
              </mml:mtr>
              <mml:mtr>
                <mml:mtd/>
                <mml:mtd/>
              </mml:mtr>
            </mml:mtable>
          </mml:mrow>
        </mml:mfenced>
        <mml:mfenced open="[" close="]" separators="|">
          <mml:mrow>
            <mml:mtable columnalign="left">
              <mml:mtr>
                <mml:mtd>
                  <mml:mi>q</mml:mi>
                </mml:mtd>
              </mml:mtr>
              <mml:mtr>
                <mml:mtd>
                  <mml:mover accent="false">
                    <mml:mrow>
                      <mml:mi>q</mml:mi>
                    </mml:mrow>
                    <mml:mo>¯</mml:mo>
                  </mml:mover>
                </mml:mtd>
              </mml:mtr>
              <mml:mtr>
                <mml:mtd/>
              </mml:mtr>
            </mml:mtable>
          </mml:mrow>
        </mml:mfenced>
        <mml:mo>=</mml:mo>
        <mml:msup>
          <mml:mrow>
            <mml:mi>λ</mml:mi>
          </mml:mrow>
          <mml:mrow>
            <mml:mn>2</mml:mn>
          </mml:mrow>
        </mml:msup>
        <mml:mfenced open="[" close="]" separators="|">
          <mml:mrow>
            <mml:mtable columnalign="left">
              <mml:mtr>
                <mml:mtd>
                  <mml:msub>
                    <mml:mrow>
                      <mml:mi>M</mml:mi>
                    </mml:mrow>
                    <mml:mrow>
                      <mml:mi>u</mml:mi>
                      <mml:mover accent="false">
                        <mml:mrow>
                          <mml:mi>u</mml:mi>
                        </mml:mrow>
                        <mml:mo>¯</mml:mo>
                      </mml:mover>
                    </mml:mrow>
                  </mml:msub>
                </mml:mtd>
                <mml:mtd>
                  <mml:msub>
                    <mml:mrow>
                      <mml:mi>M</mml:mi>
                    </mml:mrow>
                    <mml:mrow>
                      <mml:mi>u</mml:mi>
                      <mml:mover accent="false">
                        <mml:mrow>
                          <mml:mi>q</mml:mi>
                        </mml:mrow>
                        <mml:mo>¯</mml:mo>
                      </mml:mover>
                    </mml:mrow>
                  </mml:msub>
                </mml:mtd>
              </mml:mtr>
              <mml:mtr>
                <mml:mtd>
                  <mml:msub>
                    <mml:mrow>
                      <mml:mi>M</mml:mi>
                    </mml:mrow>
                    <mml:mrow>
                      <mml:mi>q</mml:mi>
                      <mml:mover accent="false">
                        <mml:mrow>
                          <mml:mi>u</mml:mi>
                        </mml:mrow>
                        <mml:mo>¯</mml:mo>
                      </mml:mover>
                    </mml:mrow>
                  </mml:msub>
                </mml:mtd>
                <mml:mtd>
                  <mml:msub>
                    <mml:mrow>
                      <mml:mi>M</mml:mi>
                    </mml:mrow>
                    <mml:mrow>
                      <mml:mi>q</mml:mi>
                      <mml:mover accent="false">
                        <mml:mrow>
                          <mml:mi>q</mml:mi>
                        </mml:mrow>
                        <mml:mo>¯</mml:mo>
                      </mml:mover>
                    </mml:mrow>
                  </mml:msub>
                </mml:mtd>
              </mml:mtr>
              <mml:mtr>
                <mml:mtd/>
                <mml:mtd/>
              </mml:mtr>
            </mml:mtable>
          </mml:mrow>
        </mml:mfenced>
        <mml:mfenced open="[" close="]" separators="|">
          <mml:mrow>
            <mml:mtable columnalign="left">
              <mml:mtr>
                <mml:mtd>
                  <mml:mover accent="false">
                    <mml:mrow>
                      <mml:mi>u</mml:mi>
                    </mml:mrow>
                    <mml:mo>¯</mml:mo>
                  </mml:mover>
                </mml:mtd>
              </mml:mtr>
              <mml:mtr>
                <mml:mtd>
                  <mml:mi>u</mml:mi>
                </mml:mtd>
              </mml:mtr>
              <mml:mtr>
                <mml:mtd/>
              </mml:mtr>
            </mml:mtable>
          </mml:mrow>
        </mml:mfenced>
      </mml:mtd>
    </mml:mtr>
  </mml:mtable>
</mml:math>
</file>

<file path=Object 5/content.xml><?xml version="1.0" encoding="utf-8"?>
<mml:math xmlns:mml="http://www.w3.org/1998/Math/MathML" xmlns:m="http://schemas.openxmlformats.org/officeDocument/2006/math">
  <mml:mi mathvariant="normal">Γ</mml:mi>
  <mml:mo>(</mml:mo>
  <mml:mi>X</mml:mi>
  <mml:mo>)</mml:mo>
</mml:math>
</file>

<file path=Object 50/content.xml><?xml version="1.0" encoding="utf-8"?>
<mml:math xmlns:mml="http://www.w3.org/1998/Math/MathML" xmlns:m="http://schemas.openxmlformats.org/officeDocument/2006/math">
  <mml:msub>
    <mml:mrow>
      <mml:mi>H</mml:mi>
    </mml:mrow>
    <mml:mrow>
      <mml:mi>u</mml:mi>
      <mml:mover accent="false">
        <mml:mrow>
          <mml:mi>q</mml:mi>
        </mml:mrow>
        <mml:mo>¯</mml:mo>
      </mml:mover>
    </mml:mrow>
  </mml:msub>
  <mml:mi>u</mml:mi>
  <mml:mo>-</mml:mo>
  <mml:msub>
    <mml:mrow>
      <mml:mi>G</mml:mi>
    </mml:mrow>
    <mml:mrow>
      <mml:mi>u</mml:mi>
      <mml:mover accent="false">
        <mml:mrow>
          <mml:mi>u</mml:mi>
        </mml:mrow>
        <mml:mo>¯</mml:mo>
      </mml:mover>
    </mml:mrow>
  </mml:msub>
  <mml:mi>q</mml:mi>
  <mml:mo>+</mml:mo>
  <mml:mi>λ</mml:mi>
  <mml:msub>
    <mml:mrow>
      <mml:mi>W</mml:mi>
    </mml:mrow>
    <mml:mrow>
      <mml:mi>u</mml:mi>
      <mml:mover accent="false">
        <mml:mrow>
          <mml:mi>q</mml:mi>
        </mml:mrow>
        <mml:mo>¯</mml:mo>
      </mml:mover>
    </mml:mrow>
  </mml:msub>
  <mml:mi>u</mml:mi>
  <mml:mo>-</mml:mo>
  <mml:mi>λ</mml:mi>
  <mml:msub>
    <mml:mrow>
      <mml:mi>S</mml:mi>
    </mml:mrow>
    <mml:mrow>
      <mml:mi>u</mml:mi>
      <mml:mover accent="false">
        <mml:mrow>
          <mml:mi>u</mml:mi>
        </mml:mrow>
        <mml:mo>¯</mml:mo>
      </mml:mover>
    </mml:mrow>
  </mml:msub>
  <mml:mi>q</mml:mi>
  <mml:mo>=</mml:mo>
  <mml:msup>
    <mml:mrow>
      <mml:mi>λ</mml:mi>
    </mml:mrow>
    <mml:mrow>
      <mml:mn>2</mml:mn>
    </mml:mrow>
  </mml:msup>
  <mml:msub>
    <mml:mrow>
      <mml:mi>M</mml:mi>
    </mml:mrow>
    <mml:mrow>
      <mml:mi>u</mml:mi>
      <mml:mover accent="false">
        <mml:mrow>
          <mml:mi>q</mml:mi>
        </mml:mrow>
        <mml:mo>¯</mml:mo>
      </mml:mover>
    </mml:mrow>
  </mml:msub>
  <mml:mi>u</mml:mi>
</mml:math>
</file>

<file path=Object 51/content.xml><?xml version="1.0" encoding="utf-8"?>
<mml:math xmlns:mml="http://www.w3.org/1998/Math/MathML" xmlns:m="http://schemas.openxmlformats.org/officeDocument/2006/math">
  <mml:msub>
    <mml:mrow>
      <mml:mi>H</mml:mi>
    </mml:mrow>
    <mml:mrow>
      <mml:mi>q</mml:mi>
      <mml:mover accent="false">
        <mml:mrow>
          <mml:mi>q</mml:mi>
        </mml:mrow>
        <mml:mo>¯</mml:mo>
      </mml:mover>
    </mml:mrow>
  </mml:msub>
  <mml:mi>u</mml:mi>
  <mml:mo>-</mml:mo>
  <mml:msub>
    <mml:mrow>
      <mml:mi>G</mml:mi>
    </mml:mrow>
    <mml:mrow>
      <mml:mi>q</mml:mi>
      <mml:mover accent="false">
        <mml:mrow>
          <mml:mi>u</mml:mi>
        </mml:mrow>
        <mml:mo>¯</mml:mo>
      </mml:mover>
    </mml:mrow>
  </mml:msub>
  <mml:mi>q</mml:mi>
  <mml:mo>+</mml:mo>
  <mml:mi>λ</mml:mi>
  <mml:msub>
    <mml:mrow>
      <mml:mi>W</mml:mi>
    </mml:mrow>
    <mml:mrow>
      <mml:mi>q</mml:mi>
      <mml:mover accent="false">
        <mml:mrow>
          <mml:mi>q</mml:mi>
        </mml:mrow>
        <mml:mo>¯</mml:mo>
      </mml:mover>
    </mml:mrow>
  </mml:msub>
  <mml:mi>u</mml:mi>
  <mml:mo>-</mml:mo>
  <mml:mi>λ</mml:mi>
  <mml:msub>
    <mml:mrow>
      <mml:mi>S</mml:mi>
    </mml:mrow>
    <mml:mrow>
      <mml:mi>q</mml:mi>
      <mml:mover accent="false">
        <mml:mrow>
          <mml:mi>u</mml:mi>
        </mml:mrow>
        <mml:mo>¯</mml:mo>
      </mml:mover>
    </mml:mrow>
  </mml:msub>
  <mml:mi>q</mml:mi>
  <mml:mo>=</mml:mo>
  <mml:msup>
    <mml:mrow>
      <mml:mi>λ</mml:mi>
    </mml:mrow>
    <mml:mrow>
      <mml:mn>2</mml:mn>
    </mml:mrow>
  </mml:msup>
  <mml:msub>
    <mml:mrow>
      <mml:mi>M</mml:mi>
    </mml:mrow>
    <mml:mrow>
      <mml:mi>q</mml:mi>
      <mml:mover accent="false">
        <mml:mrow>
          <mml:mi>q</mml:mi>
        </mml:mrow>
        <mml:mo>¯</mml:mo>
      </mml:mover>
    </mml:mrow>
  </mml:msub>
  <mml:mi>u</mml:mi>
</mml:math>
</file>

<file path=Object 52/content.xml><?xml version="1.0" encoding="utf-8"?>
<mml:math xmlns:mml="http://www.w3.org/1998/Math/MathML" xmlns:m="http://schemas.openxmlformats.org/officeDocument/2006/math">
  <mml:mi>q</mml:mi>
</mml:math>
</file>

<file path=Object 53/content.xml><?xml version="1.0" encoding="utf-8"?>
<mml:math xmlns:mml="http://www.w3.org/1998/Math/MathML" xmlns:m="http://schemas.openxmlformats.org/officeDocument/2006/math">
  <mml:mi>q</mml:mi>
  <mml:mo>=</mml:mo>
  <mml:mo>(</mml:mo>
  <mml:msubsup>
    <mml:mrow>
      <mml:mi>G</mml:mi>
    </mml:mrow>
    <mml:mrow>
      <mml:mi>u</mml:mi>
      <mml:mover accent="false">
        <mml:mrow>
          <mml:mi>u</mml:mi>
        </mml:mrow>
        <mml:mo>¯</mml:mo>
      </mml:mover>
    </mml:mrow>
    <mml:mrow>
      <mml:mo>-</mml:mo>
      <mml:mn>1</mml:mn>
    </mml:mrow>
  </mml:msubsup>
  <mml:mo>+</mml:mo>
  <mml:mfrac>
    <mml:mrow>
      <mml:mn>1</mml:mn>
    </mml:mrow>
    <mml:mrow>
      <mml:mi>λ</mml:mi>
    </mml:mrow>
  </mml:mfrac>
  <mml:msubsup>
    <mml:mrow>
      <mml:mi>S</mml:mi>
    </mml:mrow>
    <mml:mrow>
      <mml:mi>u</mml:mi>
      <mml:mover accent="false">
        <mml:mrow>
          <mml:mi>u</mml:mi>
        </mml:mrow>
        <mml:mo>¯</mml:mo>
      </mml:mover>
    </mml:mrow>
    <mml:mrow>
      <mml:mo>-</mml:mo>
      <mml:mn>1</mml:mn>
    </mml:mrow>
  </mml:msubsup>
  <mml:mo>)</mml:mo>
  <mml:mo>(</mml:mo>
  <mml:msub>
    <mml:mrow>
      <mml:mi>H</mml:mi>
    </mml:mrow>
    <mml:mrow>
      <mml:mi>u</mml:mi>
      <mml:mover accent="false">
        <mml:mrow>
          <mml:mi>q</mml:mi>
        </mml:mrow>
        <mml:mo>¯</mml:mo>
      </mml:mover>
    </mml:mrow>
  </mml:msub>
  <mml:mi>u</mml:mi>
  <mml:mo>+</mml:mo>
  <mml:mi>λ</mml:mi>
  <mml:msub>
    <mml:mrow>
      <mml:mi>W</mml:mi>
    </mml:mrow>
    <mml:mrow>
      <mml:mi>u</mml:mi>
      <mml:mover accent="false">
        <mml:mrow>
          <mml:mi>q</mml:mi>
        </mml:mrow>
        <mml:mo>¯</mml:mo>
      </mml:mover>
    </mml:mrow>
  </mml:msub>
  <mml:mi>u</mml:mi>
  <mml:mo>-</mml:mo>
  <mml:msup>
    <mml:mrow>
      <mml:mi>λ</mml:mi>
    </mml:mrow>
    <mml:mrow>
      <mml:mn>2</mml:mn>
    </mml:mrow>
  </mml:msup>
  <mml:msub>
    <mml:mrow>
      <mml:mi>M</mml:mi>
    </mml:mrow>
    <mml:mrow>
      <mml:mi>u</mml:mi>
      <mml:mover accent="false">
        <mml:mrow>
          <mml:mi>q</mml:mi>
        </mml:mrow>
        <mml:mo>¯</mml:mo>
      </mml:mover>
    </mml:mrow>
  </mml:msub>
  <mml:mi>u</mml:mi>
  <mml:mo>)</mml:mo>
</mml:math>
</file>

<file path=Object 54/content.xml><?xml version="1.0" encoding="utf-8"?>
<mml:math xmlns:mml="http://www.w3.org/1998/Math/MathML" xmlns:m="http://schemas.openxmlformats.org/officeDocument/2006/math">
  <mml:msub>
    <mml:mrow>
      <mml:mi>H</mml:mi>
    </mml:mrow>
    <mml:mrow>
      <mml:mi>u</mml:mi>
      <mml:mover accent="false">
        <mml:mrow>
          <mml:mi>q</mml:mi>
        </mml:mrow>
        <mml:mo>¯</mml:mo>
      </mml:mover>
    </mml:mrow>
  </mml:msub>
  <mml:mo>+</mml:mo>
  <mml:mi>λ</mml:mi>
  <mml:msub>
    <mml:mrow>
      <mml:mi>W</mml:mi>
    </mml:mrow>
    <mml:mrow>
      <mml:mi>u</mml:mi>
      <mml:mover accent="false">
        <mml:mrow>
          <mml:mi>q</mml:mi>
        </mml:mrow>
        <mml:mo>¯</mml:mo>
      </mml:mover>
    </mml:mrow>
  </mml:msub>
  <mml:mo>-</mml:mo>
  <mml:msup>
    <mml:mrow>
      <mml:mi>λ</mml:mi>
    </mml:mrow>
    <mml:mrow>
      <mml:mn>2</mml:mn>
    </mml:mrow>
  </mml:msup>
  <mml:msub>
    <mml:mrow>
      <mml:mi>M</mml:mi>
    </mml:mrow>
    <mml:mrow>
      <mml:mi>u</mml:mi>
      <mml:mover accent="false">
        <mml:mrow>
          <mml:mi>q</mml:mi>
        </mml:mrow>
        <mml:mo>¯</mml:mo>
      </mml:mover>
    </mml:mrow>
  </mml:msub>
</mml:math>
</file>

<file path=Object 55/content.xml><?xml version="1.0" encoding="utf-8"?>
<mml:math xmlns:mml="http://www.w3.org/1998/Math/MathML" xmlns:m="http://schemas.openxmlformats.org/officeDocument/2006/math">
  <mml:mi>Z</mml:mi>
</mml:math>
</file>

<file path=Object 56/content.xml><?xml version="1.0" encoding="utf-8"?>
<mml:math xmlns:mml="http://www.w3.org/1998/Math/MathML" xmlns:m="http://schemas.openxmlformats.org/officeDocument/2006/math">
  <mml:mi>Z</mml:mi>
  <mml:mo>=</mml:mo>
  <mml:msub>
    <mml:mrow>
      <mml:mi>H</mml:mi>
    </mml:mrow>
    <mml:mrow>
      <mml:mi>u</mml:mi>
      <mml:mover accent="false">
        <mml:mrow>
          <mml:mi>q</mml:mi>
        </mml:mrow>
        <mml:mo>¯</mml:mo>
      </mml:mover>
    </mml:mrow>
  </mml:msub>
  <mml:mo>+</mml:mo>
  <mml:mi>λ</mml:mi>
  <mml:msub>
    <mml:mrow>
      <mml:mi>W</mml:mi>
    </mml:mrow>
    <mml:mrow>
      <mml:mi>u</mml:mi>
      <mml:mover accent="false">
        <mml:mrow>
          <mml:mi>q</mml:mi>
        </mml:mrow>
        <mml:mo>¯</mml:mo>
      </mml:mover>
    </mml:mrow>
  </mml:msub>
  <mml:mo>-</mml:mo>
  <mml:msup>
    <mml:mrow>
      <mml:mi>λ</mml:mi>
    </mml:mrow>
    <mml:mrow>
      <mml:mn>2</mml:mn>
    </mml:mrow>
  </mml:msup>
  <mml:msub>
    <mml:mrow>
      <mml:mi>M</mml:mi>
    </mml:mrow>
    <mml:mrow>
      <mml:mi>u</mml:mi>
      <mml:mover accent="false">
        <mml:mrow>
          <mml:mi>q</mml:mi>
        </mml:mrow>
        <mml:mo>¯</mml:mo>
      </mml:mover>
    </mml:mrow>
  </mml:msub>
</mml:math>
</file>

<file path=Object 57/content.xml><?xml version="1.0" encoding="utf-8"?>
<mml:math xmlns:mml="http://www.w3.org/1998/Math/MathML" xmlns:m="http://schemas.openxmlformats.org/officeDocument/2006/math">
  <mml:mi>q</mml:mi>
  <mml:mo>=</mml:mo>
  <mml:mo>(</mml:mo>
  <mml:msubsup>
    <mml:mrow>
      <mml:mi>G</mml:mi>
    </mml:mrow>
    <mml:mrow>
      <mml:mi>u</mml:mi>
      <mml:mover accent="false">
        <mml:mrow>
          <mml:mi>u</mml:mi>
        </mml:mrow>
        <mml:mo>¯</mml:mo>
      </mml:mover>
    </mml:mrow>
    <mml:mrow>
      <mml:mo>-</mml:mo>
      <mml:mn>1</mml:mn>
    </mml:mrow>
  </mml:msubsup>
  <mml:mo>+</mml:mo>
  <mml:mfrac>
    <mml:mrow>
      <mml:mn>1</mml:mn>
    </mml:mrow>
    <mml:mrow>
      <mml:mi>λ</mml:mi>
    </mml:mrow>
  </mml:mfrac>
  <mml:msubsup>
    <mml:mrow>
      <mml:mi>S</mml:mi>
    </mml:mrow>
    <mml:mrow>
      <mml:mi>u</mml:mi>
      <mml:mover accent="false">
        <mml:mrow>
          <mml:mi>u</mml:mi>
        </mml:mrow>
        <mml:mo>¯</mml:mo>
      </mml:mover>
    </mml:mrow>
    <mml:mrow>
      <mml:mo>-</mml:mo>
      <mml:mn>1</mml:mn>
    </mml:mrow>
  </mml:msubsup>
  <mml:mo>)</mml:mo>
  <mml:mo>(</mml:mo>
  <mml:mi>Z</mml:mi>
  <mml:mi>u</mml:mi>
  <mml:mo>)</mml:mo>
</mml:math>
</file>

<file path=Object 58/content.xml><?xml version="1.0" encoding="utf-8"?>
<mml:math xmlns:mml="http://www.w3.org/1998/Math/MathML" xmlns:m="http://schemas.openxmlformats.org/officeDocument/2006/math">
  <mml:mi>q</mml:mi>
</mml:math>
</file>

<file path=Object 59/content.xml><?xml version="1.0" encoding="utf-8"?>
<mml:math xmlns:mml="http://www.w3.org/1998/Math/MathML" xmlns:m="http://schemas.openxmlformats.org/officeDocument/2006/math">
  <mml:msub>
    <mml:mrow>
      <mml:mi>H</mml:mi>
    </mml:mrow>
    <mml:mrow>
      <mml:mi>q</mml:mi>
      <mml:mover accent="false">
        <mml:mrow>
          <mml:mi>q</mml:mi>
        </mml:mrow>
        <mml:mo>¯</mml:mo>
      </mml:mover>
    </mml:mrow>
  </mml:msub>
  <mml:mi>u</mml:mi>
  <mml:mo>-</mml:mo>
  <mml:msub>
    <mml:mrow>
      <mml:mi>G</mml:mi>
    </mml:mrow>
    <mml:mrow>
      <mml:mi>q</mml:mi>
      <mml:mover accent="false">
        <mml:mrow>
          <mml:mi>u</mml:mi>
        </mml:mrow>
        <mml:mo>¯</mml:mo>
      </mml:mover>
    </mml:mrow>
  </mml:msub>
  <mml:mo>(</mml:mo>
  <mml:msubsup>
    <mml:mrow>
      <mml:mi>G</mml:mi>
    </mml:mrow>
    <mml:mrow>
      <mml:mi>u</mml:mi>
      <mml:mover accent="false">
        <mml:mrow>
          <mml:mi>u</mml:mi>
        </mml:mrow>
        <mml:mo>¯</mml:mo>
      </mml:mover>
    </mml:mrow>
    <mml:mrow>
      <mml:mo>-</mml:mo>
      <mml:mn>1</mml:mn>
    </mml:mrow>
  </mml:msubsup>
  <mml:mo>+</mml:mo>
  <mml:mfrac>
    <mml:mrow>
      <mml:mn>1</mml:mn>
    </mml:mrow>
    <mml:mrow>
      <mml:mi>λ</mml:mi>
    </mml:mrow>
  </mml:mfrac>
  <mml:msubsup>
    <mml:mrow>
      <mml:mi>S</mml:mi>
    </mml:mrow>
    <mml:mrow>
      <mml:mi>u</mml:mi>
      <mml:mover accent="false">
        <mml:mrow>
          <mml:mi>u</mml:mi>
        </mml:mrow>
        <mml:mo>¯</mml:mo>
      </mml:mover>
    </mml:mrow>
    <mml:mrow>
      <mml:mo>-</mml:mo>
      <mml:mn>1</mml:mn>
    </mml:mrow>
  </mml:msubsup>
  <mml:mo>)</mml:mo>
  <mml:mo>(</mml:mo>
  <mml:mi>Z</mml:mi>
  <mml:mi>u</mml:mi>
  <mml:mo>)</mml:mo>
  <mml:mo>+</mml:mo>
  <mml:mi>λ</mml:mi>
  <mml:msub>
    <mml:mrow>
      <mml:mi>W</mml:mi>
    </mml:mrow>
    <mml:mrow>
      <mml:mi>q</mml:mi>
      <mml:mover accent="false">
        <mml:mrow>
          <mml:mi>q</mml:mi>
        </mml:mrow>
        <mml:mo>¯</mml:mo>
      </mml:mover>
    </mml:mrow>
  </mml:msub>
  <mml:mi>u</mml:mi>
  <mml:mo>-</mml:mo>
  <mml:mi>λ</mml:mi>
  <mml:msub>
    <mml:mrow>
      <mml:mi>S</mml:mi>
    </mml:mrow>
    <mml:mrow>
      <mml:mi>q</mml:mi>
      <mml:mover accent="false">
        <mml:mrow>
          <mml:mi>u</mml:mi>
        </mml:mrow>
        <mml:mo>¯</mml:mo>
      </mml:mover>
    </mml:mrow>
  </mml:msub>
  <mml:mo>(</mml:mo>
  <mml:msubsup>
    <mml:mrow>
      <mml:mi>G</mml:mi>
    </mml:mrow>
    <mml:mrow>
      <mml:mi>u</mml:mi>
      <mml:mover accent="false">
        <mml:mrow>
          <mml:mi>u</mml:mi>
        </mml:mrow>
        <mml:mo>¯</mml:mo>
      </mml:mover>
    </mml:mrow>
    <mml:mrow>
      <mml:mo>-</mml:mo>
      <mml:mn>1</mml:mn>
    </mml:mrow>
  </mml:msubsup>
  <mml:mo>+</mml:mo>
  <mml:mfrac>
    <mml:mrow>
      <mml:mn>1</mml:mn>
    </mml:mrow>
    <mml:mrow>
      <mml:mi>λ</mml:mi>
    </mml:mrow>
  </mml:mfrac>
  <mml:msubsup>
    <mml:mrow>
      <mml:mi>S</mml:mi>
    </mml:mrow>
    <mml:mrow>
      <mml:mi>u</mml:mi>
      <mml:mover accent="false">
        <mml:mrow>
          <mml:mi>u</mml:mi>
        </mml:mrow>
        <mml:mo>¯</mml:mo>
      </mml:mover>
    </mml:mrow>
    <mml:mrow>
      <mml:mo>-</mml:mo>
      <mml:mn>1</mml:mn>
    </mml:mrow>
  </mml:msubsup>
  <mml:mo>)</mml:mo>
  <mml:mo>(</mml:mo>
  <mml:mi>Z</mml:mi>
  <mml:mi>u</mml:mi>
  <mml:mo>)</mml:mo>
  <mml:mo>=</mml:mo>
  <mml:msup>
    <mml:mrow>
      <mml:mi>λ</mml:mi>
    </mml:mrow>
    <mml:mrow>
      <mml:mn>2</mml:mn>
    </mml:mrow>
  </mml:msup>
  <mml:msub>
    <mml:mrow>
      <mml:mi>M</mml:mi>
    </mml:mrow>
    <mml:mrow>
      <mml:mi>q</mml:mi>
      <mml:mover accent="false">
        <mml:mrow>
          <mml:mi>q</mml:mi>
        </mml:mrow>
        <mml:mo>¯</mml:mo>
      </mml:mover>
    </mml:mrow>
  </mml:msub>
  <mml:mi>u</mml:mi>
</mml:math>
</file>

<file path=Object 6/content.xml><?xml version="1.0" encoding="utf-8"?>
<mml:math xmlns:mml="http://www.w3.org/1998/Math/MathML" xmlns:m="http://schemas.openxmlformats.org/officeDocument/2006/math">
  <mml:msup>
    <mml:mrow>
      <mml:mi>b</mml:mi>
    </mml:mrow>
    <mml:mrow>
      <mml:mi mathvariant="normal">*</mml:mi>
    </mml:mrow>
  </mml:msup>
  <mml:mo>(</mml:mo>
  <mml:mi>ξ</mml:mi>
  <mml:mo>)</mml:mo>
</mml:math>
</file>

<file path=Object 60/content.xml><?xml version="1.0" encoding="utf-8"?>
<mml:math xmlns:mml="http://www.w3.org/1998/Math/MathML" xmlns:m="http://schemas.openxmlformats.org/officeDocument/2006/math">
  <mml:msub>
    <mml:mrow>
      <mml:mi>H</mml:mi>
    </mml:mrow>
    <mml:mrow>
      <mml:mi>q</mml:mi>
      <mml:mover accent="false">
        <mml:mrow>
          <mml:mi>q</mml:mi>
        </mml:mrow>
        <mml:mo>¯</mml:mo>
      </mml:mover>
    </mml:mrow>
  </mml:msub>
  <mml:mi>u</mml:mi>
  <mml:mo>-</mml:mo>
  <mml:msub>
    <mml:mrow>
      <mml:mi>G</mml:mi>
    </mml:mrow>
    <mml:mrow>
      <mml:mi>q</mml:mi>
      <mml:mover accent="false">
        <mml:mrow>
          <mml:mi>u</mml:mi>
        </mml:mrow>
        <mml:mo>¯</mml:mo>
      </mml:mover>
    </mml:mrow>
  </mml:msub>
  <mml:msubsup>
    <mml:mrow>
      <mml:mi>G</mml:mi>
    </mml:mrow>
    <mml:mrow>
      <mml:mi>u</mml:mi>
      <mml:mover accent="false">
        <mml:mrow>
          <mml:mi>u</mml:mi>
        </mml:mrow>
        <mml:mo>¯</mml:mo>
      </mml:mover>
    </mml:mrow>
    <mml:mrow>
      <mml:mo>-</mml:mo>
      <mml:mn>1</mml:mn>
    </mml:mrow>
  </mml:msubsup>
  <mml:mo>(</mml:mo>
  <mml:mi>Z</mml:mi>
  <mml:mi>u</mml:mi>
  <mml:mo>)</mml:mo>
  <mml:mo>+</mml:mo>
  <mml:mfrac>
    <mml:mrow>
      <mml:mn>1</mml:mn>
    </mml:mrow>
    <mml:mrow>
      <mml:mi>λ</mml:mi>
    </mml:mrow>
  </mml:mfrac>
  <mml:msub>
    <mml:mrow>
      <mml:mi>G</mml:mi>
    </mml:mrow>
    <mml:mrow>
      <mml:mi>q</mml:mi>
      <mml:mover accent="false">
        <mml:mrow>
          <mml:mi>u</mml:mi>
        </mml:mrow>
        <mml:mo>¯</mml:mo>
      </mml:mover>
    </mml:mrow>
  </mml:msub>
  <mml:msubsup>
    <mml:mrow>
      <mml:mi>S</mml:mi>
    </mml:mrow>
    <mml:mrow>
      <mml:mi>u</mml:mi>
      <mml:mover accent="false">
        <mml:mrow>
          <mml:mi>u</mml:mi>
        </mml:mrow>
        <mml:mo>¯</mml:mo>
      </mml:mover>
    </mml:mrow>
    <mml:mrow>
      <mml:mo>-</mml:mo>
      <mml:mn>1</mml:mn>
    </mml:mrow>
  </mml:msubsup>
  <mml:mo>(</mml:mo>
  <mml:mi>Z</mml:mi>
  <mml:mi>u</mml:mi>
  <mml:mo>)</mml:mo>
  <mml:mo>+</mml:mo>
  <mml:mi>λ</mml:mi>
  <mml:msub>
    <mml:mrow>
      <mml:mi>W</mml:mi>
    </mml:mrow>
    <mml:mrow>
      <mml:mi>q</mml:mi>
      <mml:mover accent="false">
        <mml:mrow>
          <mml:mi>q</mml:mi>
        </mml:mrow>
        <mml:mo>¯</mml:mo>
      </mml:mover>
    </mml:mrow>
  </mml:msub>
  <mml:mi>u</mml:mi>
  <mml:mo>-</mml:mo>
  <mml:mi>λ</mml:mi>
  <mml:msub>
    <mml:mrow>
      <mml:mi>S</mml:mi>
    </mml:mrow>
    <mml:mrow>
      <mml:mi>q</mml:mi>
      <mml:mover accent="false">
        <mml:mrow>
          <mml:mi>u</mml:mi>
        </mml:mrow>
        <mml:mo>¯</mml:mo>
      </mml:mover>
    </mml:mrow>
  </mml:msub>
  <mml:msubsup>
    <mml:mrow>
      <mml:mi>G</mml:mi>
    </mml:mrow>
    <mml:mrow>
      <mml:mi>u</mml:mi>
      <mml:mover accent="false">
        <mml:mrow>
          <mml:mi>u</mml:mi>
        </mml:mrow>
        <mml:mo>¯</mml:mo>
      </mml:mover>
    </mml:mrow>
    <mml:mrow>
      <mml:mo>-</mml:mo>
      <mml:mn>1</mml:mn>
    </mml:mrow>
  </mml:msubsup>
  <mml:mo>(</mml:mo>
  <mml:mi>Z</mml:mi>
  <mml:mi>u</mml:mi>
  <mml:mo>)</mml:mo>
  <mml:mo>-</mml:mo>
  <mml:msub>
    <mml:mrow>
      <mml:mi>S</mml:mi>
    </mml:mrow>
    <mml:mrow>
      <mml:mi>q</mml:mi>
      <mml:mover accent="false">
        <mml:mrow>
          <mml:mi>u</mml:mi>
        </mml:mrow>
        <mml:mo>¯</mml:mo>
      </mml:mover>
    </mml:mrow>
  </mml:msub>
  <mml:msubsup>
    <mml:mrow>
      <mml:mi>S</mml:mi>
    </mml:mrow>
    <mml:mrow>
      <mml:mi>u</mml:mi>
      <mml:mover accent="false">
        <mml:mrow>
          <mml:mi>u</mml:mi>
        </mml:mrow>
        <mml:mo>¯</mml:mo>
      </mml:mover>
    </mml:mrow>
    <mml:mrow>
      <mml:mo>-</mml:mo>
      <mml:mn>1</mml:mn>
    </mml:mrow>
  </mml:msubsup>
  <mml:mo>(</mml:mo>
  <mml:mi>Z</mml:mi>
  <mml:mi>u</mml:mi>
  <mml:mo>)</mml:mo>
  <mml:mo>=</mml:mo>
  <mml:msup>
    <mml:mrow>
      <mml:mi>λ</mml:mi>
    </mml:mrow>
    <mml:mrow>
      <mml:mn>2</mml:mn>
    </mml:mrow>
  </mml:msup>
  <mml:msub>
    <mml:mrow>
      <mml:mi>M</mml:mi>
    </mml:mrow>
    <mml:mrow>
      <mml:mi>q</mml:mi>
      <mml:mover accent="false">
        <mml:mrow>
          <mml:mi>q</mml:mi>
        </mml:mrow>
        <mml:mo>¯</mml:mo>
      </mml:mover>
    </mml:mrow>
  </mml:msub>
  <mml:mi>u</mml:mi>
</mml:math>
</file>

<file path=Object 61/content.xml><?xml version="1.0" encoding="utf-8"?>
<mml:math xmlns:mml="http://www.w3.org/1998/Math/MathML" xmlns:m="http://schemas.openxmlformats.org/officeDocument/2006/math">
  <mml:msub>
    <mml:mrow>
      <mml:mi>G</mml:mi>
    </mml:mrow>
    <mml:mrow>
      <mml:mi>q</mml:mi>
      <mml:mover accent="false">
        <mml:mrow>
          <mml:mi>u</mml:mi>
        </mml:mrow>
        <mml:mo>¯</mml:mo>
      </mml:mover>
    </mml:mrow>
  </mml:msub>
  <mml:msubsup>
    <mml:mrow>
      <mml:mi>G</mml:mi>
    </mml:mrow>
    <mml:mrow>
      <mml:mi>u</mml:mi>
      <mml:mover accent="false">
        <mml:mrow>
          <mml:mi>u</mml:mi>
        </mml:mrow>
        <mml:mo>¯</mml:mo>
      </mml:mover>
    </mml:mrow>
    <mml:mrow>
      <mml:mo>-</mml:mo>
      <mml:mn>1</mml:mn>
    </mml:mrow>
  </mml:msubsup>
</mml:math>
</file>

<file path=Object 62/content.xml><?xml version="1.0" encoding="utf-8"?>
<mml:math xmlns:mml="http://www.w3.org/1998/Math/MathML" xmlns:m="http://schemas.openxmlformats.org/officeDocument/2006/math">
  <mml:msub>
    <mml:mrow>
      <mml:mi>T</mml:mi>
    </mml:mrow>
    <mml:mrow>
      <mml:mi>q</mml:mi>
      <mml:mover accent="false">
        <mml:mrow>
          <mml:mi>u</mml:mi>
        </mml:mrow>
        <mml:mo>¯</mml:mo>
      </mml:mover>
    </mml:mrow>
  </mml:msub>
</mml:math>
</file>

<file path=Object 63/content.xml><?xml version="1.0" encoding="utf-8"?>
<mml:math xmlns:mml="http://www.w3.org/1998/Math/MathML" xmlns:m="http://schemas.openxmlformats.org/officeDocument/2006/math">
  <mml:msub>
    <mml:mrow>
      <mml:mi>G</mml:mi>
    </mml:mrow>
    <mml:mrow>
      <mml:mi>q</mml:mi>
      <mml:mover accent="false">
        <mml:mrow>
          <mml:mi>u</mml:mi>
        </mml:mrow>
        <mml:mo>¯</mml:mo>
      </mml:mover>
    </mml:mrow>
  </mml:msub>
  <mml:msubsup>
    <mml:mrow>
      <mml:mi>S</mml:mi>
    </mml:mrow>
    <mml:mrow>
      <mml:mi>u</mml:mi>
      <mml:mover accent="false">
        <mml:mrow>
          <mml:mi>u</mml:mi>
        </mml:mrow>
        <mml:mo>¯</mml:mo>
      </mml:mover>
    </mml:mrow>
    <mml:mrow>
      <mml:mo>-</mml:mo>
      <mml:mn>1</mml:mn>
    </mml:mrow>
  </mml:msubsup>
</mml:math>
</file>

<file path=Object 64/content.xml><?xml version="1.0" encoding="utf-8"?>
<mml:math xmlns:mml="http://www.w3.org/1998/Math/MathML" xmlns:m="http://schemas.openxmlformats.org/officeDocument/2006/math">
  <mml:msub>
    <mml:mrow>
      <mml:mi>V</mml:mi>
    </mml:mrow>
    <mml:mrow>
      <mml:mi>q</mml:mi>
      <mml:mover accent="false">
        <mml:mrow>
          <mml:mi>u</mml:mi>
        </mml:mrow>
        <mml:mo>¯</mml:mo>
      </mml:mover>
    </mml:mrow>
  </mml:msub>
</mml:math>
</file>

<file path=Object 65/content.xml><?xml version="1.0" encoding="utf-8"?>
<mml:math xmlns:mml="http://www.w3.org/1998/Math/MathML" xmlns:m="http://schemas.openxmlformats.org/officeDocument/2006/math">
  <mml:msub>
    <mml:mrow>
      <mml:mi>S</mml:mi>
    </mml:mrow>
    <mml:mrow>
      <mml:mi>q</mml:mi>
      <mml:mover accent="false">
        <mml:mrow>
          <mml:mi>u</mml:mi>
        </mml:mrow>
        <mml:mo>¯</mml:mo>
      </mml:mover>
    </mml:mrow>
  </mml:msub>
  <mml:msubsup>
    <mml:mrow>
      <mml:mi>G</mml:mi>
    </mml:mrow>
    <mml:mrow>
      <mml:mi>u</mml:mi>
      <mml:mover accent="false">
        <mml:mrow>
          <mml:mi>u</mml:mi>
        </mml:mrow>
        <mml:mo>¯</mml:mo>
      </mml:mover>
    </mml:mrow>
    <mml:mrow>
      <mml:mo>-</mml:mo>
      <mml:mn>1</mml:mn>
    </mml:mrow>
  </mml:msubsup>
</mml:math>
</file>

<file path=Object 66/content.xml><?xml version="1.0" encoding="utf-8"?>
<mml:math xmlns:mml="http://www.w3.org/1998/Math/MathML" xmlns:m="http://schemas.openxmlformats.org/officeDocument/2006/math">
  <mml:msub>
    <mml:mrow>
      <mml:mi>Y</mml:mi>
    </mml:mrow>
    <mml:mrow>
      <mml:mi>q</mml:mi>
      <mml:mover accent="false">
        <mml:mrow>
          <mml:mi>u</mml:mi>
        </mml:mrow>
        <mml:mo>¯</mml:mo>
      </mml:mover>
    </mml:mrow>
  </mml:msub>
</mml:math>
</file>

<file path=Object 67/content.xml><?xml version="1.0" encoding="utf-8"?>
<mml:math xmlns:mml="http://www.w3.org/1998/Math/MathML" xmlns:m="http://schemas.openxmlformats.org/officeDocument/2006/math">
  <mml:msub>
    <mml:mrow>
      <mml:mi>S</mml:mi>
    </mml:mrow>
    <mml:mrow>
      <mml:mi>q</mml:mi>
      <mml:mover accent="false">
        <mml:mrow>
          <mml:mi>u</mml:mi>
        </mml:mrow>
        <mml:mo>¯</mml:mo>
      </mml:mover>
    </mml:mrow>
  </mml:msub>
  <mml:msubsup>
    <mml:mrow>
      <mml:mi>S</mml:mi>
    </mml:mrow>
    <mml:mrow>
      <mml:mi>u</mml:mi>
      <mml:mover accent="false">
        <mml:mrow>
          <mml:mi>u</mml:mi>
        </mml:mrow>
        <mml:mo>¯</mml:mo>
      </mml:mover>
    </mml:mrow>
    <mml:mrow>
      <mml:mo>-</mml:mo>
      <mml:mn>1</mml:mn>
    </mml:mrow>
  </mml:msubsup>
</mml:math>
</file>

<file path=Object 68/content.xml><?xml version="1.0" encoding="utf-8"?>
<mml:math xmlns:mml="http://www.w3.org/1998/Math/MathML" xmlns:m="http://schemas.openxmlformats.org/officeDocument/2006/math">
  <mml:msubsup>
    <mml:mrow>
      <mml:mi>Z</mml:mi>
    </mml:mrow>
    <mml:mrow>
      <mml:mi>q</mml:mi>
      <mml:mover accent="false">
        <mml:mrow>
          <mml:mi>u</mml:mi>
        </mml:mrow>
        <mml:mo>¯</mml:mo>
      </mml:mover>
    </mml:mrow>
    <mml:mrow>
      <mml:mi mathvariant="normal">'</mml:mi>
    </mml:mrow>
  </mml:msubsup>
</mml:math>
</file>

<file path=Object 69/content.xml><?xml version="1.0" encoding="utf-8"?>
<mml:math xmlns:mml="http://www.w3.org/1998/Math/MathML" xmlns:m="http://schemas.openxmlformats.org/officeDocument/2006/math">
  <mml:msub>
    <mml:mrow>
      <mml:mi>H</mml:mi>
    </mml:mrow>
    <mml:mrow>
      <mml:mi>q</mml:mi>
      <mml:mover accent="false">
        <mml:mrow>
          <mml:mi>q</mml:mi>
        </mml:mrow>
        <mml:mo>¯</mml:mo>
      </mml:mover>
    </mml:mrow>
  </mml:msub>
  <mml:mi>u</mml:mi>
  <mml:mo>-</mml:mo>
  <mml:msub>
    <mml:mrow>
      <mml:mi>T</mml:mi>
    </mml:mrow>
    <mml:mrow>
      <mml:mi>q</mml:mi>
      <mml:mover accent="false">
        <mml:mrow>
          <mml:mi>u</mml:mi>
        </mml:mrow>
        <mml:mo>¯</mml:mo>
      </mml:mover>
    </mml:mrow>
  </mml:msub>
  <mml:mo>(</mml:mo>
  <mml:mi>Z</mml:mi>
  <mml:mi>u</mml:mi>
  <mml:mo>)</mml:mo>
  <mml:mo>+</mml:mo>
  <mml:mfrac>
    <mml:mrow>
      <mml:mn>1</mml:mn>
    </mml:mrow>
    <mml:mrow>
      <mml:mi>λ</mml:mi>
    </mml:mrow>
  </mml:mfrac>
  <mml:msub>
    <mml:mrow>
      <mml:mi>V</mml:mi>
    </mml:mrow>
    <mml:mrow>
      <mml:mi>q</mml:mi>
      <mml:mover accent="false">
        <mml:mrow>
          <mml:mi>u</mml:mi>
        </mml:mrow>
        <mml:mo>¯</mml:mo>
      </mml:mover>
    </mml:mrow>
  </mml:msub>
  <mml:mo>(</mml:mo>
  <mml:mi>Z</mml:mi>
  <mml:mi>u</mml:mi>
  <mml:mo>)</mml:mo>
  <mml:mo>+</mml:mo>
  <mml:mi>λ</mml:mi>
  <mml:msub>
    <mml:mrow>
      <mml:mi>W</mml:mi>
    </mml:mrow>
    <mml:mrow>
      <mml:mi>q</mml:mi>
      <mml:mover accent="false">
        <mml:mrow>
          <mml:mi>q</mml:mi>
        </mml:mrow>
        <mml:mo>¯</mml:mo>
      </mml:mover>
    </mml:mrow>
  </mml:msub>
  <mml:mi>u</mml:mi>
  <mml:mo>-</mml:mo>
  <mml:mi>λ</mml:mi>
  <mml:msub>
    <mml:mrow>
      <mml:mi>Y</mml:mi>
    </mml:mrow>
    <mml:mrow>
      <mml:mi>q</mml:mi>
      <mml:mover accent="false">
        <mml:mrow>
          <mml:mi>u</mml:mi>
        </mml:mrow>
        <mml:mo>¯</mml:mo>
      </mml:mover>
    </mml:mrow>
  </mml:msub>
  <mml:mo>(</mml:mo>
  <mml:mi>Z</mml:mi>
  <mml:mi>u</mml:mi>
  <mml:mo>)</mml:mo>
  <mml:mo>-</mml:mo>
  <mml:msubsup>
    <mml:mrow>
      <mml:mi>Z</mml:mi>
    </mml:mrow>
    <mml:mrow>
      <mml:mi>q</mml:mi>
      <mml:mover accent="false">
        <mml:mrow>
          <mml:mi>u</mml:mi>
        </mml:mrow>
        <mml:mo>¯</mml:mo>
      </mml:mover>
    </mml:mrow>
    <mml:mrow>
      <mml:mi mathvariant="normal">'</mml:mi>
    </mml:mrow>
  </mml:msubsup>
  <mml:mo>(</mml:mo>
  <mml:mi>Z</mml:mi>
  <mml:mi>u</mml:mi>
  <mml:mo>)</mml:mo>
  <mml:mo>=</mml:mo>
  <mml:msup>
    <mml:mrow>
      <mml:mi>λ</mml:mi>
    </mml:mrow>
    <mml:mrow>
      <mml:mn>2</mml:mn>
    </mml:mrow>
  </mml:msup>
  <mml:msub>
    <mml:mrow>
      <mml:mi>M</mml:mi>
    </mml:mrow>
    <mml:mrow>
      <mml:mi>q</mml:mi>
      <mml:mover accent="false">
        <mml:mrow>
          <mml:mi>q</mml:mi>
        </mml:mrow>
        <mml:mo>¯</mml:mo>
      </mml:mover>
    </mml:mrow>
  </mml:msub>
  <mml:mi>u</mml:mi>
</mml:math>
</file>

<file path=Object 7/content.xml><?xml version="1.0" encoding="utf-8"?>
<mml:math xmlns:mml="http://www.w3.org/1998/Math/MathML" xmlns:m="http://schemas.openxmlformats.org/officeDocument/2006/math">
  <mml:mrow>
    <mml:msub>
      <mml:mo stretchy="false">∫</mml:mo>
      <mml:mrow>
        <mml:mi mathvariant="normal">Ω</mml:mi>
      </mml:mrow>
    </mml:msub>
    <mml:mrow>
      <mml:mi mathvariant="normal">‍</mml:mi>
    </mml:mrow>
  </mml:mrow>
  <mml:msub>
    <mml:mrow>
      <mml:mi>u</mml:mi>
    </mml:mrow>
    <mml:mrow>
      <mml:mo>,</mml:mo>
      <mml:mi>i</mml:mi>
      <mml:mi>i</mml:mi>
    </mml:mrow>
  </mml:msub>
  <mml:mo>(</mml:mo>
  <mml:mi>X</mml:mi>
  <mml:mo>)</mml:mo>
  <mml:msup>
    <mml:mrow>
      <mml:mi>b</mml:mi>
    </mml:mrow>
    <mml:mrow>
      <mml:mi mathvariant="normal">*</mml:mi>
    </mml:mrow>
  </mml:msup>
  <mml:mo>(</mml:mo>
  <mml:mi>ξ</mml:mi>
  <mml:mo>;</mml:mo>
  <mml:mi>X</mml:mi>
  <mml:mo>)</mml:mo>
  <mml:mi mathvariant="normal">d</mml:mi>
  <mml:mi mathvariant="normal">Ω</mml:mi>
  <mml:mo>(</mml:mo>
  <mml:mi>X</mml:mi>
  <mml:mo>)</mml:mo>
  <mml:mo>=</mml:mo>
  <mml:mo>-</mml:mo>
  <mml:mi>λ</mml:mi>
  <mml:mrow>
    <mml:msub>
      <mml:mo stretchy="false">∫</mml:mo>
      <mml:mrow>
        <mml:mi mathvariant="normal">Ω</mml:mi>
      </mml:mrow>
    </mml:msub>
    <mml:mrow>
      <mml:mi mathvariant="normal">‍</mml:mi>
    </mml:mrow>
  </mml:mrow>
  <mml:mi>u</mml:mi>
  <mml:mo>(</mml:mo>
  <mml:mi>X</mml:mi>
  <mml:mo>)</mml:mo>
  <mml:msup>
    <mml:mrow>
      <mml:mi>b</mml:mi>
    </mml:mrow>
    <mml:mrow>
      <mml:mi mathvariant="normal">*</mml:mi>
    </mml:mrow>
  </mml:msup>
  <mml:mo>(</mml:mo>
  <mml:mi>ξ</mml:mi>
  <mml:mo>;</mml:mo>
  <mml:mi>X</mml:mi>
  <mml:mo>)</mml:mo>
  <mml:mi mathvariant="normal">d</mml:mi>
  <mml:mi mathvariant="normal">Ω</mml:mi>
  <mml:mo>(</mml:mo>
  <mml:mi>X</mml:mi>
  <mml:mo>)</mml:mo>
</mml:math>
</file>

<file path=Object 70/content.xml><?xml version="1.0" encoding="utf-8"?>
<mml:math xmlns:mml="http://www.w3.org/1998/Math/MathML" xmlns:m="http://schemas.openxmlformats.org/officeDocument/2006/math">
  <mml:mi>Z</mml:mi>
</mml:math>
</file>

<file path=Object 71/content.xml><?xml version="1.0" encoding="utf-8"?>
<mml:math xmlns:mml="http://www.w3.org/1998/Math/MathML" xmlns:m="http://schemas.openxmlformats.org/officeDocument/2006/math">
  <mml:mtable columnalign="left">
    <mml:mtr>
      <mml:mtd>
        <mml:msub>
          <mml:mrow>
            <mml:mi>H</mml:mi>
          </mml:mrow>
          <mml:mrow>
            <mml:mi>q</mml:mi>
            <mml:mover accent="false">
              <mml:mrow>
                <mml:mi>q</mml:mi>
              </mml:mrow>
              <mml:mo>¯</mml:mo>
            </mml:mover>
          </mml:mrow>
        </mml:msub>
        <mml:mi>u</mml:mi>
        <mml:mo>-</mml:mo>
        <mml:msub>
          <mml:mrow>
            <mml:mi>T</mml:mi>
          </mml:mrow>
          <mml:mrow>
            <mml:mi>q</mml:mi>
            <mml:mover accent="false">
              <mml:mrow>
                <mml:mi>u</mml:mi>
              </mml:mrow>
              <mml:mo>¯</mml:mo>
            </mml:mover>
          </mml:mrow>
        </mml:msub>
        <mml:mo>(</mml:mo>
        <mml:msub>
          <mml:mrow>
            <mml:mi>H</mml:mi>
          </mml:mrow>
          <mml:mrow>
            <mml:mi>u</mml:mi>
            <mml:mover accent="false">
              <mml:mrow>
                <mml:mi>q</mml:mi>
              </mml:mrow>
              <mml:mo>¯</mml:mo>
            </mml:mover>
          </mml:mrow>
        </mml:msub>
        <mml:mi>u</mml:mi>
        <mml:mo>)</mml:mo>
        <mml:mo>-</mml:mo>
        <mml:mi>λ</mml:mi>
        <mml:msub>
          <mml:mrow>
            <mml:mi>T</mml:mi>
          </mml:mrow>
          <mml:mrow>
            <mml:mi>q</mml:mi>
            <mml:mover accent="false">
              <mml:mrow>
                <mml:mi>u</mml:mi>
              </mml:mrow>
              <mml:mo>¯</mml:mo>
            </mml:mover>
          </mml:mrow>
        </mml:msub>
        <mml:mo>(</mml:mo>
        <mml:msub>
          <mml:mrow>
            <mml:mi>W</mml:mi>
          </mml:mrow>
          <mml:mrow>
            <mml:mi>u</mml:mi>
            <mml:mover accent="false">
              <mml:mrow>
                <mml:mi>q</mml:mi>
              </mml:mrow>
              <mml:mo>¯</mml:mo>
            </mml:mover>
          </mml:mrow>
        </mml:msub>
        <mml:mi>u</mml:mi>
        <mml:mo>)</mml:mo>
        <mml:mo>+</mml:mo>
        <mml:msup>
          <mml:mrow>
            <mml:mi>λ</mml:mi>
          </mml:mrow>
          <mml:mrow>
            <mml:mn>2</mml:mn>
          </mml:mrow>
        </mml:msup>
        <mml:msub>
          <mml:mrow>
            <mml:mi>T</mml:mi>
          </mml:mrow>
          <mml:mrow>
            <mml:mi>q</mml:mi>
            <mml:mover accent="false">
              <mml:mrow>
                <mml:mi>u</mml:mi>
              </mml:mrow>
              <mml:mo>¯</mml:mo>
            </mml:mover>
          </mml:mrow>
        </mml:msub>
        <mml:mo>(</mml:mo>
        <mml:msub>
          <mml:mrow>
            <mml:mi>M</mml:mi>
          </mml:mrow>
          <mml:mrow>
            <mml:mi>u</mml:mi>
            <mml:mover accent="false">
              <mml:mrow>
                <mml:mi>q</mml:mi>
              </mml:mrow>
              <mml:mo>¯</mml:mo>
            </mml:mover>
          </mml:mrow>
        </mml:msub>
        <mml:mi>u</mml:mi>
        <mml:mo>)</mml:mo>
        <mml:mo>+</mml:mo>
        <mml:mfrac>
          <mml:mrow>
            <mml:mn>1</mml:mn>
          </mml:mrow>
          <mml:mrow>
            <mml:mi>λ</mml:mi>
          </mml:mrow>
        </mml:mfrac>
        <mml:msub>
          <mml:mrow>
            <mml:mi>V</mml:mi>
          </mml:mrow>
          <mml:mrow>
            <mml:mi>q</mml:mi>
            <mml:mover accent="false">
              <mml:mrow>
                <mml:mi>u</mml:mi>
              </mml:mrow>
              <mml:mo>¯</mml:mo>
            </mml:mover>
          </mml:mrow>
        </mml:msub>
        <mml:mo>(</mml:mo>
        <mml:msub>
          <mml:mrow>
            <mml:mi>H</mml:mi>
          </mml:mrow>
          <mml:mrow>
            <mml:mi>u</mml:mi>
            <mml:mover accent="false">
              <mml:mrow>
                <mml:mi>q</mml:mi>
              </mml:mrow>
              <mml:mo>¯</mml:mo>
            </mml:mover>
          </mml:mrow>
        </mml:msub>
        <mml:mi>u</mml:mi>
        <mml:mo>)</mml:mo>
        <mml:mo>+</mml:mo>
        <mml:msub>
          <mml:mrow>
            <mml:mi>V</mml:mi>
          </mml:mrow>
          <mml:mrow>
            <mml:mi>q</mml:mi>
            <mml:mover accent="false">
              <mml:mrow>
                <mml:mi>u</mml:mi>
              </mml:mrow>
              <mml:mo>¯</mml:mo>
            </mml:mover>
          </mml:mrow>
        </mml:msub>
        <mml:mo>(</mml:mo>
        <mml:msub>
          <mml:mrow>
            <mml:mi>W</mml:mi>
          </mml:mrow>
          <mml:mrow>
            <mml:mi>u</mml:mi>
            <mml:mover accent="false">
              <mml:mrow>
                <mml:mi>q</mml:mi>
              </mml:mrow>
              <mml:mo>¯</mml:mo>
            </mml:mover>
          </mml:mrow>
        </mml:msub>
        <mml:mi>u</mml:mi>
        <mml:mo>)</mml:mo>
        <mml:mo>-</mml:mo>
        <mml:mi>λ</mml:mi>
        <mml:msub>
          <mml:mrow>
            <mml:mi>V</mml:mi>
          </mml:mrow>
          <mml:mrow>
            <mml:mi>q</mml:mi>
            <mml:mover accent="false">
              <mml:mrow>
                <mml:mi>u</mml:mi>
              </mml:mrow>
              <mml:mo>¯</mml:mo>
            </mml:mover>
          </mml:mrow>
        </mml:msub>
        <mml:mo>(</mml:mo>
        <mml:msub>
          <mml:mrow>
            <mml:mi>M</mml:mi>
          </mml:mrow>
          <mml:mrow>
            <mml:mi>u</mml:mi>
            <mml:mover accent="false">
              <mml:mrow>
                <mml:mi>q</mml:mi>
              </mml:mrow>
              <mml:mo>¯</mml:mo>
            </mml:mover>
          </mml:mrow>
        </mml:msub>
        <mml:mi>u</mml:mi>
        <mml:mo>)</mml:mo>
      </mml:mtd>
    </mml:mtr>
    <mml:mtr>
      <mml:mtd>
        <mml:mo>+</mml:mo>
        <mml:mi>λ</mml:mi>
        <mml:msub>
          <mml:mrow>
            <mml:mi>W</mml:mi>
          </mml:mrow>
          <mml:mrow>
            <mml:mi>q</mml:mi>
            <mml:mover accent="false">
              <mml:mrow>
                <mml:mi>q</mml:mi>
              </mml:mrow>
              <mml:mo>¯</mml:mo>
            </mml:mover>
          </mml:mrow>
        </mml:msub>
        <mml:mi>u</mml:mi>
        <mml:mo>-</mml:mo>
        <mml:mi>λ</mml:mi>
        <mml:msub>
          <mml:mrow>
            <mml:mi>Y</mml:mi>
          </mml:mrow>
          <mml:mrow>
            <mml:mi>q</mml:mi>
            <mml:mover accent="false">
              <mml:mrow>
                <mml:mi>u</mml:mi>
              </mml:mrow>
              <mml:mo>¯</mml:mo>
            </mml:mover>
          </mml:mrow>
        </mml:msub>
        <mml:mo>(</mml:mo>
        <mml:msub>
          <mml:mrow>
            <mml:mi>H</mml:mi>
          </mml:mrow>
          <mml:mrow>
            <mml:mi>u</mml:mi>
            <mml:mover accent="false">
              <mml:mrow>
                <mml:mi>q</mml:mi>
              </mml:mrow>
              <mml:mo>¯</mml:mo>
            </mml:mover>
          </mml:mrow>
        </mml:msub>
        <mml:mi>u</mml:mi>
        <mml:mo>)</mml:mo>
        <mml:mo>-</mml:mo>
        <mml:msup>
          <mml:mrow>
            <mml:mi>λ</mml:mi>
          </mml:mrow>
          <mml:mrow>
            <mml:mn>2</mml:mn>
          </mml:mrow>
        </mml:msup>
        <mml:msub>
          <mml:mrow>
            <mml:mi>Y</mml:mi>
          </mml:mrow>
          <mml:mrow>
            <mml:mi>q</mml:mi>
            <mml:mover accent="false">
              <mml:mrow>
                <mml:mi>u</mml:mi>
              </mml:mrow>
              <mml:mo>¯</mml:mo>
            </mml:mover>
          </mml:mrow>
        </mml:msub>
        <mml:mo>(</mml:mo>
        <mml:msub>
          <mml:mrow>
            <mml:mi>W</mml:mi>
          </mml:mrow>
          <mml:mrow>
            <mml:mi>u</mml:mi>
            <mml:mover accent="false">
              <mml:mrow>
                <mml:mi>q</mml:mi>
              </mml:mrow>
              <mml:mo>¯</mml:mo>
            </mml:mover>
          </mml:mrow>
        </mml:msub>
        <mml:mi>u</mml:mi>
        <mml:mo>)</mml:mo>
        <mml:mo>+</mml:mo>
        <mml:msup>
          <mml:mrow>
            <mml:mi>λ</mml:mi>
          </mml:mrow>
          <mml:mrow>
            <mml:mn>3</mml:mn>
          </mml:mrow>
        </mml:msup>
        <mml:msub>
          <mml:mrow>
            <mml:mi>Y</mml:mi>
          </mml:mrow>
          <mml:mrow>
            <mml:mi>q</mml:mi>
            <mml:mover accent="false">
              <mml:mrow>
                <mml:mi>u</mml:mi>
              </mml:mrow>
              <mml:mo>¯</mml:mo>
            </mml:mover>
          </mml:mrow>
        </mml:msub>
        <mml:mo>(</mml:mo>
        <mml:msub>
          <mml:mrow>
            <mml:mi>M</mml:mi>
          </mml:mrow>
          <mml:mrow>
            <mml:mi>u</mml:mi>
            <mml:mover accent="false">
              <mml:mrow>
                <mml:mi>q</mml:mi>
              </mml:mrow>
              <mml:mo>¯</mml:mo>
            </mml:mover>
          </mml:mrow>
        </mml:msub>
        <mml:mi>u</mml:mi>
        <mml:mo>)</mml:mo>
        <mml:mo>-</mml:mo>
        <mml:msubsup>
          <mml:mrow>
            <mml:mi>Z</mml:mi>
          </mml:mrow>
          <mml:mrow>
            <mml:mi>q</mml:mi>
            <mml:mover accent="false">
              <mml:mrow>
                <mml:mi>u</mml:mi>
              </mml:mrow>
              <mml:mo>¯</mml:mo>
            </mml:mover>
          </mml:mrow>
          <mml:mrow>
            <mml:mi mathvariant="normal">'</mml:mi>
          </mml:mrow>
        </mml:msubsup>
        <mml:mo>(</mml:mo>
        <mml:msub>
          <mml:mrow>
            <mml:mi>H</mml:mi>
          </mml:mrow>
          <mml:mrow>
            <mml:mi>u</mml:mi>
            <mml:mover accent="false">
              <mml:mrow>
                <mml:mi>q</mml:mi>
              </mml:mrow>
              <mml:mo>¯</mml:mo>
            </mml:mover>
          </mml:mrow>
        </mml:msub>
        <mml:mi>u</mml:mi>
        <mml:mo>)</mml:mo>
        <mml:mo>-</mml:mo>
        <mml:mi>λ</mml:mi>
        <mml:msubsup>
          <mml:mrow>
            <mml:mi>Z</mml:mi>
          </mml:mrow>
          <mml:mrow>
            <mml:mi>q</mml:mi>
            <mml:mover accent="false">
              <mml:mrow>
                <mml:mi>u</mml:mi>
              </mml:mrow>
              <mml:mo>¯</mml:mo>
            </mml:mover>
          </mml:mrow>
          <mml:mrow>
            <mml:mi mathvariant="normal">'</mml:mi>
          </mml:mrow>
        </mml:msubsup>
        <mml:mo>(</mml:mo>
        <mml:msub>
          <mml:mrow>
            <mml:mi>W</mml:mi>
          </mml:mrow>
          <mml:mrow>
            <mml:mi>u</mml:mi>
            <mml:mover accent="false">
              <mml:mrow>
                <mml:mi>q</mml:mi>
              </mml:mrow>
              <mml:mo>¯</mml:mo>
            </mml:mover>
          </mml:mrow>
        </mml:msub>
        <mml:mi>u</mml:mi>
        <mml:mo>)</mml:mo>
        <mml:mo>+</mml:mo>
        <mml:msup>
          <mml:mrow>
            <mml:mi>λ</mml:mi>
          </mml:mrow>
          <mml:mrow>
            <mml:mn>2</mml:mn>
          </mml:mrow>
        </mml:msup>
        <mml:msubsup>
          <mml:mrow>
            <mml:mi>Z</mml:mi>
          </mml:mrow>
          <mml:mrow>
            <mml:mi>q</mml:mi>
            <mml:mover accent="false">
              <mml:mrow>
                <mml:mi>u</mml:mi>
              </mml:mrow>
              <mml:mo>¯</mml:mo>
            </mml:mover>
          </mml:mrow>
          <mml:mrow>
            <mml:mi mathvariant="normal">'</mml:mi>
          </mml:mrow>
        </mml:msubsup>
        <mml:mo>(</mml:mo>
        <mml:msub>
          <mml:mrow>
            <mml:mi>M</mml:mi>
          </mml:mrow>
          <mml:mrow>
            <mml:mi>u</mml:mi>
            <mml:mover accent="false">
              <mml:mrow>
                <mml:mi>q</mml:mi>
              </mml:mrow>
              <mml:mo>¯</mml:mo>
            </mml:mover>
          </mml:mrow>
        </mml:msub>
        <mml:mi>u</mml:mi>
        <mml:mo>)</mml:mo>
        <mml:mo>=</mml:mo>
        <mml:msup>
          <mml:mrow>
            <mml:mi>λ</mml:mi>
          </mml:mrow>
          <mml:mrow>
            <mml:mn>2</mml:mn>
          </mml:mrow>
        </mml:msup>
        <mml:msub>
          <mml:mrow>
            <mml:mi>M</mml:mi>
          </mml:mrow>
          <mml:mrow>
            <mml:mi>q</mml:mi>
            <mml:mover accent="false">
              <mml:mrow>
                <mml:mi>q</mml:mi>
              </mml:mrow>
              <mml:mo>¯</mml:mo>
            </mml:mover>
          </mml:mrow>
        </mml:msub>
        <mml:mi>u</mml:mi>
      </mml:mtd>
    </mml:mtr>
  </mml:mtable>
</mml:math>
</file>

<file path=Object 72/content.xml><?xml version="1.0" encoding="utf-8"?>
<mml:math xmlns:mml="http://www.w3.org/1998/Math/MathML" xmlns:m="http://schemas.openxmlformats.org/officeDocument/2006/math">
  <mml:mi>λ</mml:mi>
</mml:math>
</file>

<file path=Object 73/content.xml><?xml version="1.0" encoding="utf-8"?>
<mml:math xmlns:mml="http://www.w3.org/1998/Math/MathML" xmlns:m="http://schemas.openxmlformats.org/officeDocument/2006/math">
  <mml:mi>u</mml:mi>
</mml:math>
</file>

<file path=Object 74/content.xml><?xml version="1.0" encoding="utf-8"?>
<mml:math xmlns:mml="http://www.w3.org/1998/Math/MathML" xmlns:m="http://schemas.openxmlformats.org/officeDocument/2006/math">
  <mml:mtable columnalign="left">
    <mml:mtr>
      <mml:mtd>
        <mml:mi>u</mml:mi>
        <mml:mo>(</mml:mo>
        <mml:msub>
          <mml:mrow>
            <mml:mi>H</mml:mi>
          </mml:mrow>
          <mml:mrow>
            <mml:mi>q</mml:mi>
            <mml:mover accent="false">
              <mml:mrow>
                <mml:mi>q</mml:mi>
              </mml:mrow>
              <mml:mo>¯</mml:mo>
            </mml:mover>
          </mml:mrow>
        </mml:msub>
        <mml:mo>-</mml:mo>
        <mml:msub>
          <mml:mrow>
            <mml:mi>T</mml:mi>
          </mml:mrow>
          <mml:mrow>
            <mml:mi>q</mml:mi>
            <mml:mover accent="false">
              <mml:mrow>
                <mml:mi>u</mml:mi>
              </mml:mrow>
              <mml:mo>¯</mml:mo>
            </mml:mover>
          </mml:mrow>
        </mml:msub>
        <mml:msub>
          <mml:mrow>
            <mml:mi>H</mml:mi>
          </mml:mrow>
          <mml:mrow>
            <mml:mi>u</mml:mi>
            <mml:mover accent="false">
              <mml:mrow>
                <mml:mi>q</mml:mi>
              </mml:mrow>
              <mml:mo>¯</mml:mo>
            </mml:mover>
          </mml:mrow>
        </mml:msub>
        <mml:mo>+</mml:mo>
        <mml:msub>
          <mml:mrow>
            <mml:mi>V</mml:mi>
          </mml:mrow>
          <mml:mrow>
            <mml:mi>q</mml:mi>
            <mml:mover accent="false">
              <mml:mrow>
                <mml:mi>u</mml:mi>
              </mml:mrow>
              <mml:mo>¯</mml:mo>
            </mml:mover>
          </mml:mrow>
        </mml:msub>
        <mml:msub>
          <mml:mrow>
            <mml:mi>W</mml:mi>
          </mml:mrow>
          <mml:mrow>
            <mml:mi>u</mml:mi>
            <mml:mover accent="false">
              <mml:mrow>
                <mml:mi>q</mml:mi>
              </mml:mrow>
              <mml:mo>¯</mml:mo>
            </mml:mover>
          </mml:mrow>
        </mml:msub>
        <mml:mo>-</mml:mo>
        <mml:msubsup>
          <mml:mrow>
            <mml:mi>Z</mml:mi>
          </mml:mrow>
          <mml:mrow>
            <mml:mi>q</mml:mi>
            <mml:mover accent="false">
              <mml:mrow>
                <mml:mi>u</mml:mi>
              </mml:mrow>
              <mml:mo>¯</mml:mo>
            </mml:mover>
          </mml:mrow>
          <mml:mrow>
            <mml:mi mathvariant="normal">'</mml:mi>
          </mml:mrow>
        </mml:msubsup>
        <mml:msub>
          <mml:mrow>
            <mml:mi>H</mml:mi>
          </mml:mrow>
          <mml:mrow>
            <mml:mi>u</mml:mi>
            <mml:mover accent="false">
              <mml:mrow>
                <mml:mi>q</mml:mi>
              </mml:mrow>
              <mml:mo>¯</mml:mo>
            </mml:mover>
          </mml:mrow>
        </mml:msub>
        <mml:mo>)</mml:mo>
      </mml:mtd>
    </mml:mtr>
    <mml:mtr>
      <mml:mtd>
        <mml:mo>+</mml:mo>
        <mml:mi>λ</mml:mi>
        <mml:mi>u</mml:mi>
        <mml:mo>(</mml:mo>
        <mml:mo>-</mml:mo>
        <mml:msub>
          <mml:mrow>
            <mml:mi>T</mml:mi>
          </mml:mrow>
          <mml:mrow>
            <mml:mi>q</mml:mi>
            <mml:mover accent="false">
              <mml:mrow>
                <mml:mi>u</mml:mi>
              </mml:mrow>
              <mml:mo>¯</mml:mo>
            </mml:mover>
          </mml:mrow>
        </mml:msub>
        <mml:msub>
          <mml:mrow>
            <mml:mi>W</mml:mi>
          </mml:mrow>
          <mml:mrow>
            <mml:mi>u</mml:mi>
            <mml:mover accent="false">
              <mml:mrow>
                <mml:mi>q</mml:mi>
              </mml:mrow>
              <mml:mo>¯</mml:mo>
            </mml:mover>
          </mml:mrow>
        </mml:msub>
        <mml:mo>-</mml:mo>
        <mml:msub>
          <mml:mrow>
            <mml:mi>V</mml:mi>
          </mml:mrow>
          <mml:mrow>
            <mml:mi>q</mml:mi>
            <mml:mover accent="false">
              <mml:mrow>
                <mml:mi>u</mml:mi>
              </mml:mrow>
              <mml:mo>¯</mml:mo>
            </mml:mover>
          </mml:mrow>
        </mml:msub>
        <mml:msub>
          <mml:mrow>
            <mml:mi>M</mml:mi>
          </mml:mrow>
          <mml:mrow>
            <mml:mi>u</mml:mi>
            <mml:mover accent="false">
              <mml:mrow>
                <mml:mi>q</mml:mi>
              </mml:mrow>
              <mml:mo>¯</mml:mo>
            </mml:mover>
          </mml:mrow>
        </mml:msub>
        <mml:mo>-</mml:mo>
        <mml:msub>
          <mml:mrow>
            <mml:mi>Y</mml:mi>
          </mml:mrow>
          <mml:mrow>
            <mml:mi>q</mml:mi>
            <mml:mover accent="false">
              <mml:mrow>
                <mml:mi>u</mml:mi>
              </mml:mrow>
              <mml:mo>¯</mml:mo>
            </mml:mover>
          </mml:mrow>
        </mml:msub>
        <mml:msub>
          <mml:mrow>
            <mml:mi>H</mml:mi>
          </mml:mrow>
          <mml:mrow>
            <mml:mi>u</mml:mi>
            <mml:mover accent="false">
              <mml:mrow>
                <mml:mi>q</mml:mi>
              </mml:mrow>
              <mml:mo>¯</mml:mo>
            </mml:mover>
          </mml:mrow>
        </mml:msub>
        <mml:mo>-</mml:mo>
        <mml:msubsup>
          <mml:mrow>
            <mml:mi>Z</mml:mi>
          </mml:mrow>
          <mml:mrow>
            <mml:mi>q</mml:mi>
            <mml:mover accent="false">
              <mml:mrow>
                <mml:mi>u</mml:mi>
              </mml:mrow>
              <mml:mo>¯</mml:mo>
            </mml:mover>
          </mml:mrow>
          <mml:mrow>
            <mml:mi mathvariant="normal">'</mml:mi>
          </mml:mrow>
        </mml:msubsup>
        <mml:msub>
          <mml:mrow>
            <mml:mi>W</mml:mi>
          </mml:mrow>
          <mml:mrow>
            <mml:mi>u</mml:mi>
            <mml:mover accent="false">
              <mml:mrow>
                <mml:mi>q</mml:mi>
              </mml:mrow>
              <mml:mo>¯</mml:mo>
            </mml:mover>
          </mml:mrow>
        </mml:msub>
        <mml:mo>+</mml:mo>
        <mml:msub>
          <mml:mrow>
            <mml:mi>W</mml:mi>
          </mml:mrow>
          <mml:mrow>
            <mml:mi>q</mml:mi>
            <mml:mover accent="false">
              <mml:mrow>
                <mml:mi>q</mml:mi>
              </mml:mrow>
              <mml:mo>¯</mml:mo>
            </mml:mover>
          </mml:mrow>
        </mml:msub>
        <mml:mo>)</mml:mo>
      </mml:mtd>
    </mml:mtr>
    <mml:mtr>
      <mml:mtd>
        <mml:mo>+</mml:mo>
        <mml:msup>
          <mml:mrow>
            <mml:mi>λ</mml:mi>
          </mml:mrow>
          <mml:mrow>
            <mml:mn>2</mml:mn>
          </mml:mrow>
        </mml:msup>
        <mml:mi>u</mml:mi>
        <mml:mo>(</mml:mo>
        <mml:msub>
          <mml:mrow>
            <mml:mi>T</mml:mi>
          </mml:mrow>
          <mml:mrow>
            <mml:mi>q</mml:mi>
            <mml:mover accent="false">
              <mml:mrow>
                <mml:mi>u</mml:mi>
              </mml:mrow>
              <mml:mo>¯</mml:mo>
            </mml:mover>
          </mml:mrow>
        </mml:msub>
        <mml:msub>
          <mml:mrow>
            <mml:mi>M</mml:mi>
          </mml:mrow>
          <mml:mrow>
            <mml:mi>u</mml:mi>
            <mml:mover accent="false">
              <mml:mrow>
                <mml:mi>q</mml:mi>
              </mml:mrow>
              <mml:mo>¯</mml:mo>
            </mml:mover>
          </mml:mrow>
        </mml:msub>
        <mml:mo>-</mml:mo>
        <mml:msub>
          <mml:mrow>
            <mml:mi>Y</mml:mi>
          </mml:mrow>
          <mml:mrow>
            <mml:mi>q</mml:mi>
            <mml:mover accent="false">
              <mml:mrow>
                <mml:mi>u</mml:mi>
              </mml:mrow>
              <mml:mo>¯</mml:mo>
            </mml:mover>
          </mml:mrow>
        </mml:msub>
        <mml:msub>
          <mml:mrow>
            <mml:mi>W</mml:mi>
          </mml:mrow>
          <mml:mrow>
            <mml:mi>u</mml:mi>
            <mml:mover accent="false">
              <mml:mrow>
                <mml:mi>q</mml:mi>
              </mml:mrow>
              <mml:mo>¯</mml:mo>
            </mml:mover>
          </mml:mrow>
        </mml:msub>
        <mml:mo>+</mml:mo>
        <mml:msubsup>
          <mml:mrow>
            <mml:mi>Z</mml:mi>
          </mml:mrow>
          <mml:mrow>
            <mml:mi>q</mml:mi>
            <mml:mover accent="false">
              <mml:mrow>
                <mml:mi>u</mml:mi>
              </mml:mrow>
              <mml:mo>¯</mml:mo>
            </mml:mover>
          </mml:mrow>
          <mml:mrow>
            <mml:mi mathvariant="normal">'</mml:mi>
          </mml:mrow>
        </mml:msubsup>
        <mml:msub>
          <mml:mrow>
            <mml:mi>M</mml:mi>
          </mml:mrow>
          <mml:mrow>
            <mml:mi>u</mml:mi>
            <mml:mover accent="false">
              <mml:mrow>
                <mml:mi>q</mml:mi>
              </mml:mrow>
              <mml:mo>¯</mml:mo>
            </mml:mover>
          </mml:mrow>
        </mml:msub>
        <mml:mo>-</mml:mo>
        <mml:msub>
          <mml:mrow>
            <mml:mi>M</mml:mi>
          </mml:mrow>
          <mml:mrow>
            <mml:mi>q</mml:mi>
            <mml:mover accent="false">
              <mml:mrow>
                <mml:mi>q</mml:mi>
              </mml:mrow>
              <mml:mo>¯</mml:mo>
            </mml:mover>
          </mml:mrow>
        </mml:msub>
        <mml:mo>)</mml:mo>
      </mml:mtd>
    </mml:mtr>
    <mml:mtr>
      <mml:mtd>
        <mml:mo>+</mml:mo>
        <mml:msup>
          <mml:mrow>
            <mml:mi>λ</mml:mi>
          </mml:mrow>
          <mml:mrow>
            <mml:mn>3</mml:mn>
          </mml:mrow>
        </mml:msup>
        <mml:mi>u</mml:mi>
        <mml:mo>(</mml:mo>
        <mml:msub>
          <mml:mrow>
            <mml:mi>Y</mml:mi>
          </mml:mrow>
          <mml:mrow>
            <mml:mi>q</mml:mi>
            <mml:mover accent="false">
              <mml:mrow>
                <mml:mi>u</mml:mi>
              </mml:mrow>
              <mml:mo>¯</mml:mo>
            </mml:mover>
          </mml:mrow>
        </mml:msub>
        <mml:msub>
          <mml:mrow>
            <mml:mi>M</mml:mi>
          </mml:mrow>
          <mml:mrow>
            <mml:mi>u</mml:mi>
            <mml:mover accent="false">
              <mml:mrow>
                <mml:mi>q</mml:mi>
              </mml:mrow>
              <mml:mo>¯</mml:mo>
            </mml:mover>
          </mml:mrow>
        </mml:msub>
        <mml:mo>)</mml:mo>
        <mml:mo>+</mml:mo>
        <mml:mfrac>
          <mml:mrow>
            <mml:mi>u</mml:mi>
          </mml:mrow>
          <mml:mrow>
            <mml:mi>λ</mml:mi>
          </mml:mrow>
        </mml:mfrac>
        <mml:mo>(</mml:mo>
        <mml:msub>
          <mml:mrow>
            <mml:mi>V</mml:mi>
          </mml:mrow>
          <mml:mrow>
            <mml:mi>q</mml:mi>
            <mml:mover accent="false">
              <mml:mrow>
                <mml:mi>u</mml:mi>
              </mml:mrow>
              <mml:mo>¯</mml:mo>
            </mml:mover>
          </mml:mrow>
        </mml:msub>
        <mml:msub>
          <mml:mrow>
            <mml:mi>H</mml:mi>
          </mml:mrow>
          <mml:mrow>
            <mml:mi>u</mml:mi>
            <mml:mover accent="false">
              <mml:mrow>
                <mml:mi>q</mml:mi>
              </mml:mrow>
              <mml:mo>¯</mml:mo>
            </mml:mover>
          </mml:mrow>
        </mml:msub>
        <mml:mo>)</mml:mo>
        <mml:mo>=</mml:mo>
        <mml:mn>0</mml:mn>
      </mml:mtd>
    </mml:mtr>
  </mml:mtable>
</mml:math>
</file>

<file path=Object 75/content.xml><?xml version="1.0" encoding="utf-8"?>
<mml:math xmlns:mml="http://www.w3.org/1998/Math/MathML" xmlns:m="http://schemas.openxmlformats.org/officeDocument/2006/math">
  <mml:mi>λ</mml:mi>
</mml:math>
</file>

<file path=Object 76/content.xml><?xml version="1.0" encoding="utf-8"?>
<mml:math xmlns:mml="http://www.w3.org/1998/Math/MathML" xmlns:m="http://schemas.openxmlformats.org/officeDocument/2006/math">
  <mml:msub>
    <mml:mrow>
      <mml:mi>V</mml:mi>
    </mml:mrow>
    <mml:mrow>
      <mml:mi>q</mml:mi>
      <mml:mover accent="false">
        <mml:mrow>
          <mml:mi>u</mml:mi>
        </mml:mrow>
        <mml:mo>¯</mml:mo>
      </mml:mover>
    </mml:mrow>
  </mml:msub>
  <mml:msub>
    <mml:mrow>
      <mml:mi>H</mml:mi>
    </mml:mrow>
    <mml:mrow>
      <mml:mi>u</mml:mi>
      <mml:mover accent="false">
        <mml:mrow>
          <mml:mi>q</mml:mi>
        </mml:mrow>
        <mml:mo>¯</mml:mo>
      </mml:mover>
    </mml:mrow>
  </mml:msub>
</mml:math>
</file>

<file path=Object 77/content.xml><?xml version="1.0" encoding="utf-8"?>
<mml:math xmlns:mml="http://www.w3.org/1998/Math/MathML" xmlns:m="http://schemas.openxmlformats.org/officeDocument/2006/math">
  <mml:mi>A</mml:mi>
</mml:math>
</file>

<file path=Object 78/content.xml><?xml version="1.0" encoding="utf-8"?>
<mml:math xmlns:mml="http://www.w3.org/1998/Math/MathML" xmlns:m="http://schemas.openxmlformats.org/officeDocument/2006/math">
  <mml:msub>
    <mml:mrow>
      <mml:mi>H</mml:mi>
    </mml:mrow>
    <mml:mrow>
      <mml:mi>q</mml:mi>
      <mml:mover accent="false">
        <mml:mrow>
          <mml:mi>q</mml:mi>
        </mml:mrow>
        <mml:mo>¯</mml:mo>
      </mml:mover>
    </mml:mrow>
  </mml:msub>
  <mml:mo>-</mml:mo>
  <mml:msub>
    <mml:mrow>
      <mml:mi>T</mml:mi>
    </mml:mrow>
    <mml:mrow>
      <mml:mi>q</mml:mi>
      <mml:mover accent="false">
        <mml:mrow>
          <mml:mi>u</mml:mi>
        </mml:mrow>
        <mml:mo>¯</mml:mo>
      </mml:mover>
    </mml:mrow>
  </mml:msub>
  <mml:msub>
    <mml:mrow>
      <mml:mi>H</mml:mi>
    </mml:mrow>
    <mml:mrow>
      <mml:mi>u</mml:mi>
      <mml:mover accent="false">
        <mml:mrow>
          <mml:mi>q</mml:mi>
        </mml:mrow>
        <mml:mo>¯</mml:mo>
      </mml:mover>
    </mml:mrow>
  </mml:msub>
  <mml:mo>+</mml:mo>
  <mml:msub>
    <mml:mrow>
      <mml:mi>V</mml:mi>
    </mml:mrow>
    <mml:mrow>
      <mml:mi>q</mml:mi>
      <mml:mover accent="false">
        <mml:mrow>
          <mml:mi>u</mml:mi>
        </mml:mrow>
        <mml:mo>¯</mml:mo>
      </mml:mover>
    </mml:mrow>
  </mml:msub>
  <mml:msub>
    <mml:mrow>
      <mml:mi>W</mml:mi>
    </mml:mrow>
    <mml:mrow>
      <mml:mi>u</mml:mi>
      <mml:mover accent="false">
        <mml:mrow>
          <mml:mi>q</mml:mi>
        </mml:mrow>
        <mml:mo>¯</mml:mo>
      </mml:mover>
    </mml:mrow>
  </mml:msub>
  <mml:mo>-</mml:mo>
  <mml:msubsup>
    <mml:mrow>
      <mml:mi>Z</mml:mi>
    </mml:mrow>
    <mml:mrow>
      <mml:mi>q</mml:mi>
      <mml:mover accent="false">
        <mml:mrow>
          <mml:mi>u</mml:mi>
        </mml:mrow>
        <mml:mo>¯</mml:mo>
      </mml:mover>
    </mml:mrow>
    <mml:mrow>
      <mml:mi mathvariant="normal">'</mml:mi>
    </mml:mrow>
  </mml:msubsup>
  <mml:msub>
    <mml:mrow>
      <mml:mi>H</mml:mi>
    </mml:mrow>
    <mml:mrow>
      <mml:mi>u</mml:mi>
      <mml:mover accent="false">
        <mml:mrow>
          <mml:mi>q</mml:mi>
        </mml:mrow>
        <mml:mo>¯</mml:mo>
      </mml:mover>
    </mml:mrow>
  </mml:msub>
</mml:math>
</file>

<file path=Object 79/content.xml><?xml version="1.0" encoding="utf-8"?>
<mml:math xmlns:mml="http://www.w3.org/1998/Math/MathML" xmlns:m="http://schemas.openxmlformats.org/officeDocument/2006/math">
  <mml:mi>B</mml:mi>
</mml:math>
</file>

<file path=Object 8/content.xml><?xml version="1.0" encoding="utf-8"?>
<mml:math xmlns:mml="http://www.w3.org/1998/Math/MathML" xmlns:m="http://schemas.openxmlformats.org/officeDocument/2006/math">
  <mml:msup>
    <mml:mrow>
      <mml:mi>b</mml:mi>
    </mml:mrow>
    <mml:mrow>
      <mml:mi mathvariant="normal">*</mml:mi>
    </mml:mrow>
  </mml:msup>
  <mml:mo>(</mml:mo>
  <mml:mi>ξ</mml:mi>
  <mml:mo>;</mml:mo>
  <mml:mi>X</mml:mi>
  <mml:mo>)</mml:mo>
</mml:math>
</file>

<file path=Object 80/content.xml><?xml version="1.0" encoding="utf-8"?>
<mml:math xmlns:mml="http://www.w3.org/1998/Math/MathML" xmlns:m="http://schemas.openxmlformats.org/officeDocument/2006/math">
  <mml:mo>-</mml:mo>
  <mml:msub>
    <mml:mrow>
      <mml:mi>T</mml:mi>
    </mml:mrow>
    <mml:mrow>
      <mml:mi>q</mml:mi>
      <mml:mover accent="false">
        <mml:mrow>
          <mml:mi>u</mml:mi>
        </mml:mrow>
        <mml:mo>¯</mml:mo>
      </mml:mover>
    </mml:mrow>
  </mml:msub>
  <mml:msub>
    <mml:mrow>
      <mml:mi>W</mml:mi>
    </mml:mrow>
    <mml:mrow>
      <mml:mi>u</mml:mi>
      <mml:mover accent="false">
        <mml:mrow>
          <mml:mi>q</mml:mi>
        </mml:mrow>
        <mml:mo>¯</mml:mo>
      </mml:mover>
    </mml:mrow>
  </mml:msub>
  <mml:mo>-</mml:mo>
  <mml:msub>
    <mml:mrow>
      <mml:mi>V</mml:mi>
    </mml:mrow>
    <mml:mrow>
      <mml:mi>q</mml:mi>
      <mml:mover accent="false">
        <mml:mrow>
          <mml:mi>u</mml:mi>
        </mml:mrow>
        <mml:mo>¯</mml:mo>
      </mml:mover>
    </mml:mrow>
  </mml:msub>
  <mml:msub>
    <mml:mrow>
      <mml:mi>M</mml:mi>
    </mml:mrow>
    <mml:mrow>
      <mml:mi>u</mml:mi>
      <mml:mover accent="false">
        <mml:mrow>
          <mml:mi>q</mml:mi>
        </mml:mrow>
        <mml:mo>¯</mml:mo>
      </mml:mover>
    </mml:mrow>
  </mml:msub>
  <mml:mo>-</mml:mo>
  <mml:msub>
    <mml:mrow>
      <mml:mi>Y</mml:mi>
    </mml:mrow>
    <mml:mrow>
      <mml:mi>q</mml:mi>
      <mml:mover accent="false">
        <mml:mrow>
          <mml:mi>u</mml:mi>
        </mml:mrow>
        <mml:mo>¯</mml:mo>
      </mml:mover>
    </mml:mrow>
  </mml:msub>
  <mml:msub>
    <mml:mrow>
      <mml:mi>H</mml:mi>
    </mml:mrow>
    <mml:mrow>
      <mml:mi>u</mml:mi>
      <mml:mover accent="false">
        <mml:mrow>
          <mml:mi>q</mml:mi>
        </mml:mrow>
        <mml:mo>¯</mml:mo>
      </mml:mover>
    </mml:mrow>
  </mml:msub>
  <mml:mo>-</mml:mo>
  <mml:msubsup>
    <mml:mrow>
      <mml:mi>Z</mml:mi>
    </mml:mrow>
    <mml:mrow>
      <mml:mi>q</mml:mi>
      <mml:mover accent="false">
        <mml:mrow>
          <mml:mi>u</mml:mi>
        </mml:mrow>
        <mml:mo>¯</mml:mo>
      </mml:mover>
    </mml:mrow>
    <mml:mrow>
      <mml:mi mathvariant="normal">'</mml:mi>
    </mml:mrow>
  </mml:msubsup>
  <mml:msub>
    <mml:mrow>
      <mml:mi>W</mml:mi>
    </mml:mrow>
    <mml:mrow>
      <mml:mi>u</mml:mi>
      <mml:mover accent="false">
        <mml:mrow>
          <mml:mi>q</mml:mi>
        </mml:mrow>
        <mml:mo>¯</mml:mo>
      </mml:mover>
    </mml:mrow>
  </mml:msub>
  <mml:mo>+</mml:mo>
  <mml:msub>
    <mml:mrow>
      <mml:mi>W</mml:mi>
    </mml:mrow>
    <mml:mrow>
      <mml:mi>q</mml:mi>
      <mml:mover accent="false">
        <mml:mrow>
          <mml:mi>q</mml:mi>
        </mml:mrow>
        <mml:mo>¯</mml:mo>
      </mml:mover>
    </mml:mrow>
  </mml:msub>
</mml:math>
</file>

<file path=Object 81/content.xml><?xml version="1.0" encoding="utf-8"?>
<mml:math xmlns:mml="http://www.w3.org/1998/Math/MathML" xmlns:m="http://schemas.openxmlformats.org/officeDocument/2006/math">
  <mml:mi>C</mml:mi>
</mml:math>
</file>

<file path=Object 82/content.xml><?xml version="1.0" encoding="utf-8"?>
<mml:math xmlns:mml="http://www.w3.org/1998/Math/MathML" xmlns:m="http://schemas.openxmlformats.org/officeDocument/2006/math">
  <mml:msub>
    <mml:mrow>
      <mml:mi>T</mml:mi>
    </mml:mrow>
    <mml:mrow>
      <mml:mi>q</mml:mi>
      <mml:mover accent="false">
        <mml:mrow>
          <mml:mi>u</mml:mi>
        </mml:mrow>
        <mml:mo>¯</mml:mo>
      </mml:mover>
    </mml:mrow>
  </mml:msub>
  <mml:msub>
    <mml:mrow>
      <mml:mi>M</mml:mi>
    </mml:mrow>
    <mml:mrow>
      <mml:mi>u</mml:mi>
      <mml:mover accent="false">
        <mml:mrow>
          <mml:mi>q</mml:mi>
        </mml:mrow>
        <mml:mo>¯</mml:mo>
      </mml:mover>
    </mml:mrow>
  </mml:msub>
  <mml:mo>-</mml:mo>
  <mml:msub>
    <mml:mrow>
      <mml:mi>Y</mml:mi>
    </mml:mrow>
    <mml:mrow>
      <mml:mi>q</mml:mi>
      <mml:mover accent="false">
        <mml:mrow>
          <mml:mi>u</mml:mi>
        </mml:mrow>
        <mml:mo>¯</mml:mo>
      </mml:mover>
    </mml:mrow>
  </mml:msub>
  <mml:msub>
    <mml:mrow>
      <mml:mi>W</mml:mi>
    </mml:mrow>
    <mml:mrow>
      <mml:mi>u</mml:mi>
      <mml:mover accent="false">
        <mml:mrow>
          <mml:mi>q</mml:mi>
        </mml:mrow>
        <mml:mo>¯</mml:mo>
      </mml:mover>
    </mml:mrow>
  </mml:msub>
  <mml:mo>+</mml:mo>
  <mml:msubsup>
    <mml:mrow>
      <mml:mi>Z</mml:mi>
    </mml:mrow>
    <mml:mrow>
      <mml:mi>q</mml:mi>
      <mml:mover accent="false">
        <mml:mrow>
          <mml:mi>u</mml:mi>
        </mml:mrow>
        <mml:mo>¯</mml:mo>
      </mml:mover>
    </mml:mrow>
    <mml:mrow>
      <mml:mi mathvariant="normal">'</mml:mi>
    </mml:mrow>
  </mml:msubsup>
  <mml:msub>
    <mml:mrow>
      <mml:mi>M</mml:mi>
    </mml:mrow>
    <mml:mrow>
      <mml:mi>u</mml:mi>
      <mml:mover accent="false">
        <mml:mrow>
          <mml:mi>q</mml:mi>
        </mml:mrow>
        <mml:mo>¯</mml:mo>
      </mml:mover>
    </mml:mrow>
  </mml:msub>
  <mml:mo>-</mml:mo>
  <mml:msub>
    <mml:mrow>
      <mml:mi>M</mml:mi>
    </mml:mrow>
    <mml:mrow>
      <mml:mi>q</mml:mi>
      <mml:mover accent="false">
        <mml:mrow>
          <mml:mi>q</mml:mi>
        </mml:mrow>
        <mml:mo>¯</mml:mo>
      </mml:mover>
    </mml:mrow>
  </mml:msub>
</mml:math>
</file>

<file path=Object 83/content.xml><?xml version="1.0" encoding="utf-8"?>
<mml:math xmlns:mml="http://www.w3.org/1998/Math/MathML" xmlns:m="http://schemas.openxmlformats.org/officeDocument/2006/math">
  <mml:mi>D</mml:mi>
</mml:math>
</file>

<file path=Object 84/content.xml><?xml version="1.0" encoding="utf-8"?>
<mml:math xmlns:mml="http://www.w3.org/1998/Math/MathML" xmlns:m="http://schemas.openxmlformats.org/officeDocument/2006/math">
  <mml:msub>
    <mml:mrow>
      <mml:mi>Y</mml:mi>
    </mml:mrow>
    <mml:mrow>
      <mml:mi>q</mml:mi>
      <mml:mover accent="false">
        <mml:mrow>
          <mml:mi>u</mml:mi>
        </mml:mrow>
        <mml:mo>¯</mml:mo>
      </mml:mover>
    </mml:mrow>
  </mml:msub>
  <mml:msub>
    <mml:mrow>
      <mml:mi>M</mml:mi>
    </mml:mrow>
    <mml:mrow>
      <mml:mi>u</mml:mi>
      <mml:mover accent="false">
        <mml:mrow>
          <mml:mi>q</mml:mi>
        </mml:mrow>
        <mml:mo>¯</mml:mo>
      </mml:mover>
    </mml:mrow>
  </mml:msub>
</mml:math>
</file>

<file path=Object 85/content.xml><?xml version="1.0" encoding="utf-8"?>
<mml:math xmlns:mml="http://www.w3.org/1998/Math/MathML" xmlns:m="http://schemas.openxmlformats.org/officeDocument/2006/math">
  <mml:mi>E</mml:mi>
</mml:math>
</file>

<file path=Object 86/content.xml><?xml version="1.0" encoding="utf-8"?>
<mml:math xmlns:mml="http://www.w3.org/1998/Math/MathML" xmlns:m="http://schemas.openxmlformats.org/officeDocument/2006/math">
  <mml:mtable columnalign="left">
    <mml:mtr>
      <mml:mtd>
        <mml:mi>u</mml:mi>
        <mml:mo>(</mml:mo>
        <mml:mi>A</mml:mi>
        <mml:mo>)</mml:mo>
        <mml:mo>+</mml:mo>
        <mml:mi>λ</mml:mi>
        <mml:mi>u</mml:mi>
        <mml:mo>(</mml:mo>
        <mml:mi>B</mml:mi>
        <mml:mo>)</mml:mo>
        <mml:mo>+</mml:mo>
        <mml:msup>
          <mml:mrow>
            <mml:mi>λ</mml:mi>
          </mml:mrow>
          <mml:mrow>
            <mml:mn>2</mml:mn>
          </mml:mrow>
        </mml:msup>
        <mml:mi>u</mml:mi>
        <mml:mo>(</mml:mo>
        <mml:mi>C</mml:mi>
        <mml:mo>)</mml:mo>
        <mml:mo>+</mml:mo>
        <mml:msup>
          <mml:mrow>
            <mml:mi>λ</mml:mi>
          </mml:mrow>
          <mml:mrow>
            <mml:mn>3</mml:mn>
          </mml:mrow>
        </mml:msup>
        <mml:mi>u</mml:mi>
        <mml:mo>(</mml:mo>
        <mml:mi>D</mml:mi>
        <mml:mo>)</mml:mo>
        <mml:mo>+</mml:mo>
        <mml:msup>
          <mml:mrow>
            <mml:mi>λ</mml:mi>
          </mml:mrow>
          <mml:mrow>
            <mml:mn>4</mml:mn>
          </mml:mrow>
        </mml:msup>
        <mml:mi>u</mml:mi>
        <mml:mo>(</mml:mo>
        <mml:mi>E</mml:mi>
        <mml:mo>)</mml:mo>
        <mml:mo>=</mml:mo>
        <mml:mn>0</mml:mn>
      </mml:mtd>
    </mml:mtr>
  </mml:mtable>
</mml:math>
</file>

<file path=Object 87/content.xml><?xml version="1.0" encoding="utf-8"?>
<mml:math xmlns:mml="http://www.w3.org/1998/Math/MathML" xmlns:m="http://schemas.openxmlformats.org/officeDocument/2006/math">
  <mml:mo>∴</mml:mo>
</mml:math>
</file>

<file path=Object 88/content.xml><?xml version="1.0" encoding="utf-8"?>
<mml:math xmlns:mml="http://www.w3.org/1998/Math/MathML" xmlns:m="http://schemas.openxmlformats.org/officeDocument/2006/math">
  <mml:mtable columnalign="left">
    <mml:mtr>
      <mml:mtd>
        <mml:mo>(</mml:mo>
        <mml:mi>A</mml:mi>
        <mml:mo>+</mml:mo>
        <mml:mi>λ</mml:mi>
        <mml:mi>B</mml:mi>
        <mml:mo>+</mml:mo>
        <mml:msup>
          <mml:mrow>
            <mml:mi>λ</mml:mi>
          </mml:mrow>
          <mml:mrow>
            <mml:mn>2</mml:mn>
          </mml:mrow>
        </mml:msup>
        <mml:mi>C</mml:mi>
        <mml:mo>+</mml:mo>
        <mml:msup>
          <mml:mrow>
            <mml:mi>λ</mml:mi>
          </mml:mrow>
          <mml:mrow>
            <mml:mn>3</mml:mn>
          </mml:mrow>
        </mml:msup>
        <mml:mi>D</mml:mi>
        <mml:mo>+</mml:mo>
        <mml:msup>
          <mml:mrow>
            <mml:mi>λ</mml:mi>
          </mml:mrow>
          <mml:mrow>
            <mml:mn>4</mml:mn>
          </mml:mrow>
        </mml:msup>
        <mml:mi>E</mml:mi>
        <mml:mo>)</mml:mo>
        <mml:mi>u</mml:mi>
        <mml:mo>=</mml:mo>
        <mml:mn>0</mml:mn>
      </mml:mtd>
    </mml:mtr>
  </mml:mtable>
</mml:math>
</file>

<file path=Object 89/content.xml><?xml version="1.0" encoding="utf-8"?>
<mml:math xmlns:mml="http://www.w3.org/1998/Math/MathML" xmlns:m="http://schemas.openxmlformats.org/officeDocument/2006/math">
  <mml:mi>M</mml:mi>
  <mml:mi>U</mml:mi>
  <mml:mo>+</mml:mo>
  <mml:mi>C</mml:mi>
  <mml:mi>U</mml:mi>
  <mml:mo>+</mml:mo>
  <mml:mi>K</mml:mi>
  <mml:mi>U</mml:mi>
  <mml:mo>=</mml:mo>
  <mml:mn>0</mml:mn>
</mml:math>
</file>

<file path=Object 9/content.xml><?xml version="1.0" encoding="utf-8"?>
<mml:math xmlns:mml="http://www.w3.org/1998/Math/MathML" xmlns:m="http://schemas.openxmlformats.org/officeDocument/2006/math">
  <mml:msup>
    <mml:mrow>
      <mml:mi>G</mml:mi>
    </mml:mrow>
    <mml:mrow>
      <mml:mi mathvariant="normal">*</mml:mi>
    </mml:mrow>
  </mml:msup>
  <mml:mo>(</mml:mo>
  <mml:mi>ξ</mml:mi>
  <mml:mo>;</mml:mo>
  <mml:mi>X</mml:mi>
  <mml:mo>)</mml:mo>
</mml:math>
</file>

<file path=Object 90/content.xml><?xml version="1.0" encoding="utf-8"?>
<mml:math xmlns:mml="http://www.w3.org/1998/Math/MathML" xmlns:m="http://schemas.openxmlformats.org/officeDocument/2006/math">
  <mml:mi>U</mml:mi>
  <mml:mo>=</mml:mo>
  <mml:mi>q</mml:mi>
  <mml:msup>
    <mml:mrow>
      <mml:mi>e</mml:mi>
    </mml:mrow>
    <mml:mrow>
      <mml:mi>p</mml:mi>
      <mml:mi>t</mml:mi>
    </mml:mrow>
  </mml:msup>
</mml:math>
</file>

<file path=Object 91/content.xml><?xml version="1.0" encoding="utf-8"?>
<mml:math xmlns:mml="http://www.w3.org/1998/Math/MathML" xmlns:m="http://schemas.openxmlformats.org/officeDocument/2006/math">
  <mml:mi>U</mml:mi>
</mml:math>
</file>

<file path=Object 92/content.xml><?xml version="1.0" encoding="utf-8"?>
<mml:math xmlns:mml="http://www.w3.org/1998/Math/MathML" xmlns:m="http://schemas.openxmlformats.org/officeDocument/2006/math">
  <mml:mi>q</mml:mi>
</mml:math>
</file>

<file path=Object 93/content.xml><?xml version="1.0" encoding="utf-8"?>
<mml:math xmlns:mml="http://www.w3.org/1998/Math/MathML" xmlns:m="http://schemas.openxmlformats.org/officeDocument/2006/math">
  <mml:mi>U</mml:mi>
</mml:math>
</file>

<file path=Object 94/content.xml><?xml version="1.0" encoding="utf-8"?>
<mml:math xmlns:mml="http://www.w3.org/1998/Math/MathML" xmlns:m="http://schemas.openxmlformats.org/officeDocument/2006/math">
  <mml:mi>a</mml:mi>
</mml:math>
</file>

<file path=Object 95/content.xml><?xml version="1.0" encoding="utf-8"?>
<mml:math xmlns:mml="http://www.w3.org/1998/Math/MathML" xmlns:m="http://schemas.openxmlformats.org/officeDocument/2006/math">
  <mml:mi>p</mml:mi>
</mml:math>
</file>

<file path=Object 96/content.xml><?xml version="1.0" encoding="utf-8"?>
<mml:math xmlns:mml="http://www.w3.org/1998/Math/MathML" xmlns:m="http://schemas.openxmlformats.org/officeDocument/2006/math">
  <mml:mo>(</mml:mo>
  <mml:msup>
    <mml:mrow>
      <mml:mi>p</mml:mi>
    </mml:mrow>
    <mml:mrow>
      <mml:mn>2</mml:mn>
    </mml:mrow>
  </mml:msup>
  <mml:mi>M</mml:mi>
  <mml:mo>+</mml:mo>
  <mml:mi>p</mml:mi>
  <mml:mi>C</mml:mi>
  <mml:mo>+</mml:mo>
  <mml:mi>K</mml:mi>
  <mml:mo>)</mml:mo>
  <mml:mi>q</mml:mi>
  <mml:mo>=</mml:mo>
  <mml:mn>0</mml:mn>
</mml:math>
</file>

<file path=Object 97/content.xml><?xml version="1.0" encoding="utf-8"?>
<mml:math xmlns:mml="http://www.w3.org/1998/Math/MathML" xmlns:m="http://schemas.openxmlformats.org/officeDocument/2006/math">
  <mml:mi>q</mml:mi>
</mml:math>
</file>

<file path=Object 98/content.xml><?xml version="1.0" encoding="utf-8"?>
<mml:math xmlns:mml="http://www.w3.org/1998/Math/MathML" xmlns:m="http://schemas.openxmlformats.org/officeDocument/2006/math">
  <mml:mo>|</mml:mo>
  <mml:msup>
    <mml:mrow>
      <mml:mi>p</mml:mi>
    </mml:mrow>
    <mml:mrow>
      <mml:mn>2</mml:mn>
    </mml:mrow>
  </mml:msup>
  <mml:mi>M</mml:mi>
  <mml:mo>+</mml:mo>
  <mml:mi>p</mml:mi>
  <mml:mi>C</mml:mi>
  <mml:mo>+</mml:mo>
  <mml:mi>K</mml:mi>
  <mml:mo>|</mml:mo>
  <mml:mo>=</mml:mo>
  <mml:mn>0</mml:mn>
</mml:math>
</file>

<file path=Object 99/content.xml><?xml version="1.0" encoding="utf-8"?>
<mml:math xmlns:mml="http://www.w3.org/1998/Math/MathML" xmlns:m="http://schemas.openxmlformats.org/officeDocument/2006/math">
  <mml:mi>M</mml:mi>
  <mml:mi>U</mml:mi>
  <mml:mo>-</mml:mo>
  <mml:mi>M</mml:mi>
  <mml:mi>U</mml:mi>
  <mml:mo>=</mml:mo>
  <mml:mn>0</mml:mn>
</mml:math>
</file>